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Percent" style:data-style-name="N13">
      <style:table-cell-properties fo:border="thin solid #000000" style:vertical-align="automatic" fo:background-color="#FFFF00" style:repeat-content="false"/>
      <style:paragraph-properties fo:text-align="center"/>
    </style:style>
    <style:style style:name="ce10" style:family="table-cell" style:parent-style-name="Percent" style:data-style-name="N13">
      <style:table-cell-properties fo:border="thin solid #000000" style:vertical-align="automatic" fo:background-color="#F2F2F2" style:repeat-content="false"/>
      <style:paragraph-properties fo:text-align="center"/>
    </style:style>
    <style:style style:name="ce11" style:family="table-cell" style:parent-style-name="Percent" style:data-style-name="N13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</style:style>
    <style:style style:name="ce12" style:family="table-cell" style:parent-style-name="Default" style:data-style-name="N13">
      <style:table-cell-properties fo:border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style:vertical-align="automatic" fo:background-color="#FFFF00"/>
    </style:style>
    <style:style style:name="ce18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1">
      <style:table-cell-properties fo:background-color="#ED7D31"/>
    </style:style>
    <style:style style:name="ce24" style:family="table-cell" style:parent-style-name="Default" style:data-style-name="N1">
      <style:table-cell-properties fo:background-color="#FFFF00"/>
    </style:style>
    <style:style style:name="ce25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FFC000"/>
    </style:style>
    <style:style style:name="ce27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2.11666666666667cm" style:use-optimal-column-width="true"/>
    </style:style>
    <style:style style:name="co10" style:family="table-column">
      <style:table-column-properties fo:break-before="auto" style:column-width="1.93145833333333cm" style:use-optimal-column-width="true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1.87854166666667cm" style:use-optimal-column-width="true"/>
    </style:style>
    <style:style style:name="co16" style:family="table-column">
      <style:table-column-properties fo:break-before="auto" style:column-width="1.984375cm" style:use-optimal-column-width="true"/>
    </style:style>
    <style:style style:name="co17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rs_2016_30_DAYS" table:style-name="ta1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6" table:number-columns-repeated="3" table:default-cell-style-name="ce1"/>
        <table:table-column table:style-name="co1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RH</text:p>
          </table:table-cell>
          <table:table-cell office:value-type="string" table:style-name="ce4">
            <text:p>Max Temp</text:p>
          </table:table-cell>
          <table:table-cell office:value-type="string" table:style-name="ce4">
            <text:p>Min Temp</text:p>
          </table:table-cell>
          <table:table-cell office:value-type="string" table:style-name="ce4">
            <text:p>Max RH</text:p>
          </table:table-cell>
          <table:table-cell office:value-type="string" table:style-name="ce4">
            <text:p>Min RH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5.897785714285732" table:style-name="ce7">
            <text:p>76</text:p>
          </table:table-cell>
          <table:table-cell office:value-type="float" office:value="80.051000000000002" table:style-name="ce7">
            <text:p>80</text:p>
          </table:table-cell>
          <table:table-cell office:value-type="float" office:value="70.759" table:style-name="ce7">
            <text:p>71</text:p>
          </table:table-cell>
          <table:table-cell office:value-type="float" office:value="82.701999999999998" table:style-name="ce7">
            <text:p>83</text:p>
          </table:table-cell>
          <table:table-cell office:value-type="float" office:value="64.822999999999993" table:style-name="ce7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8.412847222222226" table:style-name="ce7">
            <text:p>78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89.010999999999996" table:style-name="ce7">
            <text:p>89</text:p>
          </table:table-cell>
          <table:table-cell office:value-type="float" office:value="52.375999999999998" table:style-name="ce7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7.305034722222246" table:style-name="ce7">
            <text:p>87</text:p>
          </table:table-cell>
          <table:table-cell office:value-type="float" office:value="81.465999999999994" table:style-name="ce7">
            <text:p>81</text:p>
          </table:table-cell>
          <table:table-cell office:value-type="float" office:value="78.995999999999995" table:style-name="ce7">
            <text:p>79</text:p>
          </table:table-cell>
          <table:table-cell office:value-type="float" office:value="90.86" table:style-name="ce7">
            <text:p>91</text:p>
          </table:table-cell>
          <table:table-cell office:value-type="float" office:value="82.524000000000001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7.328763888888886" table:style-name="ce7">
            <text:p>87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9.173000000000002" table:style-name="ce7">
            <text:p>79</text:p>
          </table:table-cell>
          <table:table-cell office:value-type="float" office:value="91.537999999999997" table:style-name="ce7">
            <text:p>92</text:p>
          </table:table-cell>
          <table:table-cell office:value-type="float" office:value="80.444999999999993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9.132520833333331" table:style-name="ce7">
            <text:p>89</text:p>
          </table:table-cell>
          <table:table-cell office:value-type="float" office:value="82.218000000000004" table:style-name="ce7">
            <text:p>82</text:p>
          </table:table-cell>
          <table:table-cell office:value-type="float" office:value="80.361000000000004" table:style-name="ce7">
            <text:p>80</text:p>
          </table:table-cell>
          <table:table-cell office:value-type="float" office:value="91.206000000000003" table:style-name="ce7">
            <text:p>91</text:p>
          </table:table-cell>
          <table:table-cell office:value-type="float" office:value="83.775000000000006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8.573381944444421" table:style-name="ce7">
            <text:p>79</text:p>
          </table:table-cell>
          <table:table-cell office:value-type="float" office:value="81.909000000000006" table:style-name="ce7">
            <text:p>82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9.507000000000005" table:style-name="ce7">
            <text:p>90</text:p>
          </table:table-cell>
          <table:table-cell office:value-type="float" office:value="57.223999999999997" table:style-name="ce7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79.210375000000028" table:style-name="ce7">
            <text:p>79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80.567999999999998" table:style-name="ce7">
            <text:p>81</text:p>
          </table:table-cell>
          <table:table-cell office:value-type="float" office:value="76.355999999999995" table:style-name="ce7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78.231888888888932" table:style-name="ce7">
            <text:p>78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68.460999999999999" table:style-name="ce7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82.297916666666652" table:style-name="ce7">
            <text:p>82</text:p>
          </table:table-cell>
          <table:table-cell office:value-type="float" office:value="63.0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5.302000000000007" table:style-name="ce7">
            <text:p>85</text:p>
          </table:table-cell>
          <table:table-cell office:value-type="float" office:value="78.459999999999994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85.141361111111124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60.003" table:style-name="ce7">
            <text:p>60</text:p>
          </table:table-cell>
          <table:table-cell office:value-type="float" office:value="89.48" table:style-name="ce7">
            <text:p>89</text:p>
          </table:table-cell>
          <table:table-cell office:value-type="float" office:value="78.813999999999993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88.299243055555564" table:style-name="ce7">
            <text:p>88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90.588999999999999" table:style-name="ce7">
            <text:p>91</text:p>
          </table:table-cell>
          <table:table-cell office:value-type="float" office:value="85.165999999999997" table:style-name="ce7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85.481569444444432" table:style-name="ce7">
            <text:p>85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8.323999999999998" table:style-name="ce7">
            <text:p>88</text:p>
          </table:table-cell>
          <table:table-cell office:value-type="float" office:value="78.338999999999999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85.386965277777733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8.05" table:style-name="ce7">
            <text:p>88</text:p>
          </table:table-cell>
          <table:table-cell office:value-type="float" office:value="82.98900000000000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84.376097222222242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87.412999999999997" table:style-name="ce7">
            <text:p>87</text:p>
          </table:table-cell>
          <table:table-cell office:value-type="float" office:value="80.475999999999999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87.103749999999962" table:style-name="ce7">
            <text:p>87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262" table:style-name="ce7">
            <text:p>63</text:p>
          </table:table-cell>
          <table:table-cell office:value-type="float" office:value="89.911000000000001" table:style-name="ce7">
            <text:p>90</text:p>
          </table:table-cell>
          <table:table-cell office:value-type="float" office:value="81.662000000000006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89.043333333333351" table:style-name="ce7">
            <text:p>8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1.05" table:style-name="ce7">
            <text:p>91</text:p>
          </table:table-cell>
          <table:table-cell office:value-type="float" office:value="87.555999999999997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86.758208333333314" table:style-name="ce7">
            <text:p>87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561" table:style-name="ce7">
            <text:p>64</text:p>
          </table:table-cell>
          <table:table-cell office:value-type="float" office:value="90.73" table:style-name="ce7">
            <text:p>91</text:p>
          </table:table-cell>
          <table:table-cell office:value-type="float" office:value="78.263000000000005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87.837270833333321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8.965000000000003" table:style-name="ce7">
            <text:p>89</text:p>
          </table:table-cell>
          <table:table-cell office:value-type="float" office:value="85.872" table:style-name="ce7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90.169805555555598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1.251999999999995" table:style-name="ce7">
            <text:p>91</text:p>
          </table:table-cell>
          <table:table-cell office:value-type="float" office:value="88.905000000000001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90.963763888888892" table:style-name="ce7">
            <text:p>91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2.326999999999998" table:style-name="ce7">
            <text:p>92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88.831722222222226" table:style-name="ce7">
            <text:p>89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1.808999999999997" table:style-name="ce7">
            <text:p>92</text:p>
          </table:table-cell>
          <table:table-cell office:value-type="float" office:value="77.069000000000003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90.70822222222229" table:style-name="ce7">
            <text:p>91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91.644999999999996" table:style-name="ce7">
            <text:p>92</text:p>
          </table:table-cell>
          <table:table-cell office:value-type="float" office:value="89.316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89.118958333333325" table:style-name="ce7">
            <text:p>89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747999999999998" table:style-name="ce7">
            <text:p>63</text:p>
          </table:table-cell>
          <table:table-cell office:value-type="float" office:value="91.564999999999998" table:style-name="ce7">
            <text:p>92</text:p>
          </table:table-cell>
          <table:table-cell office:value-type="float" office:value="78.742000000000004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90.301777777777772" table:style-name="ce7">
            <text:p>90</text:p>
          </table:table-cell>
          <table:table-cell office:value-type="float" office:value="63.902999999999999" table:style-name="ce7">
            <text:p>64</text:p>
          </table:table-cell>
          <table:table-cell office:value-type="float" office:value="62.875" table:style-name="ce7">
            <text:p>63</text:p>
          </table:table-cell>
          <table:table-cell office:value-type="float" office:value="91.063000000000002" table:style-name="ce7">
            <text:p>91</text:p>
          </table:table-cell>
          <table:table-cell office:value-type="float" office:value="89.4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91.056993055555552" table:style-name="ce7">
            <text:p>91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2.106999999999999" table:style-name="ce7">
            <text:p>92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89.836270833333344" table:style-name="ce7">
            <text:p>90</text:p>
          </table:table-cell>
          <table:table-cell office:value-type="float" office:value="63.39" table:style-name="ce7">
            <text:p>63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90.903000000000006" table:style-name="ce7">
            <text:p>91</text:p>
          </table:table-cell>
          <table:table-cell office:value-type="float" office:value="88.835999999999999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91.634833333333347" table:style-name="ce7">
            <text:p>92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92.465999999999994" table:style-name="ce7">
            <text:p>92</text:p>
          </table:table-cell>
          <table:table-cell office:value-type="float" office:value="90.72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92.656465277777684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3.463999999999999" table:style-name="ce7">
            <text:p>93</text:p>
          </table:table-cell>
          <table:table-cell office:value-type="float" office:value="91.942999999999998" table:style-name="ce7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92.470819444444473" table:style-name="ce7">
            <text:p>92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93.331999999999994" table:style-name="ce7">
            <text:p>93</text:p>
          </table:table-cell>
          <table:table-cell office:value-type="float" office:value="90.840999999999994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91.078548611111074" table:style-name="ce7">
            <text:p>91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406999999999996" table:style-name="ce7">
            <text:p>93</text:p>
          </table:table-cell>
          <table:table-cell office:value-type="float" office:value="83.180999999999997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90.138951388888941" table:style-name="ce7">
            <text:p>90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60.561" table:style-name="ce7">
            <text:p>61</text:p>
          </table:table-cell>
          <table:table-cell office:value-type="float" office:value="91.667000000000002" table:style-name="ce7">
            <text:p>92</text:p>
          </table:table-cell>
          <table:table-cell office:value-type="float" office:value="83.4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90.286597222222269" table:style-name="ce7">
            <text:p>90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60.69" table:style-name="ce7">
            <text:p>61</text:p>
          </table:table-cell>
          <table:table-cell office:value-type="float" office:value="92.650999999999996" table:style-name="ce7">
            <text:p>93</text:p>
          </table:table-cell>
          <table:table-cell office:value-type="float" office:value="84.292000000000002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U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76.829690476190464" table:style-name="ce19">
            <text:p>77</text:p>
          </table:table-cell>
          <table:table-cell office:value-type="float" office:value="61.246857142857131" table:style-name="ce19">
            <text:p>61</text:p>
          </table:table-cell>
          <table:table-cell office:value-type="float" office:value="84.811999999999998" table:style-name="ce19">
            <text:p>85</text:p>
          </table:table-cell>
          <table:table-cell office:value-type="float" office:value="72.263999999999996" table:style-name="ce19">
            <text:p>72</text:p>
          </table:table-cell>
          <table:table-cell office:value-type="float" office:value="67.561000000000007" table:style-name="ce19">
            <text:p>68</text:p>
          </table:table-cell>
          <table:table-cell office:value-type="float" office:value="52.515999999999998" table:style-name="ce19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69.254937499999997" table:style-name="ce7">
            <text:p>69</text:p>
          </table:table-cell>
          <table:table-cell office:value-type="float" office:value="86.210999999999999" table:style-name="ce7">
            <text:p>86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77.91" table:style-name="ce7">
            <text:p>78</text:p>
          </table:table-cell>
          <table:table-cell office:value-type="float" office:value="51.96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7.32884722222218" table:style-name="ce7">
            <text:p>77</text:p>
          </table:table-cell>
          <table:table-cell office:value-type="float" office:value="81.153999999999996" table:style-name="ce7">
            <text:p>81</text:p>
          </table:table-cell>
          <table:table-cell office:value-type="float" office:value="80.096000000000004" table:style-name="ce7">
            <text:p>80</text:p>
          </table:table-cell>
          <table:table-cell office:value-type="float" office:value="79.853999999999999" table:style-name="ce7">
            <text:p>80</text:p>
          </table:table-cell>
          <table:table-cell office:value-type="float" office:value="73.334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9.028972222222265" table:style-name="ce7">
            <text:p>79</text:p>
          </table:table-cell>
          <table:table-cell office:value-type="float" office:value="81.997" table:style-name="ce7">
            <text:p>82</text:p>
          </table:table-cell>
          <table:table-cell office:value-type="float" office:value="80.537000000000006" table:style-name="ce7">
            <text:p>81</text:p>
          </table:table-cell>
          <table:table-cell office:value-type="float" office:value="80.995000000000005" table:style-name="ce7">
            <text:p>81</text:p>
          </table:table-cell>
          <table:table-cell office:value-type="float" office:value="75.10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3.065548611111083" table:style-name="ce7">
            <text:p>73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8.822000000000003" table:style-name="ce7">
            <text:p>79</text:p>
          </table:table-cell>
          <table:table-cell office:value-type="float" office:value="78.771000000000001" table:style-name="ce7">
            <text:p>79</text:p>
          </table:table-cell>
          <table:table-cell office:value-type="float" office:value="66.98699999999999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68.622062500000027" table:style-name="ce7">
            <text:p>6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66" table:style-name="ce7">
            <text:p>66</text:p>
          </table:table-cell>
          <table:table-cell office:value-type="float" office:value="74.584000000000003" table:style-name="ce7">
            <text:p>75</text:p>
          </table:table-cell>
          <table:table-cell office:value-type="float" office:value="58.113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75.037687500000004" table:style-name="ce7">
            <text:p>75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77.337000000000003" table:style-name="ce7">
            <text:p>77</text:p>
          </table:table-cell>
          <table:table-cell office:value-type="float" office:value="70.078999999999994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77.779479166666647" table:style-name="ce7">
            <text:p>78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0.991" table:style-name="ce7">
            <text:p>61</text:p>
          </table:table-cell>
          <table:table-cell office:value-type="float" office:value="79.953999999999994" table:style-name="ce7">
            <text:p>80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80.750493055555538" table:style-name="ce7">
            <text:p>81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82.691999999999993" table:style-name="ce7">
            <text:p>83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83.706902777777785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6.546999999999997" table:style-name="ce7">
            <text:p>87</text:p>
          </table:table-cell>
          <table:table-cell office:value-type="float" office:value="80.099999999999994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86.886645833333375" table:style-name="ce7">
            <text:p>87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88.397999999999996" table:style-name="ce7">
            <text:p>88</text:p>
          </table:table-cell>
          <table:table-cell office:value-type="float" office:value="84.816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85.477152777777818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2.061999999999998" table:style-name="ce7">
            <text:p>62</text:p>
          </table:table-cell>
          <table:table-cell office:value-type="float" office:value="87.272999999999996" table:style-name="ce7">
            <text:p>87</text:p>
          </table:table-cell>
          <table:table-cell office:value-type="float" office:value="81.89900000000000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85.469340277777803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0.991" table:style-name="ce7">
            <text:p>61</text:p>
          </table:table-cell>
          <table:table-cell office:value-type="float" office:value="87.055999999999997" table:style-name="ce7">
            <text:p>87</text:p>
          </table:table-cell>
          <table:table-cell office:value-type="float" office:value="83.62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84.757472222222248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6.613" table:style-name="ce7">
            <text:p>87</text:p>
          </table:table-cell>
          <table:table-cell office:value-type="float" office:value="81.775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85.975326388888888" table:style-name="ce7">
            <text:p>86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60.991" table:style-name="ce7">
            <text:p>61</text:p>
          </table:table-cell>
          <table:table-cell office:value-type="float" office:value="87.850999999999999" table:style-name="ce7">
            <text:p>88</text:p>
          </table:table-cell>
          <table:table-cell office:value-type="float" office:value="83.9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86.763465277777769" table:style-name="ce7">
            <text:p>87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9.046999999999997" table:style-name="ce7">
            <text:p>89</text:p>
          </table:table-cell>
          <table:table-cell office:value-type="float" office:value="83.076999999999998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89.289777777777786" table:style-name="ce7">
            <text:p>8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90.543999999999997" table:style-name="ce7">
            <text:p>91</text:p>
          </table:table-cell>
          <table:table-cell office:value-type="float" office:value="88.295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89.095777777777769" table:style-name="ce7">
            <text:p>89</text:p>
          </table:table-cell>
          <table:table-cell office:value-type="float" office:value="66.343999999999994" table:style-name="ce7">
            <text:p>66</text:p>
          </table:table-cell>
          <table:table-cell office:value-type="float" office:value="62.875" table:style-name="ce7">
            <text:p>63</text:p>
          </table:table-cell>
          <table:table-cell office:value-type="float" office:value="90.929000000000002" table:style-name="ce7">
            <text:p>91</text:p>
          </table:table-cell>
          <table:table-cell office:value-type="float" office:value="86.447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88.791694444444431" table:style-name="ce7">
            <text:p>89</text:p>
          </table:table-cell>
          <table:table-cell office:value-type="float" office:value="64.888000000000005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9.766000000000005" table:style-name="ce7">
            <text:p>90</text:p>
          </table:table-cell>
          <table:table-cell office:value-type="float" office:value="87.816000000000003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90.664263888888854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1.823999999999998" table:style-name="ce7">
            <text:p>92</text:p>
          </table:table-cell>
          <table:table-cell office:value-type="float" office:value="89.195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91.320243055555551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2.49" table:style-name="ce7">
            <text:p>92</text:p>
          </table:table-cell>
          <table:table-cell office:value-type="float" office:value="90.245999999999995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89.838569444444431" table:style-name="ce7">
            <text:p>90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92.164000000000001" table:style-name="ce7">
            <text:p>92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90.851833333333317" table:style-name="ce7">
            <text:p>91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811999999999998" table:style-name="ce7">
            <text:p>92</text:p>
          </table:table-cell>
          <table:table-cell office:value-type="float" office:value="89.364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89.656201388888888" table:style-name="ce7">
            <text:p>90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1.923000000000002" table:style-name="ce7">
            <text:p>92</text:p>
          </table:table-cell>
          <table:table-cell office:value-type="float" office:value="83.763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90.446368055555538" table:style-name="ce7">
            <text:p>90</text:p>
          </table:table-cell>
          <table:table-cell office:value-type="float" office:value="62.875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352000000000004" table:style-name="ce7">
            <text:p>91</text:p>
          </table:table-cell>
          <table:table-cell office:value-type="float" office:value="88.834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91.593986111111107" table:style-name="ce7">
            <text:p>92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61.119" table:style-name="ce7">
            <text:p>61</text:p>
          </table:table-cell>
          <table:table-cell office:value-type="float" office:value="92.421999999999997" table:style-name="ce7">
            <text:p>92</text:p>
          </table:table-cell>
          <table:table-cell office:value-type="float" office:value="90.85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91.219215277777749" table:style-name="ce7">
            <text:p>91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91.668999999999997" table:style-name="ce7">
            <text:p>92</text:p>
          </table:table-cell>
          <table:table-cell office:value-type="float" office:value="90.96500000000000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92.400805555555564" table:style-name="ce7">
            <text:p>92</text:p>
          </table:table-cell>
          <table:table-cell office:value-type="float" office:value="61.761000000000003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93.417000000000002" table:style-name="ce7">
            <text:p>93</text:p>
          </table:table-cell>
          <table:table-cell office:value-type="float" office:value="91.07599999999999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93.648131944444515" table:style-name="ce7">
            <text:p>9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94.105999999999995" table:style-name="ce7">
            <text:p>94</text:p>
          </table:table-cell>
          <table:table-cell office:value-type="float" office:value="92.891999999999996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93.709583333333271" table:style-name="ce7">
            <text:p>94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4.253" table:style-name="ce7">
            <text:p>94</text:p>
          </table:table-cell>
          <table:table-cell office:value-type="float" office:value="93.021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93.168458333333305" table:style-name="ce7">
            <text:p>93</text:p>
          </table:table-cell>
          <table:table-cell office:value-type="float" office:value="63.433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4.590999999999994" table:style-name="ce7">
            <text:p>95</text:p>
          </table:table-cell>
          <table:table-cell office:value-type="float" office:value="91.646000000000001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92.116041666666703" table:style-name="ce7">
            <text:p>92</text:p>
          </table:table-cell>
          <table:table-cell office:value-type="float" office:value="62.104999999999997" table:style-name="ce7">
            <text:p>62</text:p>
          </table:table-cell>
          <table:table-cell office:value-type="float" office:value="59.83" table:style-name="ce7">
            <text:p>60</text:p>
          </table:table-cell>
          <table:table-cell office:value-type="float" office:value="93.563000000000002" table:style-name="ce7">
            <text:p>94</text:p>
          </table:table-cell>
          <table:table-cell office:value-type="float" office:value="88.894000000000005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U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4.394380952380942" table:style-name="ce19">
            <text:p>74</text:p>
          </table:table-cell>
          <table:table-cell office:value-type="float" office:value="75.896904761904764" table:style-name="ce19">
            <text:p>76</text:p>
          </table:table-cell>
          <table:table-cell office:value-type="float" office:value="87.733000000000004" table:style-name="ce19">
            <text:p>88</text:p>
          </table:table-cell>
          <table:table-cell office:value-type="float" office:value="68.591999999999999" table:style-name="ce19">
            <text:p>69</text:p>
          </table:table-cell>
          <table:table-cell office:value-type="float" office:value="89.08" table:style-name="ce19">
            <text:p>89</text:p>
          </table:table-cell>
          <table:table-cell office:value-type="float" office:value="45.89" table:style-name="ce19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81.180555555555486" table:style-name="ce7">
            <text:p>81</text:p>
          </table:table-cell>
          <table:table-cell office:value-type="float" office:value="85.013999999999996" table:style-name="ce7">
            <text:p>85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98.17" table:style-name="ce7">
            <text:p>98</text:p>
          </table:table-cell>
          <table:table-cell office:value-type="float" office:value="49.72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93.340625000000074" table:style-name="ce7">
            <text:p>93</text:p>
          </table:table-cell>
          <table:table-cell office:value-type="float" office:value="78.8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94.906388888888898" table:style-name="ce7">
            <text:p>95</text:p>
          </table:table-cell>
          <table:table-cell office:value-type="float" office:value="78.623999999999995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92.2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90.803124999999966" table:style-name="ce7">
            <text:p>91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75.831999999999994" table:style-name="ce7">
            <text:p>76</text:p>
          </table:table-cell>
          <table:table-cell office:value-type="float" office:value="96.21" table:style-name="ce7">
            <text:p>96</text:p>
          </table:table-cell>
          <table:table-cell office:value-type="float" office:value="84.19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83.560624999999959" table:style-name="ce7">
            <text:p>84</text:p>
          </table:table-cell>
          <table:table-cell office:value-type="float" office:value="77.05" table:style-name="ce7">
            <text:p>77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94.04" table:style-name="ce7">
            <text:p>94</text:p>
          </table:table-cell>
          <table:table-cell office:value-type="float" office:value="72.599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79.369374999999977" table:style-name="ce7">
            <text:p>79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63.625999999999998" table:style-name="ce7">
            <text:p>64</text:p>
          </table:table-cell>
          <table:table-cell office:value-type="float" office:value="81.66" table:style-name="ce7">
            <text:p>82</text:p>
          </table:table-cell>
          <table:table-cell office:value-type="float" office:value="78.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79.07361111111112" table:style-name="ce7">
            <text:p>79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69.54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83.944652777777677" table:style-name="ce7">
            <text:p>84</text:p>
          </table:table-cell>
          <table:table-cell office:value-type="float" office:value="62.94" table:style-name="ce7">
            <text:p>63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87.25" table:style-name="ce7">
            <text:p>87</text:p>
          </table:table-cell>
          <table:table-cell office:value-type="float" office:value="79.2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87.655069444444393" table:style-name="ce7">
            <text:p>8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3.55" table:style-name="ce7">
            <text:p>94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92.279861111111074" table:style-name="ce7">
            <text:p>92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5.57" table:style-name="ce7">
            <text:p>96</text:p>
          </table:table-cell>
          <table:table-cell office:value-type="float" office:value="86.7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88.264444444444408" table:style-name="ce7">
            <text:p>8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91.85" table:style-name="ce7">
            <text:p>92</text:p>
          </table:table-cell>
          <table:table-cell office:value-type="float" office:value="80.39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88.398333333333227" table:style-name="ce7">
            <text:p>88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3" table:style-name="ce7">
            <text:p>92</text:p>
          </table:table-cell>
          <table:table-cell office:value-type="float" office:value="84.3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86.772708333333313" table:style-name="ce7">
            <text:p>8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0.33" table:style-name="ce7">
            <text:p>90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88.762222222222277" table:style-name="ce7">
            <text:p>89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8" table:style-name="ce7">
            <text:p>92</text:p>
          </table:table-cell>
          <table:table-cell office:value-type="float" office:value="84.7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88.606041666666783" table:style-name="ce7">
            <text:p>89</text:p>
          </table:table-cell>
          <table:table-cell office:value-type="float" office:value="64.825000000000003" table:style-name="ce7">
            <text:p>65</text:p>
          </table:table-cell>
          <table:table-cell office:value-type="float" office:value="61.741" table:style-name="ce7">
            <text:p>62</text:p>
          </table:table-cell>
          <table:table-cell office:value-type="float" office:value="92.7" table:style-name="ce7">
            <text:p>93</text:p>
          </table:table-cell>
          <table:table-cell office:value-type="float" office:value="80.959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93.122222222222348" table:style-name="ce7">
            <text:p>93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95.61" table:style-name="ce7">
            <text:p>96</text:p>
          </table:table-cell>
          <table:table-cell office:value-type="float" office:value="90.3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90.887013888888916" table:style-name="ce7">
            <text:p>91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5.58" table:style-name="ce7">
            <text:p>96</text:p>
          </table:table-cell>
          <table:table-cell office:value-type="float" office:value="82.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91.21076388888909" table:style-name="ce7">
            <text:p>91</text:p>
          </table:table-cell>
          <table:table-cell office:value-type="float" office:value="65.167000000000002" table:style-name="ce7">
            <text:p>65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2.73" table:style-name="ce7">
            <text:p>93</text:p>
          </table:table-cell>
          <table:table-cell office:value-type="float" office:value="88.41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94.530972222222346" table:style-name="ce7">
            <text:p>95</text:p>
          </table:table-cell>
          <table:table-cell office:value-type="float" office:value="64.31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6.72" table:style-name="ce7">
            <text:p>97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95.233958333333376" table:style-name="ce7">
            <text:p>95</text:p>
          </table:table-cell>
          <table:table-cell office:value-type="float" office:value="64.138999999999996" table:style-name="ce7">
            <text:p>64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98" table:style-name="ce7">
            <text:p>98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91.664930555555571" table:style-name="ce7">
            <text:p>92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5.55" table:style-name="ce7">
            <text:p>96</text:p>
          </table:table-cell>
          <table:table-cell office:value-type="float" office:value="74.319999999999993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94.353888888888832" table:style-name="ce7">
            <text:p>94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7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90.923055555555479" table:style-name="ce7">
            <text:p>91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4" table:style-name="ce7">
            <text:p>96</text:p>
          </table:table-cell>
          <table:table-cell office:value-type="float" office:value="75.099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93.542361111111276" table:style-name="ce7">
            <text:p>94</text:p>
          </table:table-cell>
          <table:table-cell office:value-type="float" office:value="62.94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6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94.637222222222192" table:style-name="ce7">
            <text:p>95</text:p>
          </table:table-cell>
          <table:table-cell office:value-type="float" office:value="62.94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6.69" table:style-name="ce7">
            <text:p>97</text:p>
          </table:table-cell>
          <table:table-cell office:value-type="float" office:value="93.5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93.014027777777798" table:style-name="ce7">
            <text:p>93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4.49" table:style-name="ce7">
            <text:p>94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95.214999999999904" table:style-name="ce7">
            <text:p>95</text:p>
          </table:table-cell>
          <table:table-cell office:value-type="float" office:value="61.741" table:style-name="ce7">
            <text:p>62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97.87" table:style-name="ce7">
            <text:p>98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97.819791666666902" table:style-name="ce7">
            <text:p>9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9.34" table:style-name="ce7">
            <text:p>99</text:p>
          </table:table-cell>
          <table:table-cell office:value-type="float" office:value="95.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97.279722222222048" table:style-name="ce7">
            <text:p>9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7.99" table:style-name="ce7">
            <text:p>98</text:p>
          </table:table-cell>
          <table:table-cell office:value-type="float" office:value="95.5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96.00354166666655" table:style-name="ce7">
            <text:p>96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7.96" table:style-name="ce7">
            <text:p>98</text:p>
          </table:table-cell>
          <table:table-cell office:value-type="float" office:value="93.52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92.920833333333235" table:style-name="ce7">
            <text:p>93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5.49" table:style-name="ce7">
            <text:p>95</text:p>
          </table:table-cell>
          <table:table-cell office:value-type="float" office:value="81.72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V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80.259285714285681" table:style-name="ce19">
            <text:p>80</text:p>
          </table:table-cell>
          <table:table-cell office:value-type="float" office:value="70.903095238095219" table:style-name="ce19">
            <text:p>71</text:p>
          </table:table-cell>
          <table:table-cell office:value-type="float" office:value="84.474000000000004" table:style-name="ce19">
            <text:p>84</text:p>
          </table:table-cell>
          <table:table-cell office:value-type="float" office:value="78.974999999999994" table:style-name="ce19">
            <text:p>79</text:p>
          </table:table-cell>
          <table:table-cell office:value-type="float" office:value="82.01" table:style-name="ce19">
            <text:p>82</text:p>
          </table:table-cell>
          <table:table-cell office:value-type="float" office:value="47.49" table:style-name="ce19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89.541527777777446" table:style-name="ce7">
            <text:p>90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8.448999999999998" table:style-name="ce7">
            <text:p>78</text:p>
          </table:table-cell>
          <table:table-cell office:value-type="float" office:value="92.3" table:style-name="ce7">
            <text:p>92</text:p>
          </table:table-cell>
          <table:table-cell office:value-type="float" office:value="82.4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92.755972222222084" table:style-name="ce7">
            <text:p>93</text:p>
          </table:table-cell>
          <table:table-cell office:value-type="float" office:value="82.152000000000001" table:style-name="ce7">
            <text:p>82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94.22" table:style-name="ce7">
            <text:p>94</text:p>
          </table:table-cell>
          <table:table-cell office:value-type="float" office:value="89.2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86.332986111111097" table:style-name="ce7">
            <text:p>86</text:p>
          </table:table-cell>
          <table:table-cell office:value-type="float" office:value="78.097999999999999" table:style-name="ce7">
            <text:p>78</text:p>
          </table:table-cell>
          <table:table-cell office:value-type="float" office:value="73.753" table:style-name="ce7">
            <text:p>74</text:p>
          </table:table-cell>
          <table:table-cell office:value-type="float" office:value="89.2" table:style-name="ce7">
            <text:p>89</text:p>
          </table:table-cell>
          <table:table-cell office:value-type="float" office:value="82.4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81.681250000000077" table:style-name="ce7">
            <text:p>82</text:p>
          </table:table-cell>
          <table:table-cell office:value-type="float" office:value="75.138999999999996" table:style-name="ce7">
            <text:p>75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87.29" table:style-name="ce7">
            <text:p>87</text:p>
          </table:table-cell>
          <table:table-cell office:value-type="float" office:value="58.24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52.599166666666648" table:style-name="ce7">
            <text:p>53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56.23" table:style-name="ce7">
            <text:p>56</text:p>
          </table:table-cell>
          <table:table-cell office:value-type="float" office:value="58.23" table:style-name="ce7">
            <text:p>58</text:p>
          </table:table-cell>
          <table:table-cell office:value-type="float" office:value="46.11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580069444444433" table:style-name="ce7">
            <text:p>58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49.582000000000001" table:style-name="ce7">
            <text:p>50</text:p>
          </table:table-cell>
          <table:table-cell office:value-type="float" office:value="64.94" table:style-name="ce7">
            <text:p>65</text:p>
          </table:table-cell>
          <table:table-cell office:value-type="float" office:value="50.3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5.08437499999998" table:style-name="ce7">
            <text:p>65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4.668999999999997" table:style-name="ce7">
            <text:p>55</text:p>
          </table:table-cell>
          <table:table-cell office:value-type="float" office:value="71.5" table:style-name="ce7">
            <text:p>72</text:p>
          </table:table-cell>
          <table:table-cell office:value-type="float" office:value="58.8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512638888888901" table:style-name="ce7">
            <text:p>62</text:p>
          </table:table-cell>
          <table:table-cell office:value-type="float" office:value="62.082999999999998" table:style-name="ce7">
            <text:p>62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0.02" table:style-name="ce7">
            <text:p>70</text:p>
          </table:table-cell>
          <table:table-cell office:value-type="float" office:value="55.5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63.434834420809331" table:style-name="ce7">
            <text:p>63</text:p>
          </table:table-cell>
          <table:table-cell office:value-type="float" office:value="84.474000000000004" table:style-name="ce7">
            <text:p>84</text:p>
          </table:table-cell>
          <table:table-cell office:value-type="float" office:value="52.05" table:style-name="ce7">
            <text:p>52</text:p>
          </table:table-cell>
          <table:table-cell office:value-type="float" office:value="73.291322175732219" table:style-name="ce7">
            <text:p>73</text:p>
          </table:table-cell>
          <table:table-cell office:value-type="float" office:value="56.8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75.626805555555578" table:style-name="ce7">
            <text:p>76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80.22" table:style-name="ce7">
            <text:p>80</text:p>
          </table:table-cell>
          <table:table-cell office:value-type="float" office:value="66.9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81.177430555555603" table:style-name="ce7">
            <text:p>81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72.2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73.484999999999928" table:style-name="ce7">
            <text:p>73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77.33" table:style-name="ce7">
            <text:p>77</text:p>
          </table:table-cell>
          <table:table-cell office:value-type="float" office:value="71.68000000000000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81.206041666666522" table:style-name="ce7">
            <text:p>81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4.33" table:style-name="ce7">
            <text:p>84</text:p>
          </table:table-cell>
          <table:table-cell office:value-type="float" office:value="73.2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81.559652777777799" table:style-name="ce7">
            <text:p>82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3.9" table:style-name="ce7">
            <text:p>84</text:p>
          </table:table-cell>
          <table:table-cell office:value-type="float" office:value="78.3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71.30798611111112" table:style-name="ce7">
            <text:p>71</text:p>
          </table:table-cell>
          <table:table-cell office:value-type="float" office:value="64.652000000000001" table:style-name="ce7">
            <text:p>65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77.819999999999993" table:style-name="ce7">
            <text:p>78</text:p>
          </table:table-cell>
          <table:table-cell office:value-type="float" office:value="67.1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78.280277777777712" table:style-name="ce7">
            <text:p>78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83.11" table:style-name="ce7">
            <text:p>83</text:p>
          </table:table-cell>
          <table:table-cell office:value-type="float" office:value="71.8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84.313888888888812" table:style-name="ce7">
            <text:p>84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6.72" table:style-name="ce7">
            <text:p>87</text:p>
          </table:table-cell>
          <table:table-cell office:value-type="float" office:value="82.3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75.303819444444485" table:style-name="ce7">
            <text:p>75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76" table:style-name="ce7">
            <text:p>85</text:p>
          </table:table-cell>
          <table:table-cell office:value-type="float" office:value="60.85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64.090555555555554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55.710999999999999" table:style-name="ce7">
            <text:p>56</text:p>
          </table:table-cell>
          <table:table-cell office:value-type="float" office:value="73.55" table:style-name="ce7">
            <text:p>74</text:p>
          </table:table-cell>
          <table:table-cell office:value-type="float" office:value="55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68.511319444444467" table:style-name="ce7">
            <text:p>69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2.401000000000003" table:style-name="ce7">
            <text:p>52</text:p>
          </table:table-cell>
          <table:table-cell office:value-type="float" office:value="78.400000000000006" table:style-name="ce7">
            <text:p>78</text:p>
          </table:table-cell>
          <table:table-cell office:value-type="float" office:value="58.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66.516319444444463" table:style-name="ce7">
            <text:p>67</text:p>
          </table:table-cell>
          <table:table-cell office:value-type="float" office:value="60.539000000000001" table:style-name="ce7">
            <text:p>61</text:p>
          </table:table-cell>
          <table:table-cell office:value-type="float" office:value="52.924999999999997" table:style-name="ce7">
            <text:p>53</text:p>
          </table:table-cell>
          <table:table-cell office:value-type="float" office:value="74.05" table:style-name="ce7">
            <text:p>74</text:p>
          </table:table-cell>
          <table:table-cell office:value-type="float" office:value="54.24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71.459305555555545" table:style-name="ce7">
            <text:p>71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56.923000000000002" table:style-name="ce7">
            <text:p>57</text:p>
          </table:table-cell>
          <table:table-cell office:value-type="float" office:value="75.31" table:style-name="ce7">
            <text:p>75</text:p>
          </table:table-cell>
          <table:table-cell office:value-type="float" office:value="68.4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71.126736111111086" table:style-name="ce7">
            <text:p>71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75.05" table:style-name="ce7">
            <text:p>75</text:p>
          </table:table-cell>
          <table:table-cell office:value-type="float" office:value="68.709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68.753055555555576" table:style-name="ce7">
            <text:p>69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74.28" table:style-name="ce7">
            <text:p>74</text:p>
          </table:table-cell>
          <table:table-cell office:value-type="float" office:value="66.39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67.566527777777793" table:style-name="ce7">
            <text:p>68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0.84" table:style-name="ce7">
            <text:p>71</text:p>
          </table:table-cell>
          <table:table-cell office:value-type="float" office:value="63.2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64.788958333333326" table:style-name="ce7">
            <text:p>65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0.17" table:style-name="ce7">
            <text:p>70</text:p>
          </table:table-cell>
          <table:table-cell office:value-type="float" office:value="60.86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69.402708333333351" table:style-name="ce7">
            <text:p>6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3.06" table:style-name="ce7">
            <text:p>73</text:p>
          </table:table-cell>
          <table:table-cell office:value-type="float" office:value="64.8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75.15597222222209" table:style-name="ce7">
            <text:p>75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70.7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77.839791666666571" table:style-name="ce7">
            <text:p>78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9.67" table:style-name="ce7">
            <text:p>80</text:p>
          </table:table-cell>
          <table:table-cell office:value-type="float" office:value="73.989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75.488541666666762" table:style-name="ce7">
            <text:p>75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6.849999999999994" table:style-name="ce7">
            <text:p>77</text:p>
          </table:table-cell>
          <table:table-cell office:value-type="float" office:value="71.0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74.929027777777819" table:style-name="ce7">
            <text:p>75</text:p>
          </table:table-cell>
          <table:table-cell office:value-type="float" office:value="58.82" table:style-name="ce7">
            <text:p>5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76.97" table:style-name="ce7">
            <text:p>77</text:p>
          </table:table-cell>
          <table:table-cell office:value-type="float" office:value="72.67" table:style-name="ce7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V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80.789833333333334" table:style-name="ce19">
            <text:p>81</text:p>
          </table:table-cell>
          <table:table-cell office:value-type="float" office:value="69.402857142857158" table:style-name="ce19">
            <text:p>69</text:p>
          </table:table-cell>
          <table:table-cell office:value-type="float" office:value="82.62" table:style-name="ce19">
            <text:p>83</text:p>
          </table:table-cell>
          <table:table-cell office:value-type="float" office:value="79.831000000000003" table:style-name="ce19">
            <text:p>80</text:p>
          </table:table-cell>
          <table:table-cell office:value-type="float" office:value="78.522999999999996" table:style-name="ce19">
            <text:p>79</text:p>
          </table:table-cell>
          <table:table-cell office:value-type="float" office:value="52.052999999999997" table:style-name="ce19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84.824604166666631" table:style-name="ce7">
            <text:p>85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78.864999999999995" table:style-name="ce7">
            <text:p>79</text:p>
          </table:table-cell>
          <table:table-cell office:value-type="float" office:value="87.930999999999997" table:style-name="ce7">
            <text:p>88</text:p>
          </table:table-cell>
          <table:table-cell office:value-type="float" office:value="78.63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88.644652777777821" table:style-name="ce7">
            <text:p>89</text:p>
          </table:table-cell>
          <table:table-cell office:value-type="float" office:value="82.174999999999997" table:style-name="ce7">
            <text:p>82</text:p>
          </table:table-cell>
          <table:table-cell office:value-type="float" office:value="78.602000000000004" table:style-name="ce7">
            <text:p>79</text:p>
          </table:table-cell>
          <table:table-cell office:value-type="float" office:value="90.850999999999999" table:style-name="ce7">
            <text:p>91</text:p>
          </table:table-cell>
          <table:table-cell office:value-type="float" office:value="84.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82.824604166666617" table:style-name="ce7">
            <text:p>83</text:p>
          </table:table-cell>
          <table:table-cell office:value-type="float" office:value="78.382000000000005" table:style-name="ce7">
            <text:p>78</text:p>
          </table:table-cell>
          <table:table-cell office:value-type="float" office:value="74.381" table:style-name="ce7">
            <text:p>74</text:p>
          </table:table-cell>
          <table:table-cell office:value-type="float" office:value="85.983999999999995" table:style-name="ce7">
            <text:p>86</text:p>
          </table:table-cell>
          <table:table-cell office:value-type="float" office:value="79.18000000000000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9.930180555555552" table:style-name="ce7">
            <text:p>80</text:p>
          </table:table-cell>
          <table:table-cell office:value-type="float" office:value="75.117000000000004" table:style-name="ce7">
            <text:p>75</text:p>
          </table:table-cell>
          <table:table-cell office:value-type="float" office:value="68.227000000000004" table:style-name="ce7">
            <text:p>68</text:p>
          </table:table-cell>
          <table:table-cell office:value-type="float" office:value="86.561999999999998" table:style-name="ce7">
            <text:p>87</text:p>
          </table:table-cell>
          <table:table-cell office:value-type="float" office:value="61.076999999999998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55.265229166666671" table:style-name="ce7">
            <text:p>55</text:p>
          </table:table-cell>
          <table:table-cell office:value-type="float" office:value="67.626999999999995" table:style-name="ce7">
            <text:p>68</text:p>
          </table:table-cell>
          <table:table-cell office:value-type="float" office:value="57.936" table:style-name="ce7">
            <text:p>58</text:p>
          </table:table-cell>
          <table:table-cell office:value-type="float" office:value="61.02" table:style-name="ce7">
            <text:p>61</text:p>
          </table:table-cell>
          <table:table-cell office:value-type="float" office:value="48.064999999999998" table:style-name="ce7">
            <text:p>4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9.267736111111098" table:style-name="ce7">
            <text:p>59</text:p>
          </table:table-cell>
          <table:table-cell office:value-type="float" office:value="63.518000000000001" table:style-name="ce7">
            <text:p>64</text:p>
          </table:table-cell>
          <table:table-cell office:value-type="float" office:value="51.588999999999999" table:style-name="ce7">
            <text:p>52</text:p>
          </table:table-cell>
          <table:table-cell office:value-type="float" office:value="66.381" table:style-name="ce7">
            <text:p>66</text:p>
          </table:table-cell>
          <table:table-cell office:value-type="float" office:value="52.758000000000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6.52022222222223" table:style-name="ce7">
            <text:p>67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69.837000000000003" table:style-name="ce7">
            <text:p>70</text:p>
          </table:table-cell>
          <table:table-cell office:value-type="float" office:value="61.96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1.130069240709709" table:style-name="ce7">
            <text:p>61</text:p>
          </table:table-cell>
          <table:table-cell office:value-type="float" office:value="69.373178541491967" table:style-name="ce7">
            <text:p>69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72.198970662196089" table:style-name="ce7">
            <text:p>72</text:p>
          </table:table-cell>
          <table:table-cell office:value-type="float" office:value="54.497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64.372340277777809" table:style-name="ce7">
            <text:p>64</text:p>
          </table:table-cell>
          <table:table-cell office:value-type="float" office:value="60.732999999999997" table:style-name="ce7">
            <text:p>61</text:p>
          </table:table-cell>
          <table:table-cell office:value-type="float" office:value="53.427" table:style-name="ce7">
            <text:p>53</text:p>
          </table:table-cell>
          <table:table-cell office:value-type="float" office:value="68.786000000000001" table:style-name="ce7">
            <text:p>69</text:p>
          </table:table-cell>
          <table:table-cell office:value-type="float" office:value="58.97800000000000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75.289062499999986" table:style-name="ce7">
            <text:p>75</text:p>
          </table:table-cell>
          <table:table-cell office:value-type="float" office:value="65.23" table:style-name="ce7">
            <text:p>6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80.628" table:style-name="ce7">
            <text:p>81</text:p>
          </table:table-cell>
          <table:table-cell office:value-type="float" office:value="66.64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78.81398611111112" table:style-name="ce7">
            <text:p>79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094999999999999" table:style-name="ce7">
            <text:p>83</text:p>
          </table:table-cell>
          <table:table-cell office:value-type="float" office:value="71.257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73.751854166666604" table:style-name="ce7">
            <text:p>74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77.102000000000004" table:style-name="ce7">
            <text:p>77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79.675861111111075" table:style-name="ce7">
            <text:p>80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2.278999999999996" table:style-name="ce7">
            <text:p>82</text:p>
          </table:table-cell>
          <table:table-cell office:value-type="float" office:value="72.905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80.789159722222237" table:style-name="ce7">
            <text:p>81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63.731999999999999" table:style-name="ce7">
            <text:p>64</text:p>
          </table:table-cell>
          <table:table-cell office:value-type="float" office:value="82.296000000000006" table:style-name="ce7">
            <text:p>82</text:p>
          </table:table-cell>
          <table:table-cell office:value-type="float" office:value="78.41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73.440597222222152" table:style-name="ce7">
            <text:p>73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78.366" table:style-name="ce7">
            <text:p>78</text:p>
          </table:table-cell>
          <table:table-cell office:value-type="float" office:value="70.50799999999999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79.231791666666695" table:style-name="ce7">
            <text:p>7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59.185000000000002" table:style-name="ce7">
            <text:p>59</text:p>
          </table:table-cell>
          <table:table-cell office:value-type="float" office:value="83.466999999999999" table:style-name="ce7">
            <text:p>83</text:p>
          </table:table-cell>
          <table:table-cell office:value-type="float" office:value="73.49599999999999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83.955437500000002" table:style-name="ce7">
            <text:p>8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86.460999999999999" table:style-name="ce7">
            <text:p>86</text:p>
          </table:table-cell>
          <table:table-cell office:value-type="float" office:value="82.171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76.605097222222199" table:style-name="ce7">
            <text:p>77</text:p>
          </table:table-cell>
          <table:table-cell office:value-type="float" office:value="66.900000000000006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84.171999999999997" table:style-name="ce7">
            <text:p>84</text:p>
          </table:table-cell>
          <table:table-cell office:value-type="float" office:value="64.95999999999999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66.851409722222186" table:style-name="ce7">
            <text:p>67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74.896000000000001" table:style-name="ce7">
            <text:p>75</text:p>
          </table:table-cell>
          <table:table-cell office:value-type="float" office:value="58.892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71.685652777777747" table:style-name="ce7">
            <text:p>72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028999999999996" table:style-name="ce7">
            <text:p>81</text:p>
          </table:table-cell>
          <table:table-cell office:value-type="float" office:value="63.405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69.349868055555561" table:style-name="ce7">
            <text:p>69</text:p>
          </table:table-cell>
          <table:table-cell office:value-type="float" office:value="60.561" table:style-name="ce7">
            <text:p>61</text:p>
          </table:table-cell>
          <table:table-cell office:value-type="float" office:value="53.121000000000002" table:style-name="ce7">
            <text:p>53</text:p>
          </table:table-cell>
          <table:table-cell office:value-type="float" office:value="75.195999999999998" table:style-name="ce7">
            <text:p>75</text:p>
          </table:table-cell>
          <table:table-cell office:value-type="float" office:value="58.110999999999997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73.457222222222214" table:style-name="ce7">
            <text:p>73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807000000000002" table:style-name="ce7">
            <text:p>58</text:p>
          </table:table-cell>
          <table:table-cell office:value-type="float" office:value="75.239999999999995" table:style-name="ce7">
            <text:p>75</text:p>
          </table:table-cell>
          <table:table-cell office:value-type="float" office:value="70.271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74.119194444444446" table:style-name="ce7">
            <text:p>74</text:p>
          </table:table-cell>
          <table:table-cell office:value-type="float" office:value="59.445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77.840999999999994" table:style-name="ce7">
            <text:p>78</text:p>
          </table:table-cell>
          <table:table-cell office:value-type="float" office:value="72.165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72.125111111111138" table:style-name="ce7">
            <text:p>72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56.34" table:style-name="ce7">
            <text:p>56</text:p>
          </table:table-cell>
          <table:table-cell office:value-type="float" office:value="75.006" table:style-name="ce7">
            <text:p>75</text:p>
          </table:table-cell>
          <table:table-cell office:value-type="float" office:value="70.299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71.534208333333339" table:style-name="ce7">
            <text:p>7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74.548000000000002" table:style-name="ce7">
            <text:p>75</text:p>
          </table:table-cell>
          <table:table-cell office:value-type="float" office:value="67.611000000000004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68.389909722222242" table:style-name="ce7">
            <text:p>6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72.494" table:style-name="ce7">
            <text:p>72</text:p>
          </table:table-cell>
          <table:table-cell office:value-type="float" office:value="65.036000000000001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71.155569444444438" table:style-name="ce7">
            <text:p>71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73.608000000000004" table:style-name="ce7">
            <text:p>74</text:p>
          </table:table-cell>
          <table:table-cell office:value-type="float" office:value="67.298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76.246652777777825" table:style-name="ce7">
            <text:p>76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79.236000000000004" table:style-name="ce7">
            <text:p>79</text:p>
          </table:table-cell>
          <table:table-cell office:value-type="float" office:value="72.55700000000000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78.47978472222222" table:style-name="ce7">
            <text:p>7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79.534000000000006" table:style-name="ce7">
            <text:p>80</text:p>
          </table:table-cell>
          <table:table-cell office:value-type="float" office:value="75.742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77.23847916666665" table:style-name="ce7">
            <text:p>77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863" table:style-name="ce7">
            <text:p>56</text:p>
          </table:table-cell>
          <table:table-cell office:value-type="float" office:value="78.304000000000002" table:style-name="ce7">
            <text:p>78</text:p>
          </table:table-cell>
          <table:table-cell office:value-type="float" office:value="75.087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77.0040972222222" table:style-name="ce7">
            <text:p>77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6.512" table:style-name="ce7">
            <text:p>57</text:p>
          </table:table-cell>
          <table:table-cell office:value-type="float" office:value="78.373000000000005" table:style-name="ce7">
            <text:p>78</text:p>
          </table:table-cell>
          <table:table-cell office:value-type="float" office:value="75.266000000000005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V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7.146666666666661" table:style-name="ce19">
            <text:p>77</text:p>
          </table:table-cell>
          <table:table-cell office:value-type="float" office:value="80.885500000000008" table:style-name="ce19">
            <text:p>81</text:p>
          </table:table-cell>
          <table:table-cell office:value-type="float" office:value="83.063999999999993" table:style-name="ce19">
            <text:p>83</text:p>
          </table:table-cell>
          <table:table-cell office:value-type="float" office:value="75.593999999999994" table:style-name="ce19">
            <text:p>76</text:p>
          </table:table-cell>
          <table:table-cell office:value-type="float" office:value="87.072000000000003" table:style-name="ce19">
            <text:p>87</text:p>
          </table:table-cell>
          <table:table-cell office:value-type="float" office:value="55.15" table:style-name="ce19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86.89204861111115" table:style-name="ce7">
            <text:p>87</text:p>
          </table:table-cell>
          <table:table-cell office:value-type="float" office:value="78.120999999999995" table:style-name="ce7">
            <text:p>78</text:p>
          </table:table-cell>
          <table:table-cell office:value-type="float" office:value="75.507999999999996" table:style-name="ce7">
            <text:p>76</text:p>
          </table:table-cell>
          <table:table-cell office:value-type="float" office:value="87.653999999999996" table:style-name="ce7">
            <text:p>88</text:p>
          </table:table-cell>
          <table:table-cell office:value-type="float" office:value="86.48699999999999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8.496756944444456" table:style-name="ce7">
            <text:p>88</text:p>
          </table:table-cell>
          <table:table-cell office:value-type="float" office:value="80.316000000000003" table:style-name="ce7">
            <text:p>80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89.299000000000007" table:style-name="ce7">
            <text:p>89</text:p>
          </table:table-cell>
          <table:table-cell office:value-type="float" office:value="87.686999999999998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89.077972222222215" table:style-name="ce7">
            <text:p>89</text:p>
          </table:table-cell>
          <table:table-cell office:value-type="float" office:value="77.552999999999997" table:style-name="ce7">
            <text:p>78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89.381" table:style-name="ce7">
            <text:p>89</text:p>
          </table:table-cell>
          <table:table-cell office:value-type="float" office:value="88.73699999999999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85.980909722222208" table:style-name="ce7">
            <text:p>86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4.760000000000005" table:style-name="ce7">
            <text:p>65</text:p>
          </table:table-cell>
          <table:table-cell office:value-type="float" office:value="89.736000000000004" table:style-name="ce7">
            <text:p>90</text:p>
          </table:table-cell>
          <table:table-cell office:value-type="float" office:value="58.073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55.740743055555555" table:style-name="ce7">
            <text:p>56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66.745999999999995" table:style-name="ce7">
            <text:p>67</text:p>
          </table:table-cell>
          <table:table-cell office:value-type="float" office:value="44.112000000000002" table:style-name="ce7">
            <text:p>4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62.293333333333329" table:style-name="ce7">
            <text:p>62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46.436" table:style-name="ce7">
            <text:p>46</text:p>
          </table:table-cell>
          <table:table-cell office:value-type="float" office:value="78.734999999999999" table:style-name="ce7">
            <text:p>79</text:p>
          </table:table-cell>
          <table:table-cell office:value-type="float" office:value="46.417999999999999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6.776916666666665" table:style-name="ce7">
            <text:p>67</text:p>
          </table:table-cell>
          <table:table-cell office:value-type="float" office:value="66.686000000000007" table:style-name="ce7">
            <text:p>67</text:p>
          </table:table-cell>
          <table:table-cell office:value-type="float" office:value="53.994" table:style-name="ce7">
            <text:p>54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61.30400000000000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59.195953053692861" table:style-name="ce7">
            <text:p>59</text:p>
          </table:table-cell>
          <table:table-cell office:value-type="float" office:value="67.76878709136632" table:style-name="ce7">
            <text:p>68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74.538239731768783" table:style-name="ce7">
            <text:p>75</text:p>
          </table:table-cell>
          <table:table-cell office:value-type="float" office:value="47.344000000000001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65.777715277777773" table:style-name="ce7">
            <text:p>66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48.003999999999998" table:style-name="ce7">
            <text:p>48</text:p>
          </table:table-cell>
          <table:table-cell office:value-type="float" office:value="78.772999999999996" table:style-name="ce7">
            <text:p>79</text:p>
          </table:table-cell>
          <table:table-cell office:value-type="float" office:value="46.494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77.347923611111128" table:style-name="ce7">
            <text:p>77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88.460999999999999" table:style-name="ce7">
            <text:p>88</text:p>
          </table:table-cell>
          <table:table-cell office:value-type="float" office:value="68.323999999999998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78.524819444444447" table:style-name="ce7">
            <text:p>79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6.015000000000001" table:style-name="ce7">
            <text:p>86</text:p>
          </table:table-cell>
          <table:table-cell office:value-type="float" office:value="66.667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73.938187500000026" table:style-name="ce7">
            <text:p>74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54.561" table:style-name="ce7">
            <text:p>55</text:p>
          </table:table-cell>
          <table:table-cell office:value-type="float" office:value="87.433000000000007" table:style-name="ce7">
            <text:p>87</text:p>
          </table:table-cell>
          <table:table-cell office:value-type="float" office:value="62.566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84.7122777777778" table:style-name="ce7">
            <text:p>85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1.847999999999999" table:style-name="ce7">
            <text:p>62</text:p>
          </table:table-cell>
          <table:table-cell office:value-type="float" office:value="87.516999999999996" table:style-name="ce7">
            <text:p>88</text:p>
          </table:table-cell>
          <table:table-cell office:value-type="float" office:value="72.1230000000000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85.163180555555584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8.275000000000006" table:style-name="ce7">
            <text:p>88</text:p>
          </table:table-cell>
          <table:table-cell office:value-type="float" office:value="78.84999999999999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77.682777777777801" table:style-name="ce7">
            <text:p>78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57.85" table:style-name="ce7">
            <text:p>58</text:p>
          </table:table-cell>
          <table:table-cell office:value-type="float" office:value="84.762" table:style-name="ce7">
            <text:p>85</text:p>
          </table:table-cell>
          <table:table-cell office:value-type="float" office:value="66.51300000000000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86.418951388888843" table:style-name="ce7">
            <text:p>8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9.650999999999996" table:style-name="ce7">
            <text:p>90</text:p>
          </table:table-cell>
          <table:table-cell office:value-type="float" office:value="79.63299999999999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89.057416666666711" table:style-name="ce7">
            <text:p>8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1.119" table:style-name="ce7">
            <text:p>61</text:p>
          </table:table-cell>
          <table:table-cell office:value-type="float" office:value="89.76" table:style-name="ce7">
            <text:p>90</text:p>
          </table:table-cell>
          <table:table-cell office:value-type="float" office:value="87.001000000000005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78.516090277777764" table:style-name="ce7">
            <text:p>79</text:p>
          </table:table-cell>
          <table:table-cell office:value-type="float" office:value="64.247" table:style-name="ce7">
            <text:p>64</text:p>
          </table:table-cell>
          <table:table-cell office:value-type="float" office:value="56.771999999999998" table:style-name="ce7">
            <text:p>57</text:p>
          </table:table-cell>
          <table:table-cell office:value-type="float" office:value="89.861999999999995" table:style-name="ce7">
            <text:p>90</text:p>
          </table:table-cell>
          <table:table-cell office:value-type="float" office:value="61.078000000000003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67.575430555555556" table:style-name="ce7">
            <text:p>68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49.027999999999999" table:style-name="ce7">
            <text:p>49</text:p>
          </table:table-cell>
          <table:table-cell office:value-type="float" office:value="80.614999999999995" table:style-name="ce7">
            <text:p>81</text:p>
          </table:table-cell>
          <table:table-cell office:value-type="float" office:value="49.585000000000001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75.288694444444488" table:style-name="ce7">
            <text:p>75</text:p>
          </table:table-cell>
          <table:table-cell office:value-type="float" office:value="60.003" table:style-name="ce7">
            <text:p>60</text:p>
          </table:table-cell>
          <table:table-cell office:value-type="float" office:value="45.668999999999997" table:style-name="ce7">
            <text:p>46</text:p>
          </table:table-cell>
          <table:table-cell office:value-type="float" office:value="90.268000000000001" table:style-name="ce7">
            <text:p>90</text:p>
          </table:table-cell>
          <table:table-cell office:value-type="float" office:value="56.6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69.547909722222229" table:style-name="ce7">
            <text:p>70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49.470999999999997" table:style-name="ce7">
            <text:p>49</text:p>
          </table:table-cell>
          <table:table-cell office:value-type="float" office:value="79.213999999999999" table:style-name="ce7">
            <text:p>79</text:p>
          </table:table-cell>
          <table:table-cell office:value-type="float" office:value="44.811999999999998" table:style-name="ce7">
            <text:p>4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81.617069444444411" table:style-name="ce7">
            <text:p>82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86.680999999999997" table:style-name="ce7">
            <text:p>87</text:p>
          </table:table-cell>
          <table:table-cell office:value-type="float" office:value="71.823999999999998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81.958034722222223" table:style-name="ce7">
            <text:p>82</text:p>
          </table:table-cell>
          <table:table-cell office:value-type="float" office:value="57.204000000000001" table:style-name="ce7">
            <text:p>57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87.173000000000002" table:style-name="ce7">
            <text:p>87</text:p>
          </table:table-cell>
          <table:table-cell office:value-type="float" office:value="76.760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78.144243055555577" table:style-name="ce7">
            <text:p>78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6.173000000000002" table:style-name="ce7">
            <text:p>86</text:p>
          </table:table-cell>
          <table:table-cell office:value-type="float" office:value="69.17499999999999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77.737756944444399" table:style-name="ce7">
            <text:p>7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54.3" table:style-name="ce7">
            <text:p>54</text:p>
          </table:table-cell>
          <table:table-cell office:value-type="float" office:value="86.165999999999997" table:style-name="ce7">
            <text:p>86</text:p>
          </table:table-cell>
          <table:table-cell office:value-type="float" office:value="66.918999999999997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72.096076388888889" table:style-name="ce7">
            <text:p>7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5.256" table:style-name="ce7">
            <text:p>55</text:p>
          </table:table-cell>
          <table:table-cell office:value-type="float" office:value="85.664000000000001" table:style-name="ce7">
            <text:p>86</text:p>
          </table:table-cell>
          <table:table-cell office:value-type="float" office:value="63.03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75.052451388888869" table:style-name="ce7">
            <text:p>75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81.861000000000004" table:style-name="ce7">
            <text:p>82</text:p>
          </table:table-cell>
          <table:table-cell office:value-type="float" office:value="69.316000000000003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82.385479166666684" table:style-name="ce7">
            <text:p>82</text:p>
          </table:table-cell>
          <table:table-cell office:value-type="float" office:value="56.122" table:style-name="ce7">
            <text:p>56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87.971999999999994" table:style-name="ce7">
            <text:p>88</text:p>
          </table:table-cell>
          <table:table-cell office:value-type="float" office:value="76.47499999999999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85.099298611111038" table:style-name="ce7">
            <text:p>85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56.079000000000001" table:style-name="ce7">
            <text:p>56</text:p>
          </table:table-cell>
          <table:table-cell office:value-type="float" office:value="88.137" table:style-name="ce7">
            <text:p>88</text:p>
          </table:table-cell>
          <table:table-cell office:value-type="float" office:value="75.828000000000003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82.249875000000003" table:style-name="ce7">
            <text:p>82</text:p>
          </table:table-cell>
          <table:table-cell office:value-type="float" office:value="56.598999999999997" table:style-name="ce7">
            <text:p>57</text:p>
          </table:table-cell>
          <table:table-cell office:value-type="float" office:value="55.037999999999997" table:style-name="ce7">
            <text:p>55</text:p>
          </table:table-cell>
          <table:table-cell office:value-type="float" office:value="87.353999999999999" table:style-name="ce7">
            <text:p>87</text:p>
          </table:table-cell>
          <table:table-cell office:value-type="float" office:value="72.915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82.332520833333334" table:style-name="ce7">
            <text:p>82</text:p>
          </table:table-cell>
          <table:table-cell office:value-type="float" office:value="56.988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7.251999999999995" table:style-name="ce7">
            <text:p>87</text:p>
          </table:table-cell>
          <table:table-cell office:value-type="float" office:value="76.97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W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8.10504761904761" table:style-name="ce19">
            <text:p>78</text:p>
          </table:table-cell>
          <table:table-cell office:value-type="float" office:value="66.836095238095254" table:style-name="ce19">
            <text:p>67</text:p>
          </table:table-cell>
          <table:table-cell office:value-type="float" office:value="84.587000000000003" table:style-name="ce19">
            <text:p>85</text:p>
          </table:table-cell>
          <table:table-cell office:value-type="float" office:value="73.644999999999996" table:style-name="ce19">
            <text:p>74</text:p>
          </table:table-cell>
          <table:table-cell office:value-type="float" office:value="71.491" table:style-name="ce19">
            <text:p>71</text:p>
          </table:table-cell>
          <table:table-cell office:value-type="float" office:value="59.368000000000002" table:style-name="ce19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6.362215277777779" table:style-name="ce7">
            <text:p>76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80.950999999999993" table:style-name="ce7">
            <text:p>81</text:p>
          </table:table-cell>
          <table:table-cell office:value-type="float" office:value="71.649000000000001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81.142305555555623" table:style-name="ce7">
            <text:p>81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84.123999999999995" table:style-name="ce7">
            <text:p>84</text:p>
          </table:table-cell>
          <table:table-cell office:value-type="float" office:value="77.055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81.763763888888903" table:style-name="ce7">
            <text:p>82</text:p>
          </table:table-cell>
          <table:table-cell office:value-type="float" office:value="76.724999999999994" table:style-name="ce7">
            <text:p>77</text:p>
          </table:table-cell>
          <table:table-cell office:value-type="float" office:value="71.748000000000005" table:style-name="ce7">
            <text:p>72</text:p>
          </table:table-cell>
          <table:table-cell office:value-type="float" office:value="85.372" table:style-name="ce7">
            <text:p>85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83.672638888888855" table:style-name="ce7">
            <text:p>84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69.858000000000004" table:style-name="ce7">
            <text:p>70</text:p>
          </table:table-cell>
          <table:table-cell office:value-type="float" office:value="85.509" table:style-name="ce7">
            <text:p>86</text:p>
          </table:table-cell>
          <table:table-cell office:value-type="float" office:value="80.325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82.783291666666727" table:style-name="ce7">
            <text:p>83</text:p>
          </table:table-cell>
          <table:table-cell office:value-type="float" office:value="71.834000000000003" table:style-name="ce7">
            <text:p>72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85.424000000000007" table:style-name="ce7">
            <text:p>85</text:p>
          </table:table-cell>
          <table:table-cell office:value-type="float" office:value="79.801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84.237527777777771" table:style-name="ce7">
            <text:p>84</text:p>
          </table:table-cell>
          <table:table-cell office:value-type="float" office:value="66" table:style-name="ce7">
            <text:p>66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86.686999999999998" table:style-name="ce7">
            <text:p>87</text:p>
          </table:table-cell>
          <table:table-cell office:value-type="float" office:value="81.254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80.975180555555568" table:style-name="ce7">
            <text:p>81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85.811999999999998" table:style-name="ce7">
            <text:p>86</text:p>
          </table:table-cell>
          <table:table-cell office:value-type="float" office:value="75.302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75.851826388888853" table:style-name="ce7">
            <text:p>76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2.191000000000003" table:style-name="ce7">
            <text:p>62</text:p>
          </table:table-cell>
          <table:table-cell office:value-type="float" office:value="82.05" table:style-name="ce7">
            <text:p>82</text:p>
          </table:table-cell>
          <table:table-cell office:value-type="float" office:value="69.65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79.935399480331867" table:style-name="ce7">
            <text:p>80</text:p>
          </table:table-cell>
          <table:table-cell office:value-type="float" office:value="70.342368509212761" table:style-name="ce7">
            <text:p>70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82.796999999999997" table:style-name="ce7">
            <text:p>83</text:p>
          </table:table-cell>
          <table:table-cell office:value-type="float" office:value="77.08299999999999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82.017083333333304" table:style-name="ce7">
            <text:p>82</text:p>
          </table:table-cell>
          <table:table-cell office:value-type="float" office:value="67.798000000000002" table:style-name="ce7">
            <text:p>68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84.805000000000007" table:style-name="ce7">
            <text:p>85</text:p>
          </table:table-cell>
          <table:table-cell office:value-type="float" office:value="79.24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79.656701388888848" table:style-name="ce7">
            <text:p>80</text:p>
          </table:table-cell>
          <table:table-cell office:value-type="float" office:value="67.585999999999999" table:style-name="ce7">
            <text:p>68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83.808000000000007" table:style-name="ce7">
            <text:p>84</text:p>
          </table:table-cell>
          <table:table-cell office:value-type="float" office:value="73.608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79.312659722222236" table:style-name="ce7">
            <text:p>79</text:p>
          </table:table-cell>
          <table:table-cell office:value-type="float" office:value="68.570999999999998" table:style-name="ce7">
            <text:p>69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5.974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80.472611111111078" table:style-name="ce7">
            <text:p>80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3.61" table:style-name="ce7">
            <text:p>84</text:p>
          </table:table-cell>
          <table:table-cell office:value-type="float" office:value="76.171999999999997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79.678895833333257" table:style-name="ce7">
            <text:p>80</text:p>
          </table:table-cell>
          <table:table-cell office:value-type="float" office:value="68.697999999999993" table:style-name="ce7">
            <text:p>69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82.558000000000007" table:style-name="ce7">
            <text:p>83</text:p>
          </table:table-cell>
          <table:table-cell office:value-type="float" office:value="76.93500000000000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79.913062499999981" table:style-name="ce7">
            <text:p>80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4.503" table:style-name="ce7">
            <text:p>65</text:p>
          </table:table-cell>
          <table:table-cell office:value-type="float" office:value="82.018000000000001" table:style-name="ce7">
            <text:p>82</text:p>
          </table:table-cell>
          <table:table-cell office:value-type="float" office:value="77.06999999999999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82.040541666666627" table:style-name="ce7">
            <text:p>82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113" table:style-name="ce7">
            <text:p>83</text:p>
          </table:table-cell>
          <table:table-cell office:value-type="float" office:value="80.626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81.278312500000013" table:style-name="ce7">
            <text:p>81</text:p>
          </table:table-cell>
          <table:table-cell office:value-type="float" office:value="70.501999999999995" table:style-name="ce7">
            <text:p>71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83.905000000000001" table:style-name="ce7">
            <text:p>84</text:p>
          </table:table-cell>
          <table:table-cell office:value-type="float" office:value="77.0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77.668729166666708" table:style-name="ce7">
            <text:p>78</text:p>
          </table:table-cell>
          <table:table-cell office:value-type="float" office:value="68.355999999999995" table:style-name="ce7">
            <text:p>68</text:p>
          </table:table-cell>
          <table:table-cell office:value-type="float" office:value="64.503" table:style-name="ce7">
            <text:p>65</text:p>
          </table:table-cell>
          <table:table-cell office:value-type="float" office:value="82.248999999999995" table:style-name="ce7">
            <text:p>82</text:p>
          </table:table-cell>
          <table:table-cell office:value-type="float" office:value="70.185000000000002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83.149333333333331" table:style-name="ce7">
            <text:p>83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5.031999999999996" table:style-name="ce7">
            <text:p>85</text:p>
          </table:table-cell>
          <table:table-cell office:value-type="float" office:value="79.429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78.515118055555618" table:style-name="ce7">
            <text:p>79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63.39" table:style-name="ce7">
            <text:p>63</text:p>
          </table:table-cell>
          <table:table-cell office:value-type="float" office:value="86.01" table:style-name="ce7">
            <text:p>86</text:p>
          </table:table-cell>
          <table:table-cell office:value-type="float" office:value="63.771000000000001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76.316715277777746" table:style-name="ce7">
            <text:p>76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80.546999999999997" table:style-name="ce7">
            <text:p>81</text:p>
          </table:table-cell>
          <table:table-cell office:value-type="float" office:value="69.25799999999999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78.722729166666653" table:style-name="ce7">
            <text:p>79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80.387" table:style-name="ce7">
            <text:p>80</text:p>
          </table:table-cell>
          <table:table-cell office:value-type="float" office:value="72.783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78.490124999999978" table:style-name="ce7">
            <text:p>78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81.308999999999997" table:style-name="ce7">
            <text:p>81</text:p>
          </table:table-cell>
          <table:table-cell office:value-type="float" office:value="70.72199999999999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74.329312499999972" table:style-name="ce7">
            <text:p>74</text:p>
          </table:table-cell>
          <table:table-cell office:value-type="float" office:value="61.506" table:style-name="ce7">
            <text:p>62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0.227999999999994" table:style-name="ce7">
            <text:p>80</text:p>
          </table:table-cell>
          <table:table-cell office:value-type="float" office:value="62.56300000000000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74.359020833333346" table:style-name="ce7">
            <text:p>7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0.838999999999999" table:style-name="ce7">
            <text:p>81</text:p>
          </table:table-cell>
          <table:table-cell office:value-type="float" office:value="63.968000000000004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78.568201388888923" table:style-name="ce7">
            <text:p>79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1.067999999999998" table:style-name="ce7">
            <text:p>81</text:p>
          </table:table-cell>
          <table:table-cell office:value-type="float" office:value="75.11499999999999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82.59442361111104" table:style-name="ce7">
            <text:p>83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3.698999999999998" table:style-name="ce7">
            <text:p>84</text:p>
          </table:table-cell>
          <table:table-cell office:value-type="float" office:value="81.15099999999999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83.141499999999994" table:style-name="ce7">
            <text:p>83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4.433000000000007" table:style-name="ce7">
            <text:p>84</text:p>
          </table:table-cell>
          <table:table-cell office:value-type="float" office:value="79.992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84.540034722222273" table:style-name="ce7">
            <text:p>85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4.924999999999997" table:style-name="ce7">
            <text:p>85</text:p>
          </table:table-cell>
          <table:table-cell office:value-type="float" office:value="83.49500000000000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81.079645833333331" table:style-name="ce7">
            <text:p>81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5.192999999999998" table:style-name="ce7">
            <text:p>85</text:p>
          </table:table-cell>
          <table:table-cell office:value-type="float" office:value="74.161000000000001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79.496958333333367" table:style-name="ce7">
            <text:p>79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2.221000000000004" table:style-name="ce7">
            <text:p>82</text:p>
          </table:table-cell>
          <table:table-cell office:value-type="float" office:value="74.518000000000001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W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77.485880952380953" table:style-name="ce19">
            <text:p>77</text:p>
          </table:table-cell>
          <table:table-cell office:value-type="float" office:value="66.386523809523823" table:style-name="ce19">
            <text:p>66</text:p>
          </table:table-cell>
          <table:table-cell office:value-type="float" office:value="79.304000000000002" table:style-name="ce19">
            <text:p>79</text:p>
          </table:table-cell>
          <table:table-cell office:value-type="float" office:value="74.727000000000004" table:style-name="ce19">
            <text:p>75</text:p>
          </table:table-cell>
          <table:table-cell office:value-type="float" office:value="70.274000000000001" table:style-name="ce19">
            <text:p>70</text:p>
          </table:table-cell>
          <table:table-cell office:value-type="float" office:value="60.674999999999997" table:style-name="ce19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8.604124999999968" table:style-name="ce7">
            <text:p>79</text:p>
          </table:table-cell>
          <table:table-cell office:value-type="float" office:value="75.897999999999996" table:style-name="ce7">
            <text:p>76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85.775999999999996" table:style-name="ce7">
            <text:p>86</text:p>
          </table:table-cell>
          <table:table-cell office:value-type="float" office:value="70.48399999999999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86.552000000000035" table:style-name="ce7">
            <text:p>87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71.661000000000001" table:style-name="ce7">
            <text:p>72</text:p>
          </table:table-cell>
          <table:table-cell office:value-type="float" office:value="93.39" table:style-name="ce7">
            <text:p>93</text:p>
          </table:table-cell>
          <table:table-cell office:value-type="float" office:value="78.19700000000000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87.01726388888892" table:style-name="ce7">
            <text:p>87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93.399000000000001" table:style-name="ce7">
            <text:p>93</text:p>
          </table:table-cell>
          <table:table-cell office:value-type="float" office:value="80.852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85.390437499999962" table:style-name="ce7">
            <text:p>85</text:p>
          </table:table-cell>
          <table:table-cell office:value-type="float" office:value="72.912000000000006" table:style-name="ce7">
            <text:p>73</text:p>
          </table:table-cell>
          <table:table-cell office:value-type="float" office:value="70.974000000000004" table:style-name="ce7">
            <text:p>71</text:p>
          </table:table-cell>
          <table:table-cell office:value-type="float" office:value="92.418999999999997" table:style-name="ce7">
            <text:p>92</text:p>
          </table:table-cell>
          <table:table-cell office:value-type="float" office:value="71.63899999999999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6.819361111111135" table:style-name="ce7">
            <text:p>67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75.093999999999994" table:style-name="ce7">
            <text:p>75</text:p>
          </table:table-cell>
          <table:table-cell office:value-type="float" office:value="54.634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79.031500000000023" table:style-name="ce7">
            <text:p>7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0.39" table:style-name="ce7">
            <text:p>60</text:p>
          </table:table-cell>
          <table:table-cell office:value-type="float" office:value="85.138000000000005" table:style-name="ce7">
            <text:p>85</text:p>
          </table:table-cell>
          <table:table-cell office:value-type="float" office:value="56.695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82.15424999999999" table:style-name="ce7">
            <text:p>82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9.722999999999999" table:style-name="ce7">
            <text:p>90</text:p>
          </table:table-cell>
          <table:table-cell office:value-type="float" office:value="67.619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68.884736111111081" table:style-name="ce7">
            <text:p>69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7.36" table:style-name="ce7">
            <text:p>87</text:p>
          </table:table-cell>
          <table:table-cell office:value-type="float" office:value="53.42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80.912840277777775" table:style-name="ce7">
            <text:p>81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247999999999998" table:style-name="ce7">
            <text:p>61</text:p>
          </table:table-cell>
          <table:table-cell office:value-type="float" office:value="88.022999999999996" table:style-name="ce7">
            <text:p>88</text:p>
          </table:table-cell>
          <table:table-cell office:value-type="float" office:value="72.869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86.932430555555541" table:style-name="ce7">
            <text:p>87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92.506" table:style-name="ce7">
            <text:p>93</text:p>
          </table:table-cell>
          <table:table-cell office:value-type="float" office:value="80.117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88.428055555555574" table:style-name="ce7">
            <text:p>88</text:p>
          </table:table-cell>
          <table:table-cell office:value-type="float" office:value="64.546000000000006" table:style-name="ce7">
            <text:p>65</text:p>
          </table:table-cell>
          <table:table-cell office:value-type="float" office:value="63.39" table:style-name="ce7">
            <text:p>63</text:p>
          </table:table-cell>
          <table:table-cell office:value-type="float" office:value="91.912999999999997" table:style-name="ce7">
            <text:p>92</text:p>
          </table:table-cell>
          <table:table-cell office:value-type="float" office:value="76.891000000000005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82.737986111111098" table:style-name="ce7">
            <text:p>83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0.561" table:style-name="ce7">
            <text:p>61</text:p>
          </table:table-cell>
          <table:table-cell office:value-type="float" office:value="93.049000000000007" table:style-name="ce7">
            <text:p>93</text:p>
          </table:table-cell>
          <table:table-cell office:value-type="float" office:value="68.20900000000000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93.157409722222241" table:style-name="ce7">
            <text:p>93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3.570999999999998" table:style-name="ce7">
            <text:p>94</text:p>
          </table:table-cell>
          <table:table-cell office:value-type="float" office:value="92.789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87.974090277777762" table:style-name="ce7">
            <text:p>88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93.846000000000004" table:style-name="ce7">
            <text:p>94</text:p>
          </table:table-cell>
          <table:table-cell office:value-type="float" office:value="80.74200000000000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85.755722222222232" table:style-name="ce7">
            <text:p>86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89.430999999999997" table:style-name="ce7">
            <text:p>89</text:p>
          </table:table-cell>
          <table:table-cell office:value-type="float" office:value="75.545000000000002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88.291645833333305" table:style-name="ce7">
            <text:p>88</text:p>
          </table:table-cell>
          <table:table-cell office:value-type="float" office:value="66.13" table:style-name="ce7">
            <text:p>66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91.596999999999994" table:style-name="ce7">
            <text:p>92</text:p>
          </table:table-cell>
          <table:table-cell office:value-type="float" office:value="84.06699999999999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90.61075000000001" table:style-name="ce7">
            <text:p>91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6.13" table:style-name="ce7">
            <text:p>66</text:p>
          </table:table-cell>
          <table:table-cell office:value-type="float" office:value="91.63" table:style-name="ce7">
            <text:p>92</text:p>
          </table:table-cell>
          <table:table-cell office:value-type="float" office:value="88.3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80.894993055555517" table:style-name="ce7">
            <text:p>81</text:p>
          </table:table-cell>
          <table:table-cell office:value-type="float" office:value="67.543000000000006" table:style-name="ce7">
            <text:p>68</text:p>
          </table:table-cell>
          <table:table-cell office:value-type="float" office:value="65.444000000000003" table:style-name="ce7">
            <text:p>65</text:p>
          </table:table-cell>
          <table:table-cell office:value-type="float" office:value="89.822999999999993" table:style-name="ce7">
            <text:p>90</text:p>
          </table:table-cell>
          <table:table-cell office:value-type="float" office:value="65.802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88.054013888888861" table:style-name="ce7">
            <text:p>88</text:p>
          </table:table-cell>
          <table:table-cell office:value-type="float" office:value="67.028000000000006" table:style-name="ce7">
            <text:p>67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89.84" table:style-name="ce7">
            <text:p>90</text:p>
          </table:table-cell>
          <table:table-cell office:value-type="float" office:value="85.153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75.885277777777816" table:style-name="ce7">
            <text:p>76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90.715999999999994" table:style-name="ce7">
            <text:p>91</text:p>
          </table:table-cell>
          <table:table-cell office:value-type="float" office:value="51.430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62.054513888888877" table:style-name="ce7">
            <text:p>62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73.56" table:style-name="ce7">
            <text:p>74</text:p>
          </table:table-cell>
          <table:table-cell office:value-type="float" office:value="46.351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70.73352083333333" table:style-name="ce7">
            <text:p>71</text:p>
          </table:table-cell>
          <table:table-cell office:value-type="float" office:value="61.29" table:style-name="ce7">
            <text:p>61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81.180999999999997" table:style-name="ce7">
            <text:p>81</text:p>
          </table:table-cell>
          <table:table-cell office:value-type="float" office:value="62.750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73.584597222222214" table:style-name="ce7">
            <text:p>74</text:p>
          </table:table-cell>
          <table:table-cell office:value-type="float" office:value="60.991" table:style-name="ce7">
            <text:p>61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81.16" table:style-name="ce7">
            <text:p>81</text:p>
          </table:table-cell>
          <table:table-cell office:value-type="float" office:value="57.97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68.60093055555555" table:style-name="ce7">
            <text:p>69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1.584000000000003" table:style-name="ce7">
            <text:p>82</text:p>
          </table:table-cell>
          <table:table-cell office:value-type="float" office:value="47.098999999999997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78.056041666666715" table:style-name="ce7">
            <text:p>78</text:p>
          </table:table-cell>
          <table:table-cell office:value-type="float" office:value="61.677" table:style-name="ce7">
            <text:p>62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5.131" table:style-name="ce7">
            <text:p>85</text:p>
          </table:table-cell>
          <table:table-cell office:value-type="float" office:value="64.972999999999999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82.007756944444452" table:style-name="ce7">
            <text:p>82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72" table:style-name="ce7">
            <text:p>62</text:p>
          </table:table-cell>
          <table:table-cell office:value-type="float" office:value="84.396000000000001" table:style-name="ce7">
            <text:p>84</text:p>
          </table:table-cell>
          <table:table-cell office:value-type="float" office:value="80.840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85.820993055555547" table:style-name="ce7">
            <text:p>86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87.43" table:style-name="ce7">
            <text:p>87</text:p>
          </table:table-cell>
          <table:table-cell office:value-type="float" office:value="84.42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85.21947916666663" table:style-name="ce7">
            <text:p>85</text:p>
          </table:table-cell>
          <table:table-cell office:value-type="float" office:value="63.39" table:style-name="ce7">
            <text:p>63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88.248000000000005" table:style-name="ce7">
            <text:p>88</text:p>
          </table:table-cell>
          <table:table-cell office:value-type="float" office:value="76.88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89.5594236111111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90.081000000000003" table:style-name="ce7">
            <text:p>90</text:p>
          </table:table-cell>
          <table:table-cell office:value-type="float" office:value="88.227999999999994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84.002798611111132" table:style-name="ce7">
            <text:p>8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90.144999999999996" table:style-name="ce7">
            <text:p>90</text:p>
          </table:table-cell>
          <table:table-cell office:value-type="float" office:value="73.51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81.681201388888894" table:style-name="ce7">
            <text:p>82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86.358000000000004" table:style-name="ce7">
            <text:p>86</text:p>
          </table:table-cell>
          <table:table-cell office:value-type="float" office:value="70.504999999999995" table:style-name="ce7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W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4.974404761904751" table:style-name="ce19">
            <text:p>75</text:p>
          </table:table-cell>
          <table:table-cell office:value-type="float" office:value="78.572261904761916" table:style-name="ce19">
            <text:p>79</text:p>
          </table:table-cell>
          <table:table-cell office:value-type="float" office:value="81.022999999999996" table:style-name="ce19">
            <text:p>81</text:p>
          </table:table-cell>
          <table:table-cell office:value-type="float" office:value="70.200999999999993" table:style-name="ce19">
            <text:p>70</text:p>
          </table:table-cell>
          <table:table-cell office:value-type="float" office:value="85.948999999999998" table:style-name="ce19">
            <text:p>86</text:p>
          </table:table-cell>
          <table:table-cell office:value-type="float" office:value="62.284999999999997" table:style-name="ce19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91.742097222222228" table:style-name="ce7">
            <text:p>92</text:p>
          </table:table-cell>
          <table:table-cell office:value-type="float" office:value="74.381" table:style-name="ce7">
            <text:p>7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6.195999999999998" table:style-name="ce7">
            <text:p>96</text:p>
          </table:table-cell>
          <table:table-cell office:value-type="float" office:value="75.777000000000001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96.162215277777747" table:style-name="ce7">
            <text:p>96</text:p>
          </table:table-cell>
          <table:table-cell office:value-type="float" office:value="72.135999999999996" table:style-name="ce7">
            <text:p>72</text:p>
          </table:table-cell>
          <table:table-cell office:value-type="float" office:value="70.028999999999996" table:style-name="ce7">
            <text:p>70</text:p>
          </table:table-cell>
          <table:table-cell office:value-type="float" office:value="98.468000000000004" table:style-name="ce7">
            <text:p>98</text:p>
          </table:table-cell>
          <table:table-cell office:value-type="float" office:value="92.972999999999999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96.69087500000002" table:style-name="ce7">
            <text:p>97</text:p>
          </table:table-cell>
          <table:table-cell office:value-type="float" office:value="71.790999999999997" table:style-name="ce7">
            <text:p>72</text:p>
          </table:table-cell>
          <table:table-cell office:value-type="float" office:value="69.212999999999994" table:style-name="ce7">
            <text:p>69</text:p>
          </table:table-cell>
          <table:table-cell office:value-type="float" office:value="99.105000000000004" table:style-name="ce7">
            <text:p>99</text:p>
          </table:table-cell>
          <table:table-cell office:value-type="float" office:value="92.328999999999994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95.302909722222196" table:style-name="ce7">
            <text:p>95</text:p>
          </table:table-cell>
          <table:table-cell office:value-type="float" office:value="70.887" table:style-name="ce7">
            <text:p>71</text:p>
          </table:table-cell>
          <table:table-cell office:value-type="float" office:value="67.841999999999999" table:style-name="ce7">
            <text:p>68</text:p>
          </table:table-cell>
          <table:table-cell office:value-type="float" office:value="98.81" table:style-name="ce7">
            <text:p>99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82.700361111111164" table:style-name="ce7">
            <text:p>83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8.926000000000002" table:style-name="ce7">
            <text:p>89</text:p>
          </table:table-cell>
          <table:table-cell office:value-type="float" office:value="74.36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83.537451388888854" table:style-name="ce7">
            <text:p>84</text:p>
          </table:table-cell>
          <table:table-cell office:value-type="float" office:value="59.658999999999999" table:style-name="ce7">
            <text:p>60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69" table:style-name="ce7">
            <text:p>93</text:p>
          </table:table-cell>
          <table:table-cell office:value-type="float" office:value="73.668999999999997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92.861458333333303" table:style-name="ce7">
            <text:p>93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8.477000000000004" table:style-name="ce7">
            <text:p>98</text:p>
          </table:table-cell>
          <table:table-cell office:value-type="float" office:value="85.972999999999999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83.367694444444439" table:style-name="ce7">
            <text:p>83</text:p>
          </table:table-cell>
          <table:table-cell office:value-type="float" office:value="60.003" table:style-name="ce7">
            <text:p>60</text:p>
          </table:table-cell>
          <table:table-cell office:value-type="float" office:value="56.164999999999999" table:style-name="ce7">
            <text:p>56</text:p>
          </table:table-cell>
          <table:table-cell office:value-type="float" office:value="98.055999999999997" table:style-name="ce7">
            <text:p>98</text:p>
          </table:table-cell>
          <table:table-cell office:value-type="float" office:value="69.88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88.713354166666647" table:style-name="ce7">
            <text:p>89</text:p>
          </table:table-cell>
          <table:table-cell office:value-type="float" office:value="57.679000000000002" table:style-name="ce7">
            <text:p>58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92.659000000000006" table:style-name="ce7">
            <text:p>93</text:p>
          </table:table-cell>
          <table:table-cell office:value-type="float" office:value="83.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92.325256944444448" table:style-name="ce7">
            <text:p>92</text:p>
          </table:table-cell>
          <table:table-cell office:value-type="float" office:value="58.841999999999999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8.948999999999998" table:style-name="ce7">
            <text:p>99</text:p>
          </table:table-cell>
          <table:table-cell office:value-type="float" office:value="86.37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98.461659722222223" table:style-name="ce7">
            <text:p>98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99.430999999999997" table:style-name="ce7">
            <text:p>99</text:p>
          </table:table-cell>
          <table:table-cell office:value-type="float" office:value="95.009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94.125569444444452" table:style-name="ce7">
            <text:p>94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9.471999999999994" table:style-name="ce7">
            <text:p>99</text:p>
          </table:table-cell>
          <table:table-cell office:value-type="float" office:value="86.715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99.787708333333342" table:style-name="ce7">
            <text:p>100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99.994" table:style-name="ce7">
            <text:p>100</text:p>
          </table:table-cell>
          <table:table-cell office:value-type="float" office:value="99.478999999999999" table:style-name="ce7">
            <text:p>9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96.36512500000002" table:style-name="ce7">
            <text:p>9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3.561" table:style-name="ce7">
            <text:p>64</text:p>
          </table:table-cell>
          <table:table-cell office:value-type="float" office:value="99.930999999999997" table:style-name="ce7">
            <text:p>100</text:p>
          </table:table-cell>
          <table:table-cell office:value-type="float" office:value="91.947999999999993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91.790013888888907" table:style-name="ce7">
            <text:p>92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94.460999999999999" table:style-name="ce7">
            <text:p>94</text:p>
          </table:table-cell>
          <table:table-cell office:value-type="float" office:value="87.096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91.211958333333357" table:style-name="ce7">
            <text:p>91</text:p>
          </table:table-cell>
          <table:table-cell office:value-type="float" office:value="63.433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6.61" table:style-name="ce7">
            <text:p>97</text:p>
          </table:table-cell>
          <table:table-cell office:value-type="float" office:value="83.221000000000004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96.848673611111153" table:style-name="ce7">
            <text:p>97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433" table:style-name="ce7">
            <text:p>63</text:p>
          </table:table-cell>
          <table:table-cell office:value-type="float" office:value="97.673000000000002" table:style-name="ce7">
            <text:p>98</text:p>
          </table:table-cell>
          <table:table-cell office:value-type="float" office:value="96.036000000000001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91.328555555555624" table:style-name="ce7">
            <text:p>91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7.281999999999996" table:style-name="ce7">
            <text:p>97</text:p>
          </table:table-cell>
          <table:table-cell office:value-type="float" office:value="81.698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94.500166666666686" table:style-name="ce7">
            <text:p>95</text:p>
          </table:table-cell>
          <table:table-cell office:value-type="float" office:value="65.915999999999997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5.275999999999996" table:style-name="ce7">
            <text:p>95</text:p>
          </table:table-cell>
          <table:table-cell office:value-type="float" office:value="92.802999999999997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87.879124999999988" table:style-name="ce7">
            <text:p>88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95.195999999999998" table:style-name="ce7">
            <text:p>95</text:p>
          </table:table-cell>
          <table:table-cell office:value-type="float" office:value="70.409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8.192069444444428" table:style-name="ce7">
            <text:p>68</text:p>
          </table:table-cell>
          <table:table-cell office:value-type="float" office:value="63.09" table:style-name="ce7">
            <text:p>63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72.674999999999997" table:style-name="ce7">
            <text:p>73</text:p>
          </table:table-cell>
          <table:table-cell office:value-type="float" office:value="63.792999999999999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74.737958333333353" table:style-name="ce7">
            <text:p>75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52.423000000000002" table:style-name="ce7">
            <text:p>52</text:p>
          </table:table-cell>
          <table:table-cell office:value-type="float" office:value="86.643000000000001" table:style-name="ce7">
            <text:p>87</text:p>
          </table:table-cell>
          <table:table-cell office:value-type="float" office:value="62.7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84.309888888888864" table:style-name="ce7">
            <text:p>84</text:p>
          </table:table-cell>
          <table:table-cell office:value-type="float" office:value="55.646999999999998" table:style-name="ce7">
            <text:p>56</text:p>
          </table:table-cell>
          <table:table-cell office:value-type="float" office:value="53.558999999999997" table:style-name="ce7">
            <text:p>54</text:p>
          </table:table-cell>
          <table:table-cell office:value-type="float" office:value="88.278999999999996" table:style-name="ce7">
            <text:p>88</text:p>
          </table:table-cell>
          <table:table-cell office:value-type="float" office:value="80.197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77.771104166666632" table:style-name="ce7">
            <text:p>78</text:p>
          </table:table-cell>
          <table:table-cell office:value-type="float" office:value="55.69" table:style-name="ce7">
            <text:p>56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88.253" table:style-name="ce7">
            <text:p>88</text:p>
          </table:table-cell>
          <table:table-cell office:value-type="float" office:value="67.161000000000001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88.781368055555546" table:style-name="ce7">
            <text:p>89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515000000000001" table:style-name="ce7">
            <text:p>56</text:p>
          </table:table-cell>
          <table:table-cell office:value-type="float" office:value="91.807000000000002" table:style-name="ce7">
            <text:p>92</text:p>
          </table:table-cell>
          <table:table-cell office:value-type="float" office:value="86.206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90.766173611111142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91.525999999999996" table:style-name="ce7">
            <text:p>92</text:p>
          </table:table-cell>
          <table:table-cell office:value-type="float" office:value="90.168999999999997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91.353861111111115" table:style-name="ce7">
            <text:p>91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59.83" table:style-name="ce7">
            <text:p>60</text:p>
          </table:table-cell>
          <table:table-cell office:value-type="float" office:value="93.093999999999994" table:style-name="ce7">
            <text:p>93</text:p>
          </table:table-cell>
          <table:table-cell office:value-type="float" office:value="89.19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90.91230555555552" table:style-name="ce7">
            <text:p>91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93.641000000000005" table:style-name="ce7">
            <text:p>94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93.182833333333349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897000000000006" table:style-name="ce7">
            <text:p>94</text:p>
          </table:table-cell>
          <table:table-cell office:value-type="float" office:value="91.335999999999999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87.018256944444445" table:style-name="ce7">
            <text:p>87</text:p>
          </table:table-cell>
          <table:table-cell office:value-type="float" office:value="64.375" table:style-name="ce7">
            <text:p>64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93.903000000000006" table:style-name="ce7">
            <text:p>94</text:p>
          </table:table-cell>
          <table:table-cell office:value-type="float" office:value="75.95799999999999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84.950486111111132" table:style-name="ce7">
            <text:p>85</text:p>
          </table:table-cell>
          <table:table-cell office:value-type="float" office:value="64.247" table:style-name="ce7">
            <text:p>64</text:p>
          </table:table-cell>
          <table:table-cell office:value-type="float" office:value="63.09" table:style-name="ce7">
            <text:p>63</text:p>
          </table:table-cell>
          <table:table-cell office:value-type="float" office:value="89.921000000000006" table:style-name="ce7">
            <text:p>90</text:p>
          </table:table-cell>
          <table:table-cell office:value-type="float" office:value="72.165000000000006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X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6.841285714285704" table:style-name="ce19">
            <text:p>77</text:p>
          </table:table-cell>
          <table:table-cell office:value-type="float" office:value="73.745071428571435" table:style-name="ce19">
            <text:p>74</text:p>
          </table:table-cell>
          <table:table-cell office:value-type="float" office:value="82.885999999999996" table:style-name="ce19">
            <text:p>83</text:p>
          </table:table-cell>
          <table:table-cell office:value-type="float" office:value="72.954999999999998" table:style-name="ce19">
            <text:p>73</text:p>
          </table:table-cell>
          <table:table-cell office:value-type="float" office:value="77.762" table:style-name="ce19">
            <text:p>78</text:p>
          </table:table-cell>
          <table:table-cell office:value-type="float" office:value="64.454999999999998" table:style-name="ce19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9.512673611111111" table:style-name="ce7">
            <text:p>80</text:p>
          </table:table-cell>
          <table:table-cell office:value-type="float" office:value="79.92" table:style-name="ce7">
            <text:p>80</text:p>
          </table:table-cell>
          <table:table-cell office:value-type="float" office:value="67.242000000000004" table:style-name="ce7">
            <text:p>67</text:p>
          </table:table-cell>
          <table:table-cell office:value-type="float" office:value="87.188999999999993" table:style-name="ce7">
            <text:p>87</text:p>
          </table:table-cell>
          <table:table-cell office:value-type="float" office:value="72.0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83.536145833333364" table:style-name="ce7">
            <text:p>84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90.436999999999998" table:style-name="ce7">
            <text:p>90</text:p>
          </table:table-cell>
          <table:table-cell office:value-type="float" office:value="74.373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87.335145833333343" table:style-name="ce7">
            <text:p>87</text:p>
          </table:table-cell>
          <table:table-cell office:value-type="float" office:value="77.16" table:style-name="ce7">
            <text:p>77</text:p>
          </table:table-cell>
          <table:table-cell office:value-type="float" office:value="72.007000000000005" table:style-name="ce7">
            <text:p>72</text:p>
          </table:table-cell>
          <table:table-cell office:value-type="float" office:value="89.915999999999997" table:style-name="ce7">
            <text:p>90</text:p>
          </table:table-cell>
          <table:table-cell office:value-type="float" office:value="79.128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85.701722222222202" table:style-name="ce7">
            <text:p>86</text:p>
          </table:table-cell>
          <table:table-cell office:value-type="float" office:value="76.114000000000004" table:style-name="ce7">
            <text:p>76</text:p>
          </table:table-cell>
          <table:table-cell office:value-type="float" office:value="71.62" table:style-name="ce7">
            <text:p>72</text:p>
          </table:table-cell>
          <table:table-cell office:value-type="float" office:value="88.94" table:style-name="ce7">
            <text:p>89</text:p>
          </table:table-cell>
          <table:table-cell office:value-type="float" office:value="79.057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74.484993055555606" table:style-name="ce7">
            <text:p>74</text:p>
          </table:table-cell>
          <table:table-cell office:value-type="float" office:value="73.17" table:style-name="ce7">
            <text:p>73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6.125" table:style-name="ce7">
            <text:p>86</text:p>
          </table:table-cell>
          <table:table-cell office:value-type="float" office:value="56.668999999999997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85.768270833333361" table:style-name="ce7">
            <text:p>86</text:p>
          </table:table-cell>
          <table:table-cell office:value-type="float" office:value="72.825999999999993" table:style-name="ce7">
            <text:p>73</text:p>
          </table:table-cell>
          <table:table-cell office:value-type="float" office:value="67.971000000000004" table:style-name="ce7">
            <text:p>68</text:p>
          </table:table-cell>
          <table:table-cell office:value-type="float" office:value="88.953999999999994" table:style-name="ce7">
            <text:p>89</text:p>
          </table:table-cell>
          <table:table-cell office:value-type="float" office:value="80.56100000000000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8.002430555555534" table:style-name="ce7">
            <text:p>78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02999999999997" table:style-name="ce7">
            <text:p>60</text:p>
          </table:table-cell>
          <table:table-cell office:value-type="float" office:value="84.915000000000006" table:style-name="ce7">
            <text:p>85</text:p>
          </table:table-cell>
          <table:table-cell office:value-type="float" office:value="69.29900000000000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75.027173611111095" table:style-name="ce7">
            <text:p>75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9" table:style-name="ce7">
            <text:p>60</text:p>
          </table:table-cell>
          <table:table-cell office:value-type="float" office:value="82.825000000000003" table:style-name="ce7">
            <text:p>83</text:p>
          </table:table-cell>
          <table:table-cell office:value-type="float" office:value="65.028999999999996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79.777374999999992" table:style-name="ce7">
            <text:p>80</text:p>
          </table:table-cell>
          <table:table-cell office:value-type="float" office:value="68.013000000000005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6.68" table:style-name="ce7">
            <text:p>87</text:p>
          </table:table-cell>
          <table:table-cell office:value-type="float" office:value="71.269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82.985048611111125" table:style-name="ce7">
            <text:p>83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7.86" table:style-name="ce7">
            <text:p>88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84.568159722222234" table:style-name="ce7">
            <text:p>85</text:p>
          </table:table-cell>
          <table:table-cell office:value-type="float" office:value="74.64" table:style-name="ce7">
            <text:p>75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86.710999999999999" table:style-name="ce7">
            <text:p>87</text:p>
          </table:table-cell>
          <table:table-cell office:value-type="float" office:value="77.980999999999995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7.278159722222213" table:style-name="ce7">
            <text:p>77</text:p>
          </table:table-cell>
          <table:table-cell office:value-type="float" office:value="74.596999999999994" table:style-name="ce7">
            <text:p>75</text:p>
          </table:table-cell>
          <table:table-cell office:value-type="float" office:value="68.870999999999995" table:style-name="ce7">
            <text:p>69</text:p>
          </table:table-cell>
          <table:table-cell office:value-type="float" office:value="84.465999999999994" table:style-name="ce7">
            <text:p>84</text:p>
          </table:table-cell>
          <table:table-cell office:value-type="float" office:value="70.058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8.972069444444443" table:style-name="ce7">
            <text:p>79</text:p>
          </table:table-cell>
          <table:table-cell office:value-type="float" office:value="71.963999999999999" table:style-name="ce7">
            <text:p>72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4.084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6.579513888888883" table:style-name="ce7">
            <text:p>77</text:p>
          </table:table-cell>
          <table:table-cell office:value-type="float" office:value="71.06" table:style-name="ce7">
            <text:p>71</text:p>
          </table:table-cell>
          <table:table-cell office:value-type="float" office:value="68.614000000000004" table:style-name="ce7">
            <text:p>69</text:p>
          </table:table-cell>
          <table:table-cell office:value-type="float" office:value="81.13" table:style-name="ce7">
            <text:p>81</text:p>
          </table:table-cell>
          <table:table-cell office:value-type="float" office:value="72.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72.811499999999995" table:style-name="ce7">
            <text:p>73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77.352999999999994" table:style-name="ce7">
            <text:p>77</text:p>
          </table:table-cell>
          <table:table-cell office:value-type="float" office:value="69.185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79.75765277777775" table:style-name="ce7">
            <text:p>80</text:p>
          </table:table-cell>
          <table:table-cell office:value-type="float" office:value="68.998999999999995" table:style-name="ce7">
            <text:p>69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82.430999999999997" table:style-name="ce7">
            <text:p>82</text:p>
          </table:table-cell>
          <table:table-cell office:value-type="float" office:value="72.418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74.065069444444447" table:style-name="ce7">
            <text:p>74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3.527000000000001" table:style-name="ce7">
            <text:p>84</text:p>
          </table:table-cell>
          <table:table-cell office:value-type="float" office:value="64.159000000000006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3161111111109" table:style-name="ce7">
            <text:p>69</text:p>
          </table:table-cell>
          <table:table-cell office:value-type="float" office:value="71.016999999999996" table:style-name="ce7">
            <text:p>71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77.08" table:style-name="ce7">
            <text:p>77</text:p>
          </table:table-cell>
          <table:table-cell office:value-type="float" office:value="59.917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876055555555538" table:style-name="ce7">
            <text:p>66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73.200999999999993" table:style-name="ce7">
            <text:p>73</text:p>
          </table:table-cell>
          <table:table-cell office:value-type="float" office:value="57.61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7.181159722222176" table:style-name="ce7">
            <text:p>67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70.257000000000005" table:style-name="ce7">
            <text:p>70</text:p>
          </table:table-cell>
          <table:table-cell office:value-type="float" office:value="61.85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2.617173611111134" table:style-name="ce7">
            <text:p>63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1.119" table:style-name="ce7">
            <text:p>61</text:p>
          </table:table-cell>
          <table:table-cell office:value-type="float" office:value="70.331000000000003" table:style-name="ce7">
            <text:p>70</text:p>
          </table:table-cell>
          <table:table-cell office:value-type="float" office:value="50.088999999999999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4.368965277777789" table:style-name="ce7">
            <text:p>64</text:p>
          </table:table-cell>
          <table:table-cell office:value-type="float" office:value="63.262" table:style-name="ce7">
            <text:p>63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69.679000000000002" table:style-name="ce7">
            <text:p>70</text:p>
          </table:table-cell>
          <table:table-cell office:value-type="float" office:value="60.125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6.810888888888883" table:style-name="ce7">
            <text:p>67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70.212000000000003" table:style-name="ce7">
            <text:p>70</text:p>
          </table:table-cell>
          <table:table-cell office:value-type="float" office:value="61.750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63.688930555555594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57.506" table:style-name="ce7">
            <text:p>58</text:p>
          </table:table-cell>
          <table:table-cell office:value-type="float" office:value="70.444999999999993" table:style-name="ce7">
            <text:p>70</text:p>
          </table:table-cell>
          <table:table-cell office:value-type="float" office:value="56.872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62.321444444444488" table:style-name="ce7">
            <text:p>62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67.14" table:style-name="ce7">
            <text:p>67</text:p>
          </table:table-cell>
          <table:table-cell office:value-type="float" office:value="58.56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7.935631944444452" table:style-name="ce7">
            <text:p>58</text:p>
          </table:table-cell>
          <table:table-cell office:value-type="float" office:value="60.003" table:style-name="ce7">
            <text:p>60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62.944000000000003" table:style-name="ce7">
            <text:p>63</text:p>
          </table:table-cell>
          <table:table-cell office:value-type="float" office:value="53.31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60.396319444444444" table:style-name="ce7">
            <text:p>60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65.477000000000004" table:style-name="ce7">
            <text:p>65</text:p>
          </table:table-cell>
          <table:table-cell office:value-type="float" office:value="52.079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72.162986111111124" table:style-name="ce7">
            <text:p>72</text:p>
          </table:table-cell>
          <table:table-cell office:value-type="float" office:value="61.677" table:style-name="ce7">
            <text:p>6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77.185000000000002" table:style-name="ce7">
            <text:p>77</text:p>
          </table:table-cell>
          <table:table-cell office:value-type="float" office:value="65.59399999999999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75.049458333333362" table:style-name="ce7">
            <text:p>75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7.298000000000002" table:style-name="ce7">
            <text:p>77</text:p>
          </table:table-cell>
          <table:table-cell office:value-type="float" office:value="68.727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75.010472222222248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6.331999999999994" table:style-name="ce7">
            <text:p>76</text:p>
          </table:table-cell>
          <table:table-cell office:value-type="float" office:value="72.43899999999999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74.355097222222241" table:style-name="ce7">
            <text:p>7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5.781000000000006" table:style-name="ce7">
            <text:p>76</text:p>
          </table:table-cell>
          <table:table-cell office:value-type="float" office:value="68.558000000000007" table:style-name="ce7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76.03988095238094" table:style-name="ce19">
            <text:p>76</text:p>
          </table:table-cell>
          <table:table-cell office:value-type="float" office:value="70.274928571428561" table:style-name="ce19">
            <text:p>70</text:p>
          </table:table-cell>
          <table:table-cell office:value-type="float" office:value="81.951999999999998" table:style-name="ce19">
            <text:p>82</text:p>
          </table:table-cell>
          <table:table-cell office:value-type="float" office:value="71.92" table:style-name="ce19">
            <text:p>72</text:p>
          </table:table-cell>
          <table:table-cell office:value-type="float" office:value="75.016999999999996" table:style-name="ce19">
            <text:p>75</text:p>
          </table:table-cell>
          <table:table-cell office:value-type="float" office:value="62.738999999999997" table:style-name="ce19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4.333500000000001" table:style-name="ce7">
            <text:p>74</text:p>
          </table:table-cell>
          <table:table-cell office:value-type="float" office:value="83.153999999999996" table:style-name="ce7">
            <text:p>83</text:p>
          </table:table-cell>
          <table:table-cell office:value-type="float" office:value="66.942999999999998" table:style-name="ce7">
            <text:p>67</text:p>
          </table:table-cell>
          <table:table-cell office:value-type="float" office:value="84.283000000000001" table:style-name="ce7">
            <text:p>84</text:p>
          </table:table-cell>
          <table:table-cell office:value-type="float" office:value="63.27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84.060916666666628" table:style-name="ce7">
            <text:p>84</text:p>
          </table:table-cell>
          <table:table-cell office:value-type="float" office:value="74.510999999999996" table:style-name="ce7">
            <text:p>75</text:p>
          </table:table-cell>
          <table:table-cell office:value-type="float" office:value="68.400000000000006" table:style-name="ce7">
            <text:p>68</text:p>
          </table:table-cell>
          <table:table-cell office:value-type="float" office:value="87.957999999999998" table:style-name="ce7">
            <text:p>88</text:p>
          </table:table-cell>
          <table:table-cell office:value-type="float" office:value="74.38200000000000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88.281374999999997" table:style-name="ce7">
            <text:p>88</text:p>
          </table:table-cell>
          <table:table-cell office:value-type="float" office:value="76.203000000000003" table:style-name="ce7">
            <text:p>76</text:p>
          </table:table-cell>
          <table:table-cell office:value-type="float" office:value="73.644999999999996" table:style-name="ce7">
            <text:p>74</text:p>
          </table:table-cell>
          <table:table-cell office:value-type="float" office:value="89.081999999999994" table:style-name="ce7">
            <text:p>89</text:p>
          </table:table-cell>
          <table:table-cell office:value-type="float" office:value="87.143000000000001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87.062555555555562" table:style-name="ce7">
            <text:p>87</text:p>
          </table:table-cell>
          <table:table-cell office:value-type="float" office:value="75.637" table:style-name="ce7">
            <text:p>76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88.656000000000006" table:style-name="ce7">
            <text:p>89</text:p>
          </table:table-cell>
          <table:table-cell office:value-type="float" office:value="83.548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77.711236111111134" table:style-name="ce7">
            <text:p>78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86.938000000000002" table:style-name="ce7">
            <text:p>87</text:p>
          </table:table-cell>
          <table:table-cell office:value-type="float" office:value="62.850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85.646409722222245" table:style-name="ce7">
            <text:p>86</text:p>
          </table:table-cell>
          <table:table-cell office:value-type="float" office:value="74.25" table:style-name="ce7">
            <text:p>74</text:p>
          </table:table-cell>
          <table:table-cell office:value-type="float" office:value="70.415999999999997" table:style-name="ce7">
            <text:p>70</text:p>
          </table:table-cell>
          <table:table-cell office:value-type="float" office:value="87.16" table:style-name="ce7">
            <text:p>87</text:p>
          </table:table-cell>
          <table:table-cell office:value-type="float" office:value="82.43600000000000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9.959888888888898" table:style-name="ce7">
            <text:p>80</text:p>
          </table:table-cell>
          <table:table-cell office:value-type="float" office:value="73.602000000000004" table:style-name="ce7">
            <text:p>7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5.215999999999994" table:style-name="ce7">
            <text:p>85</text:p>
          </table:table-cell>
          <table:table-cell office:value-type="float" office:value="68.671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7.854965277777822" table:style-name="ce7">
            <text:p>78</text:p>
          </table:table-cell>
          <table:table-cell office:value-type="float" office:value="73.730999999999995" table:style-name="ce7">
            <text:p>74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84.974999999999994" table:style-name="ce7">
            <text:p>85</text:p>
          </table:table-cell>
          <table:table-cell office:value-type="float" office:value="65.56900000000000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9.891666666666637" table:style-name="ce7">
            <text:p>80</text:p>
          </table:table-cell>
          <table:table-cell office:value-type="float" office:value="71.62" table:style-name="ce7">
            <text:p>72</text:p>
          </table:table-cell>
          <table:table-cell office:value-type="float" office:value="66.13" table:style-name="ce7">
            <text:p>66</text:p>
          </table:table-cell>
          <table:table-cell office:value-type="float" office:value="84.132000000000005" table:style-name="ce7">
            <text:p>84</text:p>
          </table:table-cell>
          <table:table-cell office:value-type="float" office:value="70.289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80.45156249999998" table:style-name="ce7">
            <text:p>80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67.412999999999997" table:style-name="ce7">
            <text:p>67</text:p>
          </table:table-cell>
          <table:table-cell office:value-type="float" office:value="84.031000000000006" table:style-name="ce7">
            <text:p>84</text:p>
          </table:table-cell>
          <table:table-cell office:value-type="float" office:value="71.962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82.523493055555562" table:style-name="ce7">
            <text:p>83</text:p>
          </table:table-cell>
          <table:table-cell office:value-type="float" office:value="75.81" table:style-name="ce7">
            <text:p>76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83.308000000000007" table:style-name="ce7">
            <text:p>83</text:p>
          </table:table-cell>
          <table:table-cell office:value-type="float" office:value="81.707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6.235937499999977" table:style-name="ce7">
            <text:p>76</text:p>
          </table:table-cell>
          <table:table-cell office:value-type="float" office:value="75.766999999999996" table:style-name="ce7">
            <text:p>76</text:p>
          </table:table-cell>
          <table:table-cell office:value-type="float" office:value="70.802999999999997" table:style-name="ce7">
            <text:p>71</text:p>
          </table:table-cell>
          <table:table-cell office:value-type="float" office:value="81.757000000000005" table:style-name="ce7">
            <text:p>82</text:p>
          </table:table-cell>
          <table:table-cell office:value-type="float" office:value="71.021000000000001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8.050166666666698" table:style-name="ce7">
            <text:p>78</text:p>
          </table:table-cell>
          <table:table-cell office:value-type="float" office:value="72.177999999999997" table:style-name="ce7">
            <text:p>72</text:p>
          </table:table-cell>
          <table:table-cell office:value-type="float" office:value="70.887" table:style-name="ce7">
            <text:p>71</text:p>
          </table:table-cell>
          <table:table-cell office:value-type="float" office:value="80.902000000000001" table:style-name="ce7">
            <text:p>81</text:p>
          </table:table-cell>
          <table:table-cell office:value-type="float" office:value="72.653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6.278805555555579" table:style-name="ce7">
            <text:p>76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69.3" table:style-name="ce7">
            <text:p>69</text:p>
          </table:table-cell>
          <table:table-cell office:value-type="float" office:value="79.988" table:style-name="ce7">
            <text:p>80</text:p>
          </table:table-cell>
          <table:table-cell office:value-type="float" office:value="72.7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73.182743055555534" table:style-name="ce7">
            <text:p>73</text:p>
          </table:table-cell>
          <table:table-cell office:value-type="float" office:value="69.727999999999994" table:style-name="ce7">
            <text:p>70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76.867999999999995" table:style-name="ce7">
            <text:p>77</text:p>
          </table:table-cell>
          <table:table-cell office:value-type="float" office:value="70.1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78.48099305555553" table:style-name="ce7">
            <text:p>78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6.429000000000002" table:style-name="ce7">
            <text:p>66</text:p>
          </table:table-cell>
          <table:table-cell office:value-type="float" office:value="81.08" table:style-name="ce7">
            <text:p>81</text:p>
          </table:table-cell>
          <table:table-cell office:value-type="float" office:value="72.769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76.320611111111035" table:style-name="ce7">
            <text:p>76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80.405000000000001" table:style-name="ce7">
            <text:p>80</text:p>
          </table:table-cell>
          <table:table-cell office:value-type="float" office:value="73.67600000000000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71.383861111111088" table:style-name="ce7">
            <text:p>71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65.316000000000003" table:style-name="ce7">
            <text:p>65</text:p>
          </table:table-cell>
          <table:table-cell office:value-type="float" office:value="79.075000000000003" table:style-name="ce7">
            <text:p>79</text:p>
          </table:table-cell>
          <table:table-cell office:value-type="float" office:value="63.06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7.49271527777772" table:style-name="ce7">
            <text:p>67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74.117999999999995" table:style-name="ce7">
            <text:p>74</text:p>
          </table:table-cell>
          <table:table-cell office:value-type="float" office:value="60.67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7.755625000000009" table:style-name="ce7">
            <text:p>68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70.766000000000005" table:style-name="ce7">
            <text:p>71</text:p>
          </table:table-cell>
          <table:table-cell office:value-type="float" office:value="63.39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4.017145833333373" table:style-name="ce7">
            <text:p>64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1.59" table:style-name="ce7">
            <text:p>62</text:p>
          </table:table-cell>
          <table:table-cell office:value-type="float" office:value="70.680999999999997" table:style-name="ce7">
            <text:p>71</text:p>
          </table:table-cell>
          <table:table-cell office:value-type="float" office:value="53.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5.32568055555559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0.26" table:style-name="ce7">
            <text:p>60</text:p>
          </table:table-cell>
          <table:table-cell office:value-type="float" office:value="69.992000000000004" table:style-name="ce7">
            <text:p>70</text:p>
          </table:table-cell>
          <table:table-cell office:value-type="float" office:value="61.561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7.582138888888892" table:style-name="ce7">
            <text:p>68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70.018000000000001" table:style-name="ce7">
            <text:p>70</text:p>
          </table:table-cell>
          <table:table-cell office:value-type="float" office:value="62.709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64.329284722222241" table:style-name="ce7">
            <text:p>64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70.426000000000002" table:style-name="ce7">
            <text:p>70</text:p>
          </table:table-cell>
          <table:table-cell office:value-type="float" office:value="58.451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62.610131944444433" table:style-name="ce7">
            <text:p>63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67.474999999999994" table:style-name="ce7">
            <text:p>67</text:p>
          </table:table-cell>
          <table:table-cell office:value-type="float" office:value="59.2160000000000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8.532340277777784" table:style-name="ce7">
            <text:p>59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62.524999999999999" table:style-name="ce7">
            <text:p>63</text:p>
          </table:table-cell>
          <table:table-cell office:value-type="float" office:value="54.4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60.910291666666659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65.423000000000002" table:style-name="ce7">
            <text:p>65</text:p>
          </table:table-cell>
          <table:table-cell office:value-type="float" office:value="53.905999999999999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71.963090277777752" table:style-name="ce7">
            <text:p>72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77.043000000000006" table:style-name="ce7">
            <text:p>77</text:p>
          </table:table-cell>
          <table:table-cell office:value-type="float" office:value="65.540000000000006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75.268590277777818" table:style-name="ce7">
            <text:p>75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77.397000000000006" table:style-name="ce7">
            <text:p>77</text:p>
          </table:table-cell>
          <table:table-cell office:value-type="float" office:value="69.3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74.879402777777813" table:style-name="ce7">
            <text:p>75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76.057000000000002" table:style-name="ce7">
            <text:p>76</text:p>
          </table:table-cell>
          <table:table-cell office:value-type="float" office:value="72.081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74.847833333333341" table:style-name="ce7">
            <text:p>75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76.013000000000005" table:style-name="ce7">
            <text:p>76</text:p>
          </table:table-cell>
          <table:table-cell office:value-type="float" office:value="72.384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X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4.778238095238095" table:style-name="ce19">
            <text:p>75</text:p>
          </table:table-cell>
          <table:table-cell office:value-type="float" office:value="72.421619047619075" table:style-name="ce19">
            <text:p>72</text:p>
          </table:table-cell>
          <table:table-cell office:value-type="float" office:value="85.531999999999996" table:style-name="ce19">
            <text:p>86</text:p>
          </table:table-cell>
          <table:table-cell office:value-type="float" office:value="68.313000000000002" table:style-name="ce19">
            <text:p>68</text:p>
          </table:table-cell>
          <table:table-cell office:value-type="float" office:value="82.501999999999995" table:style-name="ce19">
            <text:p>83</text:p>
          </table:table-cell>
          <table:table-cell office:value-type="float" office:value="55.814" table:style-name="ce19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7.984798611111117" table:style-name="ce7">
            <text:p>78</text:p>
          </table:table-cell>
          <table:table-cell office:value-type="float" office:value="84.944999999999993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89.655000000000001" table:style-name="ce7">
            <text:p>90</text:p>
          </table:table-cell>
          <table:table-cell office:value-type="float" office:value="59.210999999999999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86.64569444444443" table:style-name="ce7">
            <text:p>87</text:p>
          </table:table-cell>
          <table:table-cell office:value-type="float" office:value="78.69" table:style-name="ce7">
            <text:p>79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93.686000000000007" table:style-name="ce7">
            <text:p>94</text:p>
          </table:table-cell>
          <table:table-cell office:value-type="float" office:value="79.637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87.340874999999926" table:style-name="ce7">
            <text:p>87</text:p>
          </table:table-cell>
          <table:table-cell office:value-type="float" office:value="78.471000000000004" table:style-name="ce7">
            <text:p>78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91.468999999999994" table:style-name="ce7">
            <text:p>91</text:p>
          </table:table-cell>
          <table:table-cell office:value-type="float" office:value="81.60599999999999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88.38940972222224" table:style-name="ce7">
            <text:p>88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91.838999999999999" table:style-name="ce7">
            <text:p>92</text:p>
          </table:table-cell>
          <table:table-cell office:value-type="float" office:value="84.30299999999999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79.24845833333336" table:style-name="ce7">
            <text:p>79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2.325999999999993" table:style-name="ce7">
            <text:p>92</text:p>
          </table:table-cell>
          <table:table-cell office:value-type="float" office:value="61.4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87.169145833333346" table:style-name="ce7">
            <text:p>87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70.242999999999995" table:style-name="ce7">
            <text:p>70</text:p>
          </table:table-cell>
          <table:table-cell office:value-type="float" office:value="88.917000000000002" table:style-name="ce7">
            <text:p>89</text:p>
          </table:table-cell>
          <table:table-cell office:value-type="float" office:value="84.03600000000000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80.282847222222188" table:style-name="ce7">
            <text:p>80</text:p>
          </table:table-cell>
          <table:table-cell office:value-type="float" office:value="73.817999999999998" table:style-name="ce7">
            <text:p>74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85.415999999999997" table:style-name="ce7">
            <text:p>85</text:p>
          </table:table-cell>
          <table:table-cell office:value-type="float" office:value="69.25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78.718465277777739" table:style-name="ce7">
            <text:p>79</text:p>
          </table:table-cell>
          <table:table-cell office:value-type="float" office:value="73.903999999999996" table:style-name="ce7">
            <text:p>74</text:p>
          </table:table-cell>
          <table:table-cell office:value-type="float" office:value="63.262" table:style-name="ce7">
            <text:p>63</text:p>
          </table:table-cell>
          <table:table-cell office:value-type="float" office:value="84.978999999999999" table:style-name="ce7">
            <text:p>85</text:p>
          </table:table-cell>
          <table:table-cell office:value-type="float" office:value="64.59300000000000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80.682749999999999" table:style-name="ce7">
            <text:p>81</text:p>
          </table:table-cell>
          <table:table-cell office:value-type="float" office:value="73.17" table:style-name="ce7">
            <text:p>73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84.406000000000006" table:style-name="ce7">
            <text:p>84</text:p>
          </table:table-cell>
          <table:table-cell office:value-type="float" office:value="67.319000000000003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80.469874999999988" table:style-name="ce7">
            <text:p>80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74.555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83.505229166666695" table:style-name="ce7">
            <text:p>84</text:p>
          </table:table-cell>
          <table:table-cell office:value-type="float" office:value="75.332999999999998" table:style-name="ce7">
            <text:p>75</text:p>
          </table:table-cell>
          <table:table-cell office:value-type="float" office:value="73.861000000000004" table:style-name="ce7">
            <text:p>74</text:p>
          </table:table-cell>
          <table:table-cell office:value-type="float" office:value="84.951999999999998" table:style-name="ce7">
            <text:p>85</text:p>
          </table:table-cell>
          <table:table-cell office:value-type="float" office:value="81.61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6.819229166666659" table:style-name="ce7">
            <text:p>77</text:p>
          </table:table-cell>
          <table:table-cell office:value-type="float" office:value="75.247" table:style-name="ce7">
            <text:p>75</text:p>
          </table:table-cell>
          <table:table-cell office:value-type="float" office:value="69.385999999999996" table:style-name="ce7">
            <text:p>69</text:p>
          </table:table-cell>
          <table:table-cell office:value-type="float" office:value="83.781000000000006" table:style-name="ce7">
            <text:p>84</text:p>
          </table:table-cell>
          <table:table-cell office:value-type="float" office:value="67.900000000000006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9.345868055555528" table:style-name="ce7">
            <text:p>79</text:p>
          </table:table-cell>
          <table:table-cell office:value-type="float" office:value="72.221000000000004" table:style-name="ce7">
            <text:p>72</text:p>
          </table:table-cell>
          <table:table-cell office:value-type="float" office:value="69.813999999999993" table:style-name="ce7">
            <text:p>70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74.7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7.045784722222237" table:style-name="ce7">
            <text:p>77</text:p>
          </table:table-cell>
          <table:table-cell office:value-type="float" office:value="70.887" table:style-name="ce7">
            <text:p>71</text:p>
          </table:table-cell>
          <table:table-cell office:value-type="float" office:value="68.055999999999997" table:style-name="ce7">
            <text:p>68</text:p>
          </table:table-cell>
          <table:table-cell office:value-type="float" office:value="82.150999999999996" table:style-name="ce7">
            <text:p>82</text:p>
          </table:table-cell>
          <table:table-cell office:value-type="float" office:value="72.96200000000000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74.14666666666669" table:style-name="ce7">
            <text:p>74</text:p>
          </table:table-cell>
          <table:table-cell office:value-type="float" office:value="69.3" table:style-name="ce7">
            <text:p>69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79.415999999999997" table:style-name="ce7">
            <text:p>79</text:p>
          </table:table-cell>
          <table:table-cell office:value-type="float" office:value="69.051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79.863354166666653" table:style-name="ce7">
            <text:p>80</text:p>
          </table:table-cell>
          <table:table-cell office:value-type="float" office:value="69.771000000000001" table:style-name="ce7">
            <text:p>70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2.108999999999995" table:style-name="ce7">
            <text:p>82</text:p>
          </table:table-cell>
          <table:table-cell office:value-type="float" office:value="76.56600000000000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77.487986111111098" table:style-name="ce7">
            <text:p>77</text:p>
          </table:table-cell>
          <table:table-cell office:value-type="float" office:value="71.19" table:style-name="ce7">
            <text:p>71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82.382000000000005" table:style-name="ce7">
            <text:p>82</text:p>
          </table:table-cell>
          <table:table-cell office:value-type="float" office:value="71.096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70.578479166666654" table:style-name="ce7">
            <text:p>71</text:p>
          </table:table-cell>
          <table:table-cell office:value-type="float" office:value="69.984999999999999" table:style-name="ce7">
            <text:p>70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0.697000000000003" table:style-name="ce7">
            <text:p>81</text:p>
          </table:table-cell>
          <table:table-cell office:value-type="float" office:value="61.67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7.048520833333342" table:style-name="ce7">
            <text:p>67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75.275999999999996" table:style-name="ce7">
            <text:p>75</text:p>
          </table:table-cell>
          <table:table-cell office:value-type="float" office:value="57.21200000000000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7.454569444444417" table:style-name="ce7">
            <text:p>67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72.344999999999999" table:style-name="ce7">
            <text:p>72</text:p>
          </table:table-cell>
          <table:table-cell office:value-type="float" office:value="60.30599999999999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3.329381944444449" table:style-name="ce7">
            <text:p>63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0.561" table:style-name="ce7">
            <text:p>61</text:p>
          </table:table-cell>
          <table:table-cell office:value-type="float" office:value="71.352000000000004" table:style-name="ce7">
            <text:p>71</text:p>
          </table:table-cell>
          <table:table-cell office:value-type="float" office:value="51.171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5.47395833333334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57.722000000000001" table:style-name="ce7">
            <text:p>58</text:p>
          </table:table-cell>
          <table:table-cell office:value-type="float" office:value="71.108000000000004" table:style-name="ce7">
            <text:p>71</text:p>
          </table:table-cell>
          <table:table-cell office:value-type="float" office:value="59.444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7.999701388888852" table:style-name="ce7">
            <text:p>68</text:p>
          </table:table-cell>
          <table:table-cell office:value-type="float" office:value="61.72" table:style-name="ce7">
            <text:p>62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1.272999999999996" table:style-name="ce7">
            <text:p>71</text:p>
          </table:table-cell>
          <table:table-cell office:value-type="float" office:value="60.234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63.714576388888901" table:style-name="ce7">
            <text:p>64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71.290000000000006" table:style-name="ce7">
            <text:p>71</text:p>
          </table:table-cell>
          <table:table-cell office:value-type="float" office:value="55.158999999999999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61.56546527777774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57.16" table:style-name="ce7">
            <text:p>57</text:p>
          </table:table-cell>
          <table:table-cell office:value-type="float" office:value="68.722999999999999" table:style-name="ce7">
            <text:p>69</text:p>
          </table:table-cell>
          <table:table-cell office:value-type="float" office:value="55.70700000000000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61118055555557" table:style-name="ce7">
            <text:p>58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64.308000000000007" table:style-name="ce7">
            <text:p>64</text:p>
          </table:table-cell>
          <table:table-cell office:value-type="float" office:value="51.844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60.447277777777771" table:style-name="ce7">
            <text:p>60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5.256" table:style-name="ce7">
            <text:p>55</text:p>
          </table:table-cell>
          <table:table-cell office:value-type="float" office:value="66.781999999999996" table:style-name="ce7">
            <text:p>67</text:p>
          </table:table-cell>
          <table:table-cell office:value-type="float" office:value="50.07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73.880270833333327" table:style-name="ce7">
            <text:p>74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79.177000000000007" table:style-name="ce7">
            <text:p>79</text:p>
          </table:table-cell>
          <table:table-cell office:value-type="float" office:value="66.83599999999999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76.252798611111103" table:style-name="ce7">
            <text:p>7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9.209999999999994" table:style-name="ce7">
            <text:p>79</text:p>
          </table:table-cell>
          <table:table-cell office:value-type="float" office:value="67.435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75.286701388888901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7.296000000000006" table:style-name="ce7">
            <text:p>77</text:p>
          </table:table-cell>
          <table:table-cell office:value-type="float" office:value="70.97599999999999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74.75129861111111" table:style-name="ce7">
            <text:p>7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76.603999999999999" table:style-name="ce7">
            <text:p>77</text:p>
          </table:table-cell>
          <table:table-cell office:value-type="float" office:value="70.37300000000000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5">
            <text:p>Av T</text:p>
          </table:table-cell>
          <table:table-cell office:value-type="string" table:style-name="ce5">
            <text:p>Av RH</text:p>
          </table:table-cell>
          <table:table-cell office:value-type="string" table:style-name="ce5">
            <text:p>Max T</text:p>
          </table:table-cell>
          <table:table-cell office:value-type="string" table:style-name="ce5">
            <text:p>Min T</text:p>
          </table:table-cell>
          <table:table-cell office:value-type="string" table:style-name="ce5">
            <text:p>Max RH</text:p>
          </table:table-cell>
          <table:table-cell office:value-type="string" table:style-name="ce5">
            <text:p>Min RH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Y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6.010357142857146" table:style-name="ce19">
            <text:p>76</text:p>
          </table:table-cell>
          <table:table-cell office:value-type="float" office:value="72.112071428571426" table:style-name="ce19">
            <text:p>72</text:p>
          </table:table-cell>
          <table:table-cell office:value-type="float" office:value="81.775000000000006" table:style-name="ce19">
            <text:p>82</text:p>
          </table:table-cell>
          <table:table-cell office:value-type="float" office:value="71.576999999999998" table:style-name="ce19">
            <text:p>72</text:p>
          </table:table-cell>
          <table:table-cell office:value-type="float" office:value="78.677000000000007" table:style-name="ce19">
            <text:p>79</text:p>
          </table:table-cell>
          <table:table-cell office:value-type="float" office:value="63.984000000000002" table:style-name="ce19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81.290194444444424" table:style-name="ce7">
            <text:p>81</text:p>
          </table:table-cell>
          <table:table-cell office:value-type="float" office:value="83.600999999999999" table:style-name="ce21">
            <text:p>8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0.239000000000004" table:style-name="ce7">
            <text:p>90</text:p>
          </table:table-cell>
          <table:table-cell office:value-type="float" office:value="53.625999999999998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3.924409722222194" table:style-name="ce21">
            <text:p>84</text:p>
          </table:table-cell>
          <table:table-cell office:value-type="float" office:value="90.442513888888868" table:style-name="ce7">
            <text:p>90</text:p>
          </table:table-cell>
          <table:table-cell office:value-type="float" office:value="86.028999999999996" table:style-name="ce21">
            <text:p>86</text:p>
          </table:table-cell>
          <table:table-cell office:value-type="float" office:value="79.304000000000002" table:style-name="ce7">
            <text:p>79</text:p>
          </table:table-cell>
          <table:table-cell office:value-type="float" office:value="91.971999999999994" table:style-name="ce7">
            <text:p>92</text:p>
          </table:table-cell>
          <table:table-cell office:value-type="float" office:value="75.171000000000006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87.867020833333299" table:style-name="ce21">
            <text:p>88</text:p>
          </table:table-cell>
          <table:table-cell office:value-type="float" office:value="91.278868055555506" table:style-name="ce7">
            <text:p>91</text:p>
          </table:table-cell>
          <table:table-cell office:value-type="float" office:value="89.453999999999994" table:style-name="ce21">
            <text:p>89</text:p>
          </table:table-cell>
          <table:table-cell office:value-type="float" office:value="86.073999999999998" table:style-name="ce7">
            <text:p>86</text:p>
          </table:table-cell>
          <table:table-cell office:value-type="float" office:value="92.21" table:style-name="ce7">
            <text:p>92</text:p>
          </table:table-cell>
          <table:table-cell office:value-type="float" office:value="89.9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90.409166666666664" table:style-name="ce21">
            <text:p>90</text:p>
          </table:table-cell>
          <table:table-cell office:value-type="float" office:value="89.499847222222229" table:style-name="ce7">
            <text:p>89</text:p>
          </table:table-cell>
          <table:table-cell office:value-type="float" office:value="91.683000000000007" table:style-name="ce21">
            <text:p>92</text:p>
          </table:table-cell>
          <table:table-cell office:value-type="float" office:value="88.763000000000005" table:style-name="ce7">
            <text:p>89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81.94199999999999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93.029291666666523" table:style-name="ce21">
            <text:p>93</text:p>
          </table:table-cell>
          <table:table-cell office:value-type="float" office:value="91.678465277777775" table:style-name="ce7">
            <text:p>92</text:p>
          </table:table-cell>
          <table:table-cell office:value-type="float" office:value="93.706000000000003" table:style-name="ce21">
            <text:p>94</text:p>
          </table:table-cell>
          <table:table-cell office:value-type="float" office:value="91.683000000000007" table:style-name="ce7">
            <text:p>92</text:p>
          </table:table-cell>
          <table:table-cell office:value-type="float" office:value="93.707999999999998" table:style-name="ce7">
            <text:p>94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93.5319652777778" table:style-name="ce21">
            <text:p>94</text:p>
          </table:table-cell>
          <table:table-cell office:value-type="float" office:value="87.946555555555562" table:style-name="ce7">
            <text:p>88</text:p>
          </table:table-cell>
          <table:table-cell office:value-type="float" office:value="94.180999999999997" table:style-name="ce21">
            <text:p>94</text:p>
          </table:table-cell>
          <table:table-cell office:value-type="float" office:value="91.215999999999994" table:style-name="ce7">
            <text:p>91</text:p>
          </table:table-cell>
          <table:table-cell office:value-type="float" office:value="90.471999999999994" table:style-name="ce7">
            <text:p>90</text:p>
          </table:table-cell>
          <table:table-cell office:value-type="float" office:value="77.39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92.433458333333405" table:style-name="ce21">
            <text:p>92</text:p>
          </table:table-cell>
          <table:table-cell office:value-type="float" office:value="85.435444444444414" table:style-name="ce7">
            <text:p>85</text:p>
          </table:table-cell>
          <table:table-cell office:value-type="float" office:value="94.8" table:style-name="ce21">
            <text:p>95</text:p>
          </table:table-cell>
          <table:table-cell office:value-type="float" office:value="88.902000000000001" table:style-name="ce7">
            <text:p>89</text:p>
          </table:table-cell>
          <table:table-cell office:value-type="float" office:value="89.475999999999999" table:style-name="ce7">
            <text:p>89</text:p>
          </table:table-cell>
          <table:table-cell office:value-type="float" office:value="77.4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77.563243055555574" table:style-name="ce21">
            <text:p>78</text:p>
          </table:table-cell>
          <table:table-cell office:value-type="float" office:value="63.617937500000004" table:style-name="ce7">
            <text:p>64</text:p>
          </table:table-cell>
          <table:table-cell office:value-type="float" office:value="93.847999999999999" table:style-name="ce21">
            <text:p>94</text:p>
          </table:table-cell>
          <table:table-cell office:value-type="float" office:value="58.755000000000003" table:style-name="ce7">
            <text:p>59</text:p>
          </table:table-cell>
          <table:table-cell office:value-type="float" office:value="90.075000000000003" table:style-name="ce7">
            <text:p>90</text:p>
          </table:table-cell>
          <table:table-cell office:value-type="float" office:value="41.633000000000003" table:style-name="ce7">
            <text:p>4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0.228972222222232" table:style-name="ce7">
            <text:p>60</text:p>
          </table:table-cell>
          <table:table-cell office:value-type="float" office:value="81.001395833333333" table:style-name="ce7">
            <text:p>81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2.86" table:style-name="ce7">
            <text:p>53</text:p>
          </table:table-cell>
          <table:table-cell office:value-type="float" office:value="93.528999999999996" table:style-name="ce7">
            <text:p>94</text:p>
          </table:table-cell>
          <table:table-cell office:value-type="float" office:value="61.872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85.763493055555486" table:style-name="ce7">
            <text:p>86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74.47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88.06531249999999" table:style-name="ce7">
            <text:p>88</text:p>
          </table:table-cell>
          <table:table-cell office:value-type="float" office:value="61.59" table:style-name="ce7">
            <text:p>62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89.619" table:style-name="ce7">
            <text:p>90</text:p>
          </table:table-cell>
          <table:table-cell office:value-type="float" office:value="87.01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87.571298611111132" table:style-name="ce7">
            <text:p>88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89.162000000000006" table:style-name="ce7">
            <text:p>89</text:p>
          </table:table-cell>
          <table:table-cell office:value-type="float" office:value="84.31100000000000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88.197486111111104" table:style-name="ce7">
            <text:p>88</text:p>
          </table:table-cell>
          <table:table-cell office:value-type="float" office:value="59.485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9.575000000000003" table:style-name="ce7">
            <text:p>90</text:p>
          </table:table-cell>
          <table:table-cell office:value-type="float" office:value="87.43200000000000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88.441750000000013" table:style-name="ce7">
            <text:p>88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89.313000000000002" table:style-name="ce7">
            <text:p>89</text:p>
          </table:table-cell>
          <table:table-cell office:value-type="float" office:value="87.96699999999999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88.712847222222251" table:style-name="ce7">
            <text:p>89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558" table:style-name="ce7">
            <text:p>56</text:p>
          </table:table-cell>
          <table:table-cell office:value-type="float" office:value="89.893000000000001" table:style-name="ce7">
            <text:p>90</text:p>
          </table:table-cell>
          <table:table-cell office:value-type="float" office:value="87.7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89.441868055555602" table:style-name="ce7">
            <text:p>89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54.691000000000003" table:style-name="ce7">
            <text:p>55</text:p>
          </table:table-cell>
          <table:table-cell office:value-type="float" office:value="90.742000000000004" table:style-name="ce7">
            <text:p>91</text:p>
          </table:table-cell>
          <table:table-cell office:value-type="float" office:value="88.709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89.902666666666619" table:style-name="ce7">
            <text:p>9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54.648000000000003" table:style-name="ce7">
            <text:p>55</text:p>
          </table:table-cell>
          <table:table-cell office:value-type="float" office:value="91.171999999999997" table:style-name="ce7">
            <text:p>91</text:p>
          </table:table-cell>
          <table:table-cell office:value-type="float" office:value="89.21299999999999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89.567999999999998" table:style-name="ce7">
            <text:p>90</text:p>
          </table:table-cell>
          <table:table-cell office:value-type="float" office:value="56.034999999999997" table:style-name="ce7">
            <text:p>56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1.596000000000004" table:style-name="ce7">
            <text:p>92</text:p>
          </table:table-cell>
          <table:table-cell office:value-type="float" office:value="88.74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90.690145833333361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93.774000000000001" table:style-name="ce7">
            <text:p>94</text:p>
          </table:table-cell>
          <table:table-cell office:value-type="float" office:value="87.903000000000006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91.359791666666652" table:style-name="ce7">
            <text:p>91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54.561" table:style-name="ce7">
            <text:p>55</text:p>
          </table:table-cell>
          <table:table-cell office:value-type="float" office:value="94.435000000000002" table:style-name="ce7">
            <text:p>94</text:p>
          </table:table-cell>
          <table:table-cell office:value-type="float" office:value="88.515000000000001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91.497131944444419" table:style-name="ce7">
            <text:p>91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4.733999999999995" table:style-name="ce7">
            <text:p>95</text:p>
          </table:table-cell>
          <table:table-cell office:value-type="float" office:value="88.63500000000000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91.44503472222226" table:style-name="ce7">
            <text:p>91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4.418000000000006" table:style-name="ce7">
            <text:p>94</text:p>
          </table:table-cell>
          <table:table-cell office:value-type="float" office:value="88.438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91.615986111111098" table:style-name="ce7">
            <text:p>92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94.31" table:style-name="ce7">
            <text:p>94</text:p>
          </table:table-cell>
          <table:table-cell office:value-type="float" office:value="89.3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91.995444444444502" table:style-name="ce7">
            <text:p>92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54.951999999999998" table:style-name="ce7">
            <text:p>55</text:p>
          </table:table-cell>
          <table:table-cell office:value-type="float" office:value="94.587999999999994" table:style-name="ce7">
            <text:p>95</text:p>
          </table:table-cell>
          <table:table-cell office:value-type="float" office:value="88.525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91.444076388888874" table:style-name="ce7">
            <text:p>91</text:p>
          </table:table-cell>
          <table:table-cell office:value-type="float" office:value="59.055999999999997" table:style-name="ce7">
            <text:p>59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94.415999999999997" table:style-name="ce7">
            <text:p>94</text:p>
          </table:table-cell>
          <table:table-cell office:value-type="float" office:value="87.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93.084243055555547" table:style-name="ce7">
            <text:p>93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55.863" table:style-name="ce7">
            <text:p>56</text:p>
          </table:table-cell>
          <table:table-cell office:value-type="float" office:value="93.935000000000002" table:style-name="ce7">
            <text:p>94</text:p>
          </table:table-cell>
          <table:table-cell office:value-type="float" office:value="91.67300000000000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93.364763888888831" table:style-name="ce7">
            <text:p>93</text:p>
          </table:table-cell>
          <table:table-cell office:value-type="float" office:value="59.529000000000003" table:style-name="ce7">
            <text:p>60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94.108000000000004" table:style-name="ce7">
            <text:p>94</text:p>
          </table:table-cell>
          <table:table-cell office:value-type="float" office:value="92.515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91.907763888888908" table:style-name="ce7">
            <text:p>92</text:p>
          </table:table-cell>
          <table:table-cell office:value-type="float" office:value="60.003" table:style-name="ce7">
            <text:p>60</text:p>
          </table:table-cell>
          <table:table-cell office:value-type="float" office:value="55.256" table:style-name="ce7">
            <text:p>55</text:p>
          </table:table-cell>
          <table:table-cell office:value-type="float" office:value="93.942999999999998" table:style-name="ce7">
            <text:p>94</text:p>
          </table:table-cell>
          <table:table-cell office:value-type="float" office:value="89.343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91.532395833333354" table:style-name="ce7">
            <text:p>92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3.645000000000003" table:style-name="ce7">
            <text:p>54</text:p>
          </table:table-cell>
          <table:table-cell office:value-type="float" office:value="94.994" table:style-name="ce7">
            <text:p>95</text:p>
          </table:table-cell>
          <table:table-cell office:value-type="float" office:value="89.082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93.201638888888837" table:style-name="ce7">
            <text:p>93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95.194000000000003" table:style-name="ce7">
            <text:p>95</text:p>
          </table:table-cell>
          <table:table-cell office:value-type="float" office:value="89.406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93.01720138888895" table:style-name="ce7">
            <text:p>93</text:p>
          </table:table-cell>
          <table:table-cell office:value-type="float" office:value="57.85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95.391999999999996" table:style-name="ce7">
            <text:p>95</text:p>
          </table:table-cell>
          <table:table-cell office:value-type="float" office:value="89.197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Y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75.924571428571426" table:style-name="ce19">
            <text:p>76</text:p>
          </table:table-cell>
          <table:table-cell office:value-type="float" office:value="64.128404761904747" table:style-name="ce19">
            <text:p>64</text:p>
          </table:table-cell>
          <table:table-cell office:value-type="float" office:value="82.084999999999994" table:style-name="ce19">
            <text:p>82</text:p>
          </table:table-cell>
          <table:table-cell office:value-type="float" office:value="70.242999999999995" table:style-name="ce19">
            <text:p>70</text:p>
          </table:table-cell>
          <table:table-cell office:value-type="float" office:value="71.486000000000004" table:style-name="ce19">
            <text:p>71</text:p>
          </table:table-cell>
          <table:table-cell office:value-type="float" office:value="55.759" table:style-name="ce19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0.872368055555569" table:style-name="ce7">
            <text:p>71</text:p>
          </table:table-cell>
          <table:table-cell office:value-type="float" office:value="84.497" table:style-name="ce21">
            <text:p>84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3.953999999999994" table:style-name="ce7">
            <text:p>84</text:p>
          </table:table-cell>
          <table:table-cell office:value-type="float" office:value="52.634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75.861159722222212" table:style-name="ce7">
            <text:p>76</text:p>
          </table:table-cell>
          <table:table-cell office:value-type="float" office:value="80.361000000000004" table:style-name="ce21">
            <text:p>80</text:p>
          </table:table-cell>
          <table:table-cell office:value-type="float" office:value="75.462999999999994" table:style-name="ce7">
            <text:p>75</text:p>
          </table:table-cell>
          <table:table-cell office:value-type="float" office:value="79.343000000000004" table:style-name="ce7">
            <text:p>79</text:p>
          </table:table-cell>
          <table:table-cell office:value-type="float" office:value="71.332999999999998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81.586388888888877" table:style-name="ce7">
            <text:p>82</text:p>
          </table:table-cell>
          <table:table-cell office:value-type="float" office:value="84.272000000000006" table:style-name="ce21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82.72" table:style-name="ce7">
            <text:p>83</text:p>
          </table:table-cell>
          <table:table-cell office:value-type="float" office:value="79.376999999999995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83.274944444444429" table:style-name="ce7">
            <text:p>83</text:p>
          </table:table-cell>
          <table:table-cell office:value-type="float" office:value="86.481999999999999" table:style-name="ce21">
            <text:p>86</text:p>
          </table:table-cell>
          <table:table-cell office:value-type="float" office:value="84.316999999999993" table:style-name="ce7">
            <text:p>84</text:p>
          </table:table-cell>
          <table:table-cell office:value-type="float" office:value="83.811000000000007" table:style-name="ce7">
            <text:p>84</text:p>
          </table:table-cell>
          <table:table-cell office:value-type="float" office:value="82.75499999999999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83.063673611111142" table:style-name="ce7">
            <text:p>83</text:p>
          </table:table-cell>
          <table:table-cell office:value-type="float" office:value="87.391000000000005" table:style-name="ce21">
            <text:p>87</text:p>
          </table:table-cell>
          <table:table-cell office:value-type="float" office:value="86.436999999999998" table:style-name="ce7">
            <text:p>86</text:p>
          </table:table-cell>
          <table:table-cell office:value-type="float" office:value="83.563000000000002" table:style-name="ce7">
            <text:p>84</text:p>
          </table:table-cell>
          <table:table-cell office:value-type="float" office:value="82.4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82.577499999999986" table:style-name="ce7">
            <text:p>83</text:p>
          </table:table-cell>
          <table:table-cell office:value-type="float" office:value="87.984999999999999" table:style-name="ce21">
            <text:p>88</text:p>
          </table:table-cell>
          <table:table-cell office:value-type="float" office:value="86.709000000000003" table:style-name="ce7">
            <text:p>87</text:p>
          </table:table-cell>
          <table:table-cell office:value-type="float" office:value="82.998999999999995" table:style-name="ce7">
            <text:p>83</text:p>
          </table:table-cell>
          <table:table-cell office:value-type="float" office:value="81.994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83.190833333333302" table:style-name="ce7">
            <text:p>83</text:p>
          </table:table-cell>
          <table:table-cell office:value-type="float" office:value="88.396000000000001" table:style-name="ce21">
            <text:p>88</text:p>
          </table:table-cell>
          <table:table-cell office:value-type="float" office:value="86.164000000000001" table:style-name="ce7">
            <text:p>86</text:p>
          </table:table-cell>
          <table:table-cell office:value-type="float" office:value="84.337000000000003" table:style-name="ce7">
            <text:p>84</text:p>
          </table:table-cell>
          <table:table-cell office:value-type="float" office:value="82.12600000000000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67.755715277777782" table:style-name="ce7">
            <text:p>68</text:p>
          </table:table-cell>
          <table:table-cell office:value-type="float" office:value="87.938999999999993" table:style-name="ce21">
            <text:p>88</text:p>
          </table:table-cell>
          <table:table-cell office:value-type="float" office:value="57.42" table:style-name="ce7">
            <text:p>57</text:p>
          </table:table-cell>
          <table:table-cell office:value-type="float" office:value="84.179000000000002" table:style-name="ce7">
            <text:p>84</text:p>
          </table:table-cell>
          <table:table-cell office:value-type="float" office:value="53.55400000000000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74.151645833333305" table:style-name="ce7">
            <text:p>74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52.115000000000002" table:style-name="ce7">
            <text:p>52</text:p>
          </table:table-cell>
          <table:table-cell office:value-type="float" office:value="81.638999999999996" table:style-name="ce7">
            <text:p>82</text:p>
          </table:table-cell>
          <table:table-cell office:value-type="float" office:value="63.936999999999998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79.006972222222203" table:style-name="ce7">
            <text:p>79</text:p>
          </table:table-cell>
          <table:table-cell office:value-type="float" office:value="61.976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82.323999999999998" table:style-name="ce7">
            <text:p>82</text:p>
          </table:table-cell>
          <table:table-cell office:value-type="float" office:value="72.242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82.851166666666643" table:style-name="ce7">
            <text:p>8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83.516999999999996" table:style-name="ce7">
            <text:p>84</text:p>
          </table:table-cell>
          <table:table-cell office:value-type="float" office:value="82.29099999999999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83.315326388888906" table:style-name="ce7">
            <text:p>83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83.975999999999999" table:style-name="ce7">
            <text:p>84</text:p>
          </table:table-cell>
          <table:table-cell office:value-type="float" office:value="82.1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83.969034722222233" table:style-name="ce7">
            <text:p>84</text:p>
          </table:table-cell>
          <table:table-cell office:value-type="float" office:value="59.228999999999999" table:style-name="ce7">
            <text:p>59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4.54" table:style-name="ce7">
            <text:p>85</text:p>
          </table:table-cell>
          <table:table-cell office:value-type="float" office:value="83.465000000000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84.342340277777751" table:style-name="ce7">
            <text:p>84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84.635999999999996" table:style-name="ce7">
            <text:p>85</text:p>
          </table:table-cell>
          <table:table-cell office:value-type="float" office:value="84.12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84.597229166666679" table:style-name="ce7">
            <text:p>85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5.213000000000001" table:style-name="ce7">
            <text:p>55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84.09099999999999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85.090798611111111" table:style-name="ce7">
            <text:p>85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4.43" table:style-name="ce7">
            <text:p>54</text:p>
          </table:table-cell>
          <table:table-cell office:value-type="float" office:value="85.63" table:style-name="ce7">
            <text:p>86</text:p>
          </table:table-cell>
          <table:table-cell office:value-type="float" office:value="84.622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85.487513888888927" table:style-name="ce7">
            <text:p>8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54.387" table:style-name="ce7">
            <text:p>54</text:p>
          </table:table-cell>
          <table:table-cell office:value-type="float" office:value="86.048000000000002" table:style-name="ce7">
            <text:p>86</text:p>
          </table:table-cell>
          <table:table-cell office:value-type="float" office:value="85.19799999999999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85.288291666666638" table:style-name="ce7">
            <text:p>85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85.66" table:style-name="ce7">
            <text:p>86</text:p>
          </table:table-cell>
          <table:table-cell office:value-type="float" office:value="84.837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85.509125000000012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3.908000000000001" table:style-name="ce7">
            <text:p>54</text:p>
          </table:table-cell>
          <table:table-cell office:value-type="float" office:value="86.838999999999999" table:style-name="ce7">
            <text:p>87</text:p>
          </table:table-cell>
          <table:table-cell office:value-type="float" office:value="84.459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85.695569444444416" table:style-name="ce7">
            <text:p>86</text:p>
          </table:table-cell>
          <table:table-cell office:value-type="float" office:value="57.375999999999998" table:style-name="ce7">
            <text:p>57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6.641000000000005" table:style-name="ce7">
            <text:p>87</text:p>
          </table:table-cell>
          <table:table-cell office:value-type="float" office:value="84.82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85.90899305555557" table:style-name="ce7">
            <text:p>86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125999999999998" table:style-name="ce7">
            <text:p>54</text:p>
          </table:table-cell>
          <table:table-cell office:value-type="float" office:value="87.016000000000005" table:style-name="ce7">
            <text:p>87</text:p>
          </table:table-cell>
          <table:table-cell office:value-type="float" office:value="84.873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85.990979166666691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7.105999999999995" table:style-name="ce7">
            <text:p>87</text:p>
          </table:table-cell>
          <table:table-cell office:value-type="float" office:value="84.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85.81010416666669" table:style-name="ce7">
            <text:p>86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54.082000000000001" table:style-name="ce7">
            <text:p>54</text:p>
          </table:table-cell>
          <table:table-cell office:value-type="float" office:value="86.373000000000005" table:style-name="ce7">
            <text:p>86</text:p>
          </table:table-cell>
          <table:table-cell office:value-type="float" office:value="85.364000000000004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85.96747222222217" table:style-name="ce7">
            <text:p>86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87.137" table:style-name="ce7">
            <text:p>87</text:p>
          </table:table-cell>
          <table:table-cell office:value-type="float" office:value="85.034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86.064152777777792" table:style-name="ce7">
            <text:p>86</text:p>
          </table:table-cell>
          <table:table-cell office:value-type="float" office:value="57.936" table:style-name="ce7">
            <text:p>58</text:p>
          </table:table-cell>
          <table:table-cell office:value-type="float" office:value="53.732999999999997" table:style-name="ce7">
            <text:p>54</text:p>
          </table:table-cell>
          <table:table-cell office:value-type="float" office:value="87.040999999999997" table:style-name="ce7">
            <text:p>87</text:p>
          </table:table-cell>
          <table:table-cell office:value-type="float" office:value="84.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86.816902777777699" table:style-name="ce7">
            <text:p>87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87.191000000000003" table:style-name="ce7">
            <text:p>87</text:p>
          </table:table-cell>
          <table:table-cell office:value-type="float" office:value="85.9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86.832923611111084" table:style-name="ce7">
            <text:p>87</text:p>
          </table:table-cell>
          <table:table-cell office:value-type="float" office:value="58.927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7.253" table:style-name="ce7">
            <text:p>87</text:p>
          </table:table-cell>
          <table:table-cell office:value-type="float" office:value="86.155000000000001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86.323923611111141" table:style-name="ce7">
            <text:p>86</text:p>
          </table:table-cell>
          <table:table-cell office:value-type="float" office:value="59.445" table:style-name="ce7">
            <text:p>59</text:p>
          </table:table-cell>
          <table:table-cell office:value-type="float" office:value="54.777000000000001" table:style-name="ce7">
            <text:p>55</text:p>
          </table:table-cell>
          <table:table-cell office:value-type="float" office:value="87.08" table:style-name="ce7">
            <text:p>87</text:p>
          </table:table-cell>
          <table:table-cell office:value-type="float" office:value="85.805000000000007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86.669604166666659" table:style-name="ce7">
            <text:p>87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3.209000000000003" table:style-name="ce7">
            <text:p>53</text:p>
          </table:table-cell>
          <table:table-cell office:value-type="float" office:value="88.03" table:style-name="ce7">
            <text:p>88</text:p>
          </table:table-cell>
          <table:table-cell office:value-type="float" office:value="85.718999999999994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7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6" table:style-name="ce7">
            <text:p>56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8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7" table:style-name="ce7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Y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1.801095238095215" table:style-name="ce19">
            <text:p>72</text:p>
          </table:table-cell>
          <table:table-cell office:value-type="float" office:value="75.56609523809523" table:style-name="ce19">
            <text:p>76</text:p>
          </table:table-cell>
          <table:table-cell office:value-type="float" office:value="83.600999999999999" table:style-name="ce19">
            <text:p>84</text:p>
          </table:table-cell>
          <table:table-cell office:value-type="float" office:value="67.372" table:style-name="ce19">
            <text:p>67</text:p>
          </table:table-cell>
          <table:table-cell office:value-type="float" office:value="83.266000000000005" table:style-name="ce19">
            <text:p>83</text:p>
          </table:table-cell>
          <table:table-cell office:value-type="float" office:value="55.92" table:style-name="ce19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80.772493055555543" table:style-name="ce7">
            <text:p>81</text:p>
          </table:table-cell>
          <table:table-cell office:value-type="float" office:value="85.034999999999997" table:style-name="ce7">
            <text:p>85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92.703000000000003" table:style-name="ce7">
            <text:p>93</text:p>
          </table:table-cell>
          <table:table-cell office:value-type="float" office:value="59.518000000000001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74.825409722222233" table:style-name="ce7">
            <text:p>75</text:p>
          </table:table-cell>
          <table:table-cell office:value-type="float" office:value="90.518000000000001" table:style-name="ce7">
            <text:p>91</text:p>
          </table:table-cell>
          <table:table-cell office:value-type="float" office:value="81.864000000000004" table:style-name="ce7">
            <text:p>82</text:p>
          </table:table-cell>
          <table:table-cell office:value-type="float" office:value="77.902000000000001" table:style-name="ce7">
            <text:p>78</text:p>
          </table:table-cell>
          <table:table-cell office:value-type="float" office:value="68.165999999999997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70.592583333333351" table:style-name="ce7">
            <text:p>71</text:p>
          </table:table-cell>
          <table:table-cell office:value-type="float" office:value="94.275999999999996" table:style-name="ce7">
            <text:p>94</text:p>
          </table:table-cell>
          <table:table-cell office:value-type="float" office:value="90.471000000000004" table:style-name="ce7">
            <text:p>90</text:p>
          </table:table-cell>
          <table:table-cell office:value-type="float" office:value="72.367999999999995" table:style-name="ce7">
            <text:p>72</text:p>
          </table:table-cell>
          <table:table-cell office:value-type="float" office:value="68.38200000000000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70.150729166666665" table:style-name="ce7">
            <text:p>70</text:p>
          </table:table-cell>
          <table:table-cell office:value-type="float" office:value="95.471999999999994" table:style-name="ce7">
            <text:p>95</text:p>
          </table:table-cell>
          <table:table-cell office:value-type="float" office:value="91.355000000000004" table:style-name="ce7">
            <text:p>91</text:p>
          </table:table-cell>
          <table:table-cell office:value-type="float" office:value="74.823999999999998" table:style-name="ce7">
            <text:p>75</text:p>
          </table:table-cell>
          <table:table-cell office:value-type="float" office:value="68.20099999999999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67.126562499999963" table:style-name="ce7">
            <text:p>67</text:p>
          </table:table-cell>
          <table:table-cell office:value-type="float" office:value="95.855000000000004" table:style-name="ce7">
            <text:p>96</text:p>
          </table:table-cell>
          <table:table-cell office:value-type="float" office:value="94.563000000000002" table:style-name="ce7">
            <text:p>95</text:p>
          </table:table-cell>
          <table:table-cell office:value-type="float" office:value="69.076999999999998" table:style-name="ce7">
            <text:p>69</text:p>
          </table:table-cell>
          <table:table-cell office:value-type="float" office:value="65.59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67.462784722222182" table:style-name="ce7">
            <text:p>67</text:p>
          </table:table-cell>
          <table:table-cell office:value-type="float" office:value="96.096000000000004" table:style-name="ce7">
            <text:p>96</text:p>
          </table:table-cell>
          <table:table-cell office:value-type="float" office:value="93.328000000000003" table:style-name="ce7">
            <text:p>93</text:p>
          </table:table-cell>
          <table:table-cell office:value-type="float" office:value="70.522000000000006" table:style-name="ce7">
            <text:p>71</text:p>
          </table:table-cell>
          <table:table-cell office:value-type="float" office:value="66.186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70.151604166666658" table:style-name="ce7">
            <text:p>70</text:p>
          </table:table-cell>
          <table:table-cell office:value-type="float" office:value="96.480999999999995" table:style-name="ce7">
            <text:p>96</text:p>
          </table:table-cell>
          <table:table-cell office:value-type="float" office:value="91.075999999999993" table:style-name="ce7">
            <text:p>91</text:p>
          </table:table-cell>
          <table:table-cell office:value-type="float" office:value="76.438000000000002" table:style-name="ce7">
            <text:p>76</text:p>
          </table:table-cell>
          <table:table-cell office:value-type="float" office:value="66.105999999999995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54.557520833333349" table:style-name="ce7">
            <text:p>55</text:p>
          </table:table-cell>
          <table:table-cell office:value-type="float" office:value="95.423000000000002" table:style-name="ce7">
            <text:p>95</text:p>
          </table:table-cell>
          <table:table-cell office:value-type="float" office:value="63.39" table:style-name="ce7">
            <text:p>63</text:p>
          </table:table-cell>
          <table:table-cell office:value-type="float" office:value="73.230999999999995" table:style-name="ce7">
            <text:p>73</text:p>
          </table:table-cell>
          <table:table-cell office:value-type="float" office:value="39.991" table:style-name="ce7">
            <text:p>4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74.276680555555544" table:style-name="ce7">
            <text:p>74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87.031999999999996" table:style-name="ce7">
            <text:p>87</text:p>
          </table:table-cell>
          <table:table-cell office:value-type="float" office:value="53.35499999999999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81.84288888888895" table:style-name="ce7">
            <text:p>82</text:p>
          </table:table-cell>
          <table:table-cell office:value-type="float" office:value="62.49" table:style-name="ce7">
            <text:p>62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85.786000000000001" table:style-name="ce7">
            <text:p>86</text:p>
          </table:table-cell>
          <table:table-cell office:value-type="float" office:value="73.126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85.056173611111106" table:style-name="ce7">
            <text:p>85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85.584000000000003" table:style-name="ce7">
            <text:p>86</text:p>
          </table:table-cell>
          <table:table-cell office:value-type="float" office:value="83.83299999999999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83.909729166666594" table:style-name="ce7">
            <text:p>84</text:p>
          </table:table-cell>
          <table:table-cell office:value-type="float" office:value="61.59" table:style-name="ce7">
            <text:p>62</text:p>
          </table:table-cell>
          <table:table-cell office:value-type="float" office:value="60.003" table:style-name="ce7">
            <text:p>60</text:p>
          </table:table-cell>
          <table:table-cell office:value-type="float" office:value="84.722999999999999" table:style-name="ce7">
            <text:p>85</text:p>
          </table:table-cell>
          <table:table-cell office:value-type="float" office:value="81.71500000000000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85.186187499999974" table:style-name="ce7">
            <text:p>85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9.616" table:style-name="ce7">
            <text:p>60</text:p>
          </table:table-cell>
          <table:table-cell office:value-type="float" office:value="85.903000000000006" table:style-name="ce7">
            <text:p>86</text:p>
          </table:table-cell>
          <table:table-cell office:value-type="float" office:value="84.456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85.392409722222226" table:style-name="ce7">
            <text:p>85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5.85" table:style-name="ce7">
            <text:p>86</text:p>
          </table:table-cell>
          <table:table-cell office:value-type="float" office:value="84.96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85.238354166666639" table:style-name="ce7">
            <text:p>85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7.16" table:style-name="ce7">
            <text:p>57</text:p>
          </table:table-cell>
          <table:table-cell office:value-type="float" office:value="86.263000000000005" table:style-name="ce7">
            <text:p>86</text:p>
          </table:table-cell>
          <table:table-cell office:value-type="float" office:value="84.37099999999999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86.290444444444432" table:style-name="ce7">
            <text:p>86</text:p>
          </table:table-cell>
          <table:table-cell office:value-type="float" office:value="57.16" table:style-name="ce7">
            <text:p>57</text:p>
          </table:table-cell>
          <table:table-cell office:value-type="float" office:value="56.34" table:style-name="ce7">
            <text:p>56</text:p>
          </table:table-cell>
          <table:table-cell office:value-type="float" office:value="87.454999999999998" table:style-name="ce7">
            <text:p>87</text:p>
          </table:table-cell>
          <table:table-cell office:value-type="float" office:value="85.341999999999999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87.293465277777798" table:style-name="ce7">
            <text:p>87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6.122" table:style-name="ce7">
            <text:p>56</text:p>
          </table:table-cell>
          <table:table-cell office:value-type="float" office:value="87.88" table:style-name="ce7">
            <text:p>88</text:p>
          </table:table-cell>
          <table:table-cell office:value-type="float" office:value="86.802000000000007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87.43717361111112" table:style-name="ce7">
            <text:p>87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819000000000003" table:style-name="ce7">
            <text:p>56</text:p>
          </table:table-cell>
          <table:table-cell office:value-type="float" office:value="89.366" table:style-name="ce7">
            <text:p>89</text:p>
          </table:table-cell>
          <table:table-cell office:value-type="float" office:value="86.628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87.338881944444424" table:style-name="ce7">
            <text:p>87</text:p>
          </table:table-cell>
          <table:table-cell office:value-type="float" office:value="59.616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4.17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87.59297916666668" table:style-name="ce7">
            <text:p>88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90.216999999999999" table:style-name="ce7">
            <text:p>90</text:p>
          </table:table-cell>
          <table:table-cell office:value-type="float" office:value="85.05800000000000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87.957159722222229" table:style-name="ce7">
            <text:p>88</text:p>
          </table:table-cell>
          <table:table-cell office:value-type="float" office:value="59.357999999999997" table:style-name="ce7">
            <text:p>59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90.584000000000003" table:style-name="ce7">
            <text:p>91</text:p>
          </table:table-cell>
          <table:table-cell office:value-type="float" office:value="85.052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88.321118055555587" table:style-name="ce7">
            <text:p>88</text:p>
          </table:table-cell>
          <table:table-cell office:value-type="float" office:value="60.433" table:style-name="ce7">
            <text:p>60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94.01" table:style-name="ce7">
            <text:p>94</text:p>
          </table:table-cell>
          <table:table-cell office:value-type="float" office:value="84.4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87.135631944444469" table:style-name="ce7">
            <text:p>87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6.988" table:style-name="ce7">
            <text:p>57</text:p>
          </table:table-cell>
          <table:table-cell office:value-type="float" office:value="89.581999999999994" table:style-name="ce7">
            <text:p>90</text:p>
          </table:table-cell>
          <table:table-cell office:value-type="float" office:value="84.6059999999999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87.560673611111099" table:style-name="ce7">
            <text:p>88</text:p>
          </table:table-cell>
          <table:table-cell office:value-type="float" office:value="60.39" table:style-name="ce7">
            <text:p>60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89.93" table:style-name="ce7">
            <text:p>90</text:p>
          </table:table-cell>
          <table:table-cell office:value-type="float" office:value="83.953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86.65928472222221" table:style-name="ce7">
            <text:p>87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7.247" table:style-name="ce7">
            <text:p>57</text:p>
          </table:table-cell>
          <table:table-cell office:value-type="float" office:value="89.218000000000004" table:style-name="ce7">
            <text:p>89</text:p>
          </table:table-cell>
          <table:table-cell office:value-type="float" office:value="82.713999999999999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88.455534722222239" table:style-name="ce7">
            <text:p>88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89.704999999999998" table:style-name="ce7">
            <text:p>90</text:p>
          </table:table-cell>
          <table:table-cell office:value-type="float" office:value="85.138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90.840861111111096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91.631" table:style-name="ce7">
            <text:p>92</text:p>
          </table:table-cell>
          <table:table-cell office:value-type="float" office:value="89.613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89.979347222222174" table:style-name="ce7">
            <text:p>90</text:p>
          </table:table-cell>
          <table:table-cell office:value-type="float" office:value="60.473999999999997" table:style-name="ce7">
            <text:p>60</text:p>
          </table:table-cell>
          <table:table-cell office:value-type="float" office:value="57.936" table:style-name="ce7">
            <text:p>58</text:p>
          </table:table-cell>
          <table:table-cell office:value-type="float" office:value="92.033000000000001" table:style-name="ce7">
            <text:p>92</text:p>
          </table:table-cell>
          <table:table-cell office:value-type="float" office:value="85.90900000000000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87.371277777777735" table:style-name="ce7">
            <text:p>87</text:p>
          </table:table-cell>
          <table:table-cell office:value-type="float" office:value="57.978999999999999" table:style-name="ce7">
            <text:p>5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90.552000000000007" table:style-name="ce7">
            <text:p>91</text:p>
          </table:table-cell>
          <table:table-cell office:value-type="float" office:value="85.44899999999999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90.63641666666669" table:style-name="ce7">
            <text:p>91</text:p>
          </table:table-cell>
          <table:table-cell office:value-type="float" office:value="58.195" table:style-name="ce7">
            <text:p>58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35999999999999" table:style-name="ce7">
            <text:p>93</text:p>
          </table:table-cell>
          <table:table-cell office:value-type="float" office:value="87.747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90.69811805555554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6.512" table:style-name="ce7">
            <text:p>57</text:p>
          </table:table-cell>
          <table:table-cell office:value-type="float" office:value="92.620999999999995" table:style-name="ce7">
            <text:p>93</text:p>
          </table:table-cell>
          <table:table-cell office:value-type="float" office:value="87.599000000000004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Z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6.630261904761909" table:style-name="ce19">
            <text:p>77</text:p>
          </table:table-cell>
          <table:table-cell office:value-type="float" office:value="73.445714285714274" table:style-name="ce19">
            <text:p>73</text:p>
          </table:table-cell>
          <table:table-cell office:value-type="float" office:value="81.620999999999995" table:style-name="ce19">
            <text:p>82</text:p>
          </table:table-cell>
          <table:table-cell office:value-type="float" office:value="72.718000000000004" table:style-name="ce19">
            <text:p>73</text:p>
          </table:table-cell>
          <table:table-cell office:value-type="float" office:value="81.349999999999994" table:style-name="ce19">
            <text:p>81</text:p>
          </table:table-cell>
          <table:table-cell office:value-type="float" office:value="50.85" table:style-name="ce19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72.317722222222116" table:style-name="ce7">
            <text:p>72</text:p>
          </table:table-cell>
          <table:table-cell office:value-type="float" office:value="83.95715277777775" table:style-name="ce7">
            <text:p>84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89.75" table:style-name="ce7">
            <text:p>90</text:p>
          </table:table-cell>
          <table:table-cell office:value-type="float" office:value="71.1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7.741708333333264" table:style-name="ce7">
            <text:p>78</text:p>
          </table:table-cell>
          <table:table-cell office:value-type="float" office:value="87.214166666666799" table:style-name="ce7">
            <text:p>87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6.353999999999999" table:style-name="ce7">
            <text:p>76</text:p>
          </table:table-cell>
          <table:table-cell office:value-type="float" office:value="89.91" table:style-name="ce7">
            <text:p>90</text:p>
          </table:table-cell>
          <table:table-cell office:value-type="float" office:value="85.6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8.858340277777586" table:style-name="ce7">
            <text:p>79</text:p>
          </table:table-cell>
          <table:table-cell office:value-type="float" office:value="93.542777777777857" table:style-name="ce7">
            <text:p>94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95.15" table:style-name="ce7">
            <text:p>95</text:p>
          </table:table-cell>
          <table:table-cell office:value-type="float" office:value="89.91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9.80502083333333" table:style-name="ce7">
            <text:p>80</text:p>
          </table:table-cell>
          <table:table-cell office:value-type="float" office:value="96.2378472222223" table:style-name="ce7">
            <text:p>96</text:p>
          </table:table-cell>
          <table:table-cell office:value-type="float" office:value="80.382000000000005" table:style-name="ce7">
            <text:p>80</text:p>
          </table:table-cell>
          <table:table-cell office:value-type="float" office:value="79.150999999999996" table:style-name="ce7">
            <text:p>79</text:p>
          </table:table-cell>
          <table:table-cell office:value-type="float" office:value="97.47" table:style-name="ce7">
            <text:p>97</text:p>
          </table:table-cell>
          <table:table-cell office:value-type="float" office:value="95.15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79.852104166666606" table:style-name="ce7">
            <text:p>80</text:p>
          </table:table-cell>
          <table:table-cell office:value-type="float" office:value="96.849861111111224" table:style-name="ce7">
            <text:p>97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98.78" table:style-name="ce7">
            <text:p>99</text:p>
          </table:table-cell>
          <table:table-cell office:value-type="float" office:value="96.27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6.486750000000043" table:style-name="ce7">
            <text:p>76</text:p>
          </table:table-cell>
          <table:table-cell office:value-type="float" office:value="88.060555555555609" table:style-name="ce7">
            <text:p>88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98.8" table:style-name="ce7">
            <text:p>99</text:p>
          </table:table-cell>
          <table:table-cell office:value-type="float" office:value="58.7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7.117791666666648" table:style-name="ce7">
            <text:p>67</text:p>
          </table:table-cell>
          <table:table-cell office:value-type="float" office:value="75.499791666666624" table:style-name="ce7">
            <text:p>75</text:p>
          </table:table-cell>
          <table:table-cell office:value-type="float" office:value="73.753" table:style-name="ce7">
            <text:p>7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4.87" table:style-name="ce7">
            <text:p>95</text:p>
          </table:table-cell>
          <table:table-cell office:value-type="float" office:value="60.91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2.65391666666666" table:style-name="ce7">
            <text:p>63</text:p>
          </table:table-cell>
          <table:table-cell office:value-type="float" office:value="66.568472222222226" table:style-name="ce7">
            <text:p>67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75.48" table:style-name="ce7">
            <text:p>75</text:p>
          </table:table-cell>
          <table:table-cell office:value-type="float" office:value="62.2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9.304979166666662" table:style-name="ce7">
            <text:p>59</text:p>
          </table:table-cell>
          <table:table-cell office:value-type="float" office:value="74.09499999999997" table:style-name="ce7">
            <text:p>74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9.03" table:style-name="ce7">
            <text:p>89</text:p>
          </table:table-cell>
          <table:table-cell office:value-type="float" office:value="64.75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1.612374999999979" table:style-name="ce7">
            <text:p>62</text:p>
          </table:table-cell>
          <table:table-cell office:value-type="float" office:value="83.213402777777617" table:style-name="ce7">
            <text:p>83</text:p>
          </table:table-cell>
          <table:table-cell office:value-type="float" office:value="65.509" table:style-name="ce7">
            <text:p>66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91.84" table:style-name="ce7">
            <text:p>92</text:p>
          </table:table-cell>
          <table:table-cell office:value-type="float" office:value="69.1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5.312826388888865" table:style-name="ce7">
            <text:p>65</text:p>
          </table:table-cell>
          <table:table-cell office:value-type="float" office:value="84.19916666666677" table:style-name="ce7">
            <text:p>84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72.7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3.431229166666704" table:style-name="ce7">
            <text:p>63</text:p>
          </table:table-cell>
          <table:table-cell office:value-type="float" office:value="81.218472222222161" table:style-name="ce7">
            <text:p>81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03" table:style-name="ce7">
            <text:p>89</text:p>
          </table:table-cell>
          <table:table-cell office:value-type="float" office:value="73.7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5.674173611111058" table:style-name="ce7">
            <text:p>66</text:p>
          </table:table-cell>
          <table:table-cell office:value-type="float" office:value="85.119513888888889" table:style-name="ce7">
            <text:p>85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9.7" table:style-name="ce7">
            <text:p>90</text:p>
          </table:table-cell>
          <table:table-cell office:value-type="float" office:value="76.39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6.337743055555563" table:style-name="ce7">
            <text:p>66</text:p>
          </table:table-cell>
          <table:table-cell office:value-type="float" office:value="83.544861111111118" table:style-name="ce7">
            <text:p>84</text:p>
          </table:table-cell>
          <table:table-cell office:value-type="float" office:value="68.076999999999998" table:style-name="ce7">
            <text:p>68</text:p>
          </table:table-cell>
          <table:table-cell office:value-type="float" office:value="64.31" table:style-name="ce7">
            <text:p>64</text:p>
          </table:table-cell>
          <table:table-cell office:value-type="float" office:value="89.72" table:style-name="ce7">
            <text:p>90</text:p>
          </table:table-cell>
          <table:table-cell office:value-type="float" office:value="76.3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3.231006944444431" table:style-name="ce7">
            <text:p>63</text:p>
          </table:table-cell>
          <table:table-cell office:value-type="float" office:value="77.609305555555579" table:style-name="ce7">
            <text:p>78</text:p>
          </table:table-cell>
          <table:table-cell office:value-type="float" office:value="66.36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86.72" table:style-name="ce7">
            <text:p>87</text:p>
          </table:table-cell>
          <table:table-cell office:value-type="float" office:value="72.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3.345423611111151" table:style-name="ce7">
            <text:p>63</text:p>
          </table:table-cell>
          <table:table-cell office:value-type="float" office:value="83.389652777777741" table:style-name="ce7">
            <text:p>83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91.1" table:style-name="ce7">
            <text:p>91</text:p>
          </table:table-cell>
          <table:table-cell office:value-type="float" office:value="75.86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5.706388888888952" table:style-name="ce7">
            <text:p>66</text:p>
          </table:table-cell>
          <table:table-cell office:value-type="float" office:value="86.427291666666619" table:style-name="ce7">
            <text:p>86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1.13" table:style-name="ce7">
            <text:p>91</text:p>
          </table:table-cell>
          <table:table-cell office:value-type="float" office:value="83.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5.738437500000003" table:style-name="ce7">
            <text:p>66</text:p>
          </table:table-cell>
          <table:table-cell office:value-type="float" office:value="76.574375000000046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9.07" table:style-name="ce7">
            <text:p>89</text:p>
          </table:table-cell>
          <table:table-cell office:value-type="float" office:value="59.9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8.912055555555526" table:style-name="ce7">
            <text:p>59</text:p>
          </table:table-cell>
          <table:table-cell office:value-type="float" office:value="65.11041666666668" table:style-name="ce7">
            <text:p>65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5.67" table:style-name="ce7">
            <text:p>76</text:p>
          </table:table-cell>
          <table:table-cell office:value-type="float" office:value="58.68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7.280131944444442" table:style-name="ce7">
            <text:p>57</text:p>
          </table:table-cell>
          <table:table-cell office:value-type="float" office:value="71.104722222222264" table:style-name="ce7">
            <text:p>71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1.874000000000002" table:style-name="ce7">
            <text:p>52</text:p>
          </table:table-cell>
          <table:table-cell office:value-type="float" office:value="83.61" table:style-name="ce7">
            <text:p>84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5.715569444444412" table:style-name="ce7">
            <text:p>56</text:p>
          </table:table-cell>
          <table:table-cell office:value-type="float" office:value="66.365902777777791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52.75" table:style-name="ce7">
            <text:p>53</text:p>
          </table:table-cell>
          <table:table-cell office:value-type="float" office:value="75.489999999999995" table:style-name="ce7">
            <text:p>75</text:p>
          </table:table-cell>
          <table:table-cell office:value-type="float" office:value="56.39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5.380256944444383" table:style-name="ce7">
            <text:p>55</text:p>
          </table:table-cell>
          <table:table-cell office:value-type="float" office:value="71.599305555555532" table:style-name="ce7">
            <text:p>72</text:p>
          </table:table-cell>
          <table:table-cell office:value-type="float" office:value="58.993000000000002" table:style-name="ce7">
            <text:p>59</text:p>
          </table:table-cell>
          <table:table-cell office:value-type="float" office:value="52.05" table:style-name="ce7">
            <text:p>52</text:p>
          </table:table-cell>
          <table:table-cell office:value-type="float" office:value="78.2" table:style-name="ce7">
            <text:p>78</text:p>
          </table:table-cell>
          <table:table-cell office:value-type="float" office:value="62.8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145124999999929" table:style-name="ce7">
            <text:p>56</text:p>
          </table:table-cell>
          <table:table-cell office:value-type="float" office:value="71.148611111111123" table:style-name="ce7">
            <text:p>71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79.44" table:style-name="ce7">
            <text:p>79</text:p>
          </table:table-cell>
          <table:table-cell office:value-type="float" office:value="65.81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5.825763888888851" table:style-name="ce7">
            <text:p>56</text:p>
          </table:table-cell>
          <table:table-cell office:value-type="float" office:value="68.167708333333323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4.8" table:style-name="ce7">
            <text:p>75</text:p>
          </table:table-cell>
          <table:table-cell office:value-type="float" office:value="59.44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066069444444373" table:style-name="ce7">
            <text:p>56</text:p>
          </table:table-cell>
          <table:table-cell office:value-type="float" office:value="72.308125000000032" table:style-name="ce7">
            <text:p>72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84.01" table:style-name="ce7">
            <text:p>84</text:p>
          </table:table-cell>
          <table:table-cell office:value-type="float" office:value="59.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5.322069444444466" table:style-name="ce7">
            <text:p>55</text:p>
          </table:table-cell>
          <table:table-cell office:value-type="float" office:value="66.668402777777757" table:style-name="ce7">
            <text:p>67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1.88" table:style-name="ce7">
            <text:p>82</text:p>
          </table:table-cell>
          <table:table-cell office:value-type="float" office:value="48.92" table:style-name="ce7">
            <text:p>4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5.113340277777823" table:style-name="ce7">
            <text:p>55</text:p>
          </table:table-cell>
          <table:table-cell office:value-type="float" office:value="82.976458333333341" table:style-name="ce7">
            <text:p>83</text:p>
          </table:table-cell>
          <table:table-cell office:value-type="float" office:value="55.884" table:style-name="ce7">
            <text:p>56</text:p>
          </table:table-cell>
          <table:table-cell office:value-type="float" office:value="52.576000000000001" table:style-name="ce7">
            <text:p>53</text:p>
          </table:table-cell>
          <table:table-cell office:value-type="float" office:value="88.92" table:style-name="ce7">
            <text:p>89</text:p>
          </table:table-cell>
          <table:table-cell office:value-type="float" office:value="59.56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6.020506944444364" table:style-name="ce7">
            <text:p>56</text:p>
          </table:table-cell>
          <table:table-cell office:value-type="float" office:value="89.662013888888978" table:style-name="ce7">
            <text:p>90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93.36" table:style-name="ce7">
            <text:p>93</text:p>
          </table:table-cell>
          <table:table-cell office:value-type="float" office:value="84.8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5.976819444444381" table:style-name="ce7">
            <text:p>56</text:p>
          </table:table-cell>
          <table:table-cell office:value-type="float" office:value="85.769999999999968" table:style-name="ce7">
            <text:p>86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494999999999997" table:style-name="ce7">
            <text:p>54</text:p>
          </table:table-cell>
          <table:table-cell office:value-type="float" office:value="91.71" table:style-name="ce7">
            <text:p>92</text:p>
          </table:table-cell>
          <table:table-cell office:value-type="float" office:value="76.930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5.838076388888794" table:style-name="ce7">
            <text:p>56</text:p>
          </table:table-cell>
          <table:table-cell office:value-type="float" office:value="89.138888888888971" table:style-name="ce7">
            <text:p>89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3.38" table:style-name="ce7">
            <text:p>93</text:p>
          </table:table-cell>
          <table:table-cell office:value-type="float" office:value="77.59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5.30948611111107" table:style-name="ce7">
            <text:p>55</text:p>
          </table:table-cell>
          <table:table-cell office:value-type="float" office:value="82.793819444444395" table:style-name="ce7">
            <text:p>83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53.622999999999998" table:style-name="ce7">
            <text:p>54</text:p>
          </table:table-cell>
          <table:table-cell office:value-type="float" office:value="88.92" table:style-name="ce7">
            <text:p>89</text:p>
          </table:table-cell>
          <table:table-cell office:value-type="float" office:value="73.790000000000006" table:style-name="ce7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Z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10/17/16</text:p>
          </table:table-cell>
          <table:table-cell office:value-type="float" office:value="79.489761904761906" table:style-name="ce19">
            <text:p>79</text:p>
          </table:table-cell>
          <table:table-cell office:value-type="float" office:value="60.616619047619039" table:style-name="ce19">
            <text:p>61</text:p>
          </table:table-cell>
          <table:table-cell office:value-type="float" office:value="84.721999999999994" table:style-name="ce19">
            <text:p>85</text:p>
          </table:table-cell>
          <table:table-cell office:value-type="float" office:value="75.984999999999999" table:style-name="ce19">
            <text:p>76</text:p>
          </table:table-cell>
          <table:table-cell office:value-type="float" office:value="65.251999999999995" table:style-name="ce19">
            <text:p>65</text:p>
          </table:table-cell>
          <table:table-cell office:value-type="float" office:value="49.667999999999999" table:style-name="ce19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3.028222222222226" table:style-name="ce7">
            <text:p>73</text:p>
          </table:table-cell>
          <table:table-cell office:value-type="float" office:value="79.48" table:style-name="ce7">
            <text:p>79</text:p>
          </table:table-cell>
          <table:table-cell office:value-type="float" office:value="70.930000000000007" table:style-name="ce7">
            <text:p>71</text:p>
          </table:table-cell>
          <table:table-cell office:value-type="float" office:value="79.281999999999996" table:style-name="ce7">
            <text:p>79</text:p>
          </table:table-cell>
          <table:table-cell office:value-type="float" office:value="65.84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83.830180555555557" table:style-name="ce7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86.769000000000005" table:style-name="ce7">
            <text:p>87</text:p>
          </table:table-cell>
          <table:table-cell office:value-type="float" office:value="79.542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88.732201388888853" table:style-name="ce7">
            <text:p>8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80.227000000000004" table:style-name="ce7">
            <text:p>80</text:p>
          </table:table-cell>
          <table:table-cell office:value-type="float" office:value="90.456000000000003" table:style-name="ce7">
            <text:p>90</text:p>
          </table:table-cell>
          <table:table-cell office:value-type="float" office:value="86.600999999999999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91.395854166666723" table:style-name="ce7">
            <text:p>91</text:p>
          </table:table-cell>
          <table:table-cell office:value-type="float" office:value="81.376000000000005" table:style-name="ce7">
            <text:p>81</text:p>
          </table:table-cell>
          <table:table-cell office:value-type="float" office:value="80.625" table:style-name="ce7">
            <text:p>81</text:p>
          </table:table-cell>
          <table:table-cell office:value-type="float" office:value="91.962000000000003" table:style-name="ce7">
            <text:p>92</text:p>
          </table:table-cell>
          <table:table-cell office:value-type="float" office:value="90.435000000000002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91.783166666666759" table:style-name="ce7">
            <text:p>92</text:p>
          </table:table-cell>
          <table:table-cell office:value-type="float" office:value="81.509" table:style-name="ce7">
            <text:p>82</text:p>
          </table:table-cell>
          <table:table-cell office:value-type="float" office:value="81.287999999999997" table:style-name="ce7">
            <text:p>81</text:p>
          </table:table-cell>
          <table:table-cell office:value-type="float" office:value="91.98" table:style-name="ce7">
            <text:p>92</text:p>
          </table:table-cell>
          <table:table-cell office:value-type="float" office:value="91.62399999999999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87.348534722222212" table:style-name="ce7">
            <text:p>87</text:p>
          </table:table-cell>
          <table:table-cell office:value-type="float" office:value="81.421000000000006" table:style-name="ce7">
            <text:p>81</text:p>
          </table:table-cell>
          <table:table-cell office:value-type="float" office:value="71.876999999999995" table:style-name="ce7">
            <text:p>72</text:p>
          </table:table-cell>
          <table:table-cell office:value-type="float" office:value="92.055999999999997" table:style-name="ce7">
            <text:p>92</text:p>
          </table:table-cell>
          <table:table-cell office:value-type="float" office:value="71.605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78.87171527777781" table:style-name="ce7">
            <text:p>79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90.801000000000002" table:style-name="ce7">
            <text:p>91</text:p>
          </table:table-cell>
          <table:table-cell office:value-type="float" office:value="69.60399999999999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74.00800000000001" table:style-name="ce7">
            <text:p>74</text:p>
          </table:table-cell>
          <table:table-cell office:value-type="float" office:value="68.784999999999997" table:style-name="ce7">
            <text:p>69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6.763999999999996" table:style-name="ce7">
            <text:p>77</text:p>
          </table:table-cell>
          <table:table-cell office:value-type="float" office:value="70.081000000000003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77.824374999999975" table:style-name="ce7">
            <text:p>78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88.766000000000005" table:style-name="ce7">
            <text:p>89</text:p>
          </table:table-cell>
          <table:table-cell office:value-type="float" office:value="71.4180000000000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84.752472222222238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9.945999999999998" table:style-name="ce7">
            <text:p>90</text:p>
          </table:table-cell>
          <table:table-cell office:value-type="float" office:value="77.141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87.903152777777834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3.99" table:style-name="ce7">
            <text:p>64</text:p>
          </table:table-cell>
          <table:table-cell office:value-type="float" office:value="90.206000000000003" table:style-name="ce7">
            <text:p>90</text:p>
          </table:table-cell>
          <table:table-cell office:value-type="float" office:value="81.820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85.358881944444477" table:style-name="ce7">
            <text:p>85</text:p>
          </table:table-cell>
          <table:table-cell office:value-type="float" office:value="65.403000000000006" table:style-name="ce7">
            <text:p>65</text:p>
          </table:table-cell>
          <table:table-cell office:value-type="float" office:value="61.677" table:style-name="ce7">
            <text:p>62</text:p>
          </table:table-cell>
          <table:table-cell office:value-type="float" office:value="90.055000000000007" table:style-name="ce7">
            <text:p>90</text:p>
          </table:table-cell>
          <table:table-cell office:value-type="float" office:value="81.04699999999999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87.7386388888889" table:style-name="ce7">
            <text:p>88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90.537999999999997" table:style-name="ce7">
            <text:p>91</text:p>
          </table:table-cell>
          <table:table-cell office:value-type="float" office:value="83.51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87.45320833333335" table:style-name="ce7">
            <text:p>87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5.23" table:style-name="ce7">
            <text:p>65</text:p>
          </table:table-cell>
          <table:table-cell office:value-type="float" office:value="90.662000000000006" table:style-name="ce7">
            <text:p>91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82.415312499999999" table:style-name="ce7">
            <text:p>82</text:p>
          </table:table-cell>
          <table:table-cell office:value-type="float" office:value="65.700999999999993" table:style-name="ce7">
            <text:p>66</text:p>
          </table:table-cell>
          <table:table-cell office:value-type="float" office:value="62.62" table:style-name="ce7">
            <text:p>63</text:p>
          </table:table-cell>
          <table:table-cell office:value-type="float" office:value="88.825000000000003" table:style-name="ce7">
            <text:p>89</text:p>
          </table:table-cell>
          <table:table-cell office:value-type="float" office:value="77.912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85.540069444444441" table:style-name="ce7">
            <text:p>86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1.59" table:style-name="ce7">
            <text:p>62</text:p>
          </table:table-cell>
          <table:table-cell office:value-type="float" office:value="90.016999999999996" table:style-name="ce7">
            <text:p>90</text:p>
          </table:table-cell>
          <table:table-cell office:value-type="float" office:value="80.698999999999998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88.331048611111115" table:style-name="ce7">
            <text:p>88</text:p>
          </table:table-cell>
          <table:table-cell office:value-type="float" office:value="67.114000000000004" table:style-name="ce7">
            <text:p>67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0.284000000000006" table:style-name="ce7">
            <text:p>90</text:p>
          </table:table-cell>
          <table:table-cell office:value-type="float" office:value="85.132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83.669576388888899" table:style-name="ce7">
            <text:p>84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0.447000000000003" table:style-name="ce7">
            <text:p>90</text:p>
          </table:table-cell>
          <table:table-cell office:value-type="float" office:value="74.63200000000000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72.679847222222236" table:style-name="ce7">
            <text:p>73</text:p>
          </table:table-cell>
          <table:table-cell office:value-type="float" office:value="63.262" table:style-name="ce7">
            <text:p>63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69.35699999999999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75.743506944444462" table:style-name="ce7">
            <text:p>7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68.52400000000000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73.238270833333374" table:style-name="ce7">
            <text:p>73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79.138999999999996" table:style-name="ce7">
            <text:p>79</text:p>
          </table:table-cell>
          <table:table-cell office:value-type="float" office:value="69.290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75.486951388888883" table:style-name="ce7">
            <text:p>75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82.331000000000003" table:style-name="ce7">
            <text:p>82</text:p>
          </table:table-cell>
          <table:table-cell office:value-type="float" office:value="70.5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76.397444444444474" table:style-name="ce7">
            <text:p>76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3.1" table:style-name="ce7">
            <text:p>83</text:p>
          </table:table-cell>
          <table:table-cell office:value-type="float" office:value="72.88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74.994083333333322" table:style-name="ce7">
            <text:p>75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0.257999999999996" table:style-name="ce7">
            <text:p>80</text:p>
          </table:table-cell>
          <table:table-cell office:value-type="float" office:value="70.83100000000000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76.891277777777773" table:style-name="ce7">
            <text:p>77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54.865000000000002" table:style-name="ce7">
            <text:p>55</text:p>
          </table:table-cell>
          <table:table-cell office:value-type="float" office:value="84.575999999999993" table:style-name="ce7">
            <text:p>85</text:p>
          </table:table-cell>
          <table:table-cell office:value-type="float" office:value="69.75700000000000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73.244701388888913" table:style-name="ce7">
            <text:p>73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516000000000005" table:style-name="ce7">
            <text:p>82</text:p>
          </table:table-cell>
          <table:table-cell office:value-type="float" office:value="63.094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82.184701388888911" table:style-name="ce7">
            <text:p>8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5.314999999999998" table:style-name="ce7">
            <text:p>85</text:p>
          </table:table-cell>
          <table:table-cell office:value-type="float" office:value="71.093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86.944881944444447" table:style-name="ce7">
            <text:p>87</text:p>
          </table:table-cell>
          <table:table-cell office:value-type="float" office:value="57.29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9.745000000000005" table:style-name="ce7">
            <text:p>90</text:p>
          </table:table-cell>
          <table:table-cell office:value-type="float" office:value="83.391999999999996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86.030576388888946" table:style-name="ce7">
            <text:p>86</text:p>
          </table:table-cell>
          <table:table-cell office:value-type="float" office:value="57.463000000000001" table:style-name="ce7">
            <text:p>57</text:p>
          </table:table-cell>
          <table:table-cell office:value-type="float" office:value="55.69" table:style-name="ce7">
            <text:p>56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87.439020833333359" table:style-name="ce7">
            <text:p>87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90.808000000000007" table:style-name="ce7">
            <text:p>91</text:p>
          </table:table-cell>
          <table:table-cell office:value-type="float" office:value="83.59300000000000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84.281930555555562" table:style-name="ce7">
            <text:p>84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7.106999999999999" table:style-name="ce7">
            <text:p>87</text:p>
          </table:table-cell>
          <table:table-cell office:value-type="float" office:value="80.89" table:style-name="ce7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Z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10/17/16</text:p>
          </table:table-cell>
          <table:table-cell office:value-type="float" office:value="73.396000000000015" table:style-name="ce19">
            <text:p>73</text:p>
          </table:table-cell>
          <table:table-cell office:value-type="float" office:value="74.198571428571412" table:style-name="ce19">
            <text:p>74</text:p>
          </table:table-cell>
          <table:table-cell office:value-type="float" office:value="81.09" table:style-name="ce19">
            <text:p>81</text:p>
          </table:table-cell>
          <table:table-cell office:value-type="float" office:value="69.793000000000006" table:style-name="ce19">
            <text:p>70</text:p>
          </table:table-cell>
          <table:table-cell office:value-type="float" office:value="86.72" table:style-name="ce19">
            <text:p>87</text:p>
          </table:table-cell>
          <table:table-cell office:value-type="float" office:value="51.69" table:style-name="ce19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83.690347222222186" table:style-name="ce7">
            <text:p>84</text:p>
          </table:table-cell>
          <table:table-cell office:value-type="float" office:value="83.578999999999994" table:style-name="ce7">
            <text:p>84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92.82" table:style-name="ce7">
            <text:p>93</text:p>
          </table:table-cell>
          <table:table-cell office:value-type="float" office:value="60.13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92.23951388888878" table:style-name="ce7">
            <text:p>92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76.006" table:style-name="ce7">
            <text:p>76</text:p>
          </table:table-cell>
          <table:table-cell office:value-type="float" office:value="94.07" table:style-name="ce7">
            <text:p>94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95.71611111111099" table:style-name="ce7">
            <text:p>96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7.573999999999998" table:style-name="ce7">
            <text:p>78</text:p>
          </table:table-cell>
          <table:table-cell office:value-type="float" office:value="96.24" table:style-name="ce7">
            <text:p>96</text:p>
          </table:table-cell>
          <table:table-cell office:value-type="float" office:value="94.07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96.909027777777723" table:style-name="ce7">
            <text:p>97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8.8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3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96.495972222222434" table:style-name="ce7">
            <text:p>96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9.325999999999993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87.293680555555554" table:style-name="ce7">
            <text:p>87</text:p>
          </table:table-cell>
          <table:table-cell office:value-type="float" office:value="79.852999999999994" table:style-name="ce7">
            <text:p>80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97.48" table:style-name="ce7">
            <text:p>97</text:p>
          </table:table-cell>
          <table:table-cell office:value-type="float" office:value="58.6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77.207777777777778" table:style-name="ce7">
            <text:p>77</text:p>
          </table:table-cell>
          <table:table-cell office:value-type="float" office:value="72.545000000000002" table:style-name="ce7">
            <text:p>73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4.89" table:style-name="ce7">
            <text:p>95</text:p>
          </table:table-cell>
          <table:table-cell office:value-type="float" office:value="60.09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9.465486111111105" table:style-name="ce7">
            <text:p>69</text:p>
          </table:table-cell>
          <table:table-cell office:value-type="float" office:value="67.05" table:style-name="ce7">
            <text:p>67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80.040000000000006" table:style-name="ce7">
            <text:p>80</text:p>
          </table:table-cell>
          <table:table-cell office:value-type="float" office:value="63.77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76.844166666666652" table:style-name="ce7">
            <text:p>7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1.86" table:style-name="ce7">
            <text:p>92</text:p>
          </table:table-cell>
          <table:table-cell office:value-type="float" office:value="63.82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83.39958333333351" table:style-name="ce7">
            <text:p>83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91.09" table:style-name="ce7">
            <text:p>91</text:p>
          </table:table-cell>
          <table:table-cell office:value-type="float" office:value="69.8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86.984097222222246" table:style-name="ce7">
            <text:p>87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7" table:style-name="ce7">
            <text:p>90</text:p>
          </table:table-cell>
          <table:table-cell office:value-type="float" office:value="74.3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81.662569444444486" table:style-name="ce7">
            <text:p>82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69" table:style-name="ce7">
            <text:p>90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86.837500000000105" table:style-name="ce7">
            <text:p>87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83.1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84.326319444444451" table:style-name="ce7">
            <text:p>84</text:p>
          </table:table-cell>
          <table:table-cell office:value-type="float" office:value="67.906000000000006" table:style-name="ce7">
            <text:p>68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88.44" table:style-name="ce7">
            <text:p>88</text:p>
          </table:table-cell>
          <table:table-cell office:value-type="float" office:value="74.459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76.466944444444422" table:style-name="ce7">
            <text:p>76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86.72" table:style-name="ce7">
            <text:p>87</text:p>
          </table:table-cell>
          <table:table-cell office:value-type="float" office:value="69.4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82.524791666666658" table:style-name="ce7">
            <text:p>83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59.68" table:style-name="ce7">
            <text:p>60</text:p>
          </table:table-cell>
          <table:table-cell office:value-type="float" office:value="89.7" table:style-name="ce7">
            <text:p>90</text:p>
          </table:table-cell>
          <table:table-cell office:value-type="float" office:value="73.040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86.045555555555666" table:style-name="ce7">
            <text:p>86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6" table:style-name="ce7">
            <text:p>89</text:p>
          </table:table-cell>
          <table:table-cell office:value-type="float" office:value="80.6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78.200277777777714" table:style-name="ce7">
            <text:p>78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88.44" table:style-name="ce7">
            <text:p>88</text:p>
          </table:table-cell>
          <table:table-cell office:value-type="float" office:value="58.0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66.389236111111103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55.884" table:style-name="ce7">
            <text:p>56</text:p>
          </table:table-cell>
          <table:table-cell office:value-type="float" office:value="77.510000000000005" table:style-name="ce7">
            <text:p>78</text:p>
          </table:table-cell>
          <table:table-cell office:value-type="float" office:value="59.4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73.282222222222217" table:style-name="ce7">
            <text:p>7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50.643000000000001" table:style-name="ce7">
            <text:p>51</text:p>
          </table:table-cell>
          <table:table-cell office:value-type="float" office:value="85.75" table:style-name="ce7">
            <text:p>86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68.046180555555594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3.448999999999998" table:style-name="ce7">
            <text:p>53</text:p>
          </table:table-cell>
          <table:table-cell office:value-type="float" office:value="76.989999999999995" table:style-name="ce7">
            <text:p>77</text:p>
          </table:table-cell>
          <table:table-cell office:value-type="float" office:value="60.0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72.96611111111109" table:style-name="ce7">
            <text:p>73</text:p>
          </table:table-cell>
          <table:table-cell office:value-type="float" office:value="58.131" table:style-name="ce7">
            <text:p>58</text:p>
          </table:table-cell>
          <table:table-cell office:value-type="float" office:value="51.698999999999998" table:style-name="ce7">
            <text:p>52</text:p>
          </table:table-cell>
          <table:table-cell office:value-type="float" office:value="80.03" table:style-name="ce7">
            <text:p>80</text:p>
          </table:table-cell>
          <table:table-cell office:value-type="float" office:value="61.83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72.18020833333334" table:style-name="ce7">
            <text:p>72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66.06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68.062569444444421" table:style-name="ce7">
            <text:p>68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4.61" table:style-name="ce7">
            <text:p>75</text:p>
          </table:table-cell>
          <table:table-cell office:value-type="float" office:value="57.81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71.198055555555527" table:style-name="ce7">
            <text:p>71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81.83" table:style-name="ce7">
            <text:p>82</text:p>
          </table:table-cell>
          <table:table-cell office:value-type="float" office:value="57.4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70.487638888888881" table:style-name="ce7">
            <text:p>70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5.189" table:style-name="ce7">
            <text:p>55</text:p>
          </table:table-cell>
          <table:table-cell office:value-type="float" office:value="78.98" table:style-name="ce7">
            <text:p>79</text:p>
          </table:table-cell>
          <table:table-cell office:value-type="float" office:value="63.2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81.456319444444446" table:style-name="ce7">
            <text:p>81</text:p>
          </table:table-cell>
          <table:table-cell office:value-type="float" office:value="55.884" table:style-name="ce7">
            <text:p>5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6.23" table:style-name="ce7">
            <text:p>86</text:p>
          </table:table-cell>
          <table:table-cell office:value-type="float" office:value="70.8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87.6290972222222" table:style-name="ce7">
            <text:p>88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5.017000000000003" table:style-name="ce7">
            <text:p>55</text:p>
          </table:table-cell>
          <table:table-cell office:value-type="float" office:value="90.24" table:style-name="ce7">
            <text:p>90</text:p>
          </table:table-cell>
          <table:table-cell office:value-type="float" office:value="84.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84.215069444444396" table:style-name="ce7">
            <text:p>84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89.58" table:style-name="ce7">
            <text:p>90</text:p>
          </table:table-cell>
          <table:table-cell office:value-type="float" office:value="75.8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86.718819444444563" table:style-name="ce7">
            <text:p>87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91.7" table:style-name="ce7">
            <text:p>92</text:p>
          </table:table-cell>
          <table:table-cell office:value-type="float" office:value="77.34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7"/>
          <table:table-cell office:value-type="date" office:date-value="2016-11-18T00:00:00" table:style-name="ce18">
            <text:p>11/18/16</text:p>
          </table:table-cell>
          <table:table-cell office:value-type="float" office:value="55.531819444444437" table:style-name="ce19">
            <text:p>56</text:p>
          </table:table-cell>
          <table:table-cell office:value-type="float" office:value="82.305486111111023" table:style-name="ce19">
            <text:p>82</text:p>
          </table:table-cell>
          <table:table-cell office:value-type="float" office:value="56.75" table:style-name="ce19">
            <text:p>57</text:p>
          </table:table-cell>
          <table:table-cell office:value-type="float" office:value="54.494999999999997" table:style-name="ce19">
            <text:p>54</text:p>
          </table:table-cell>
          <table:table-cell office:value-type="float" office:value="86.72" table:style-name="ce19">
            <text:p>87</text:p>
          </table:table-cell>
          <table:table-cell office:value-type="float" office:value="73.319999999999993" table:style-name="ce19">
            <text:p>73</text:p>
          </table:table-cell>
          <table:table-cell table:number-columns-repeated="16375"/>
        </table:table-row>
        <table:table-row table:number-rows-repeated="1047998" table:style-name="ro1">
          <table:table-cell table:number-columns-repeated="16384"/>
        </table:table-row>
      </table:table>
      <table:table table:name="Graph_All_Facilities" table:style-name="ta2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13" table:number-columns-repeated="16380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6.829690476190464" table:style-name="ce19">
            <text:p>77</text:p>
          </table:table-cell>
          <table:table-cell office:value-type="float" office:value="74.394380952380942" table:style-name="ce19">
            <text:p>74</text:p>
          </table:table-cell>
          <table:table-cell office:value-type="float" office:value="75.164801587301582" table:formula="of:=AVERAGE([.D2:.F2])" table:style-name="ce23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74.670930555555572" table:formula="of:=AVERAGE([.D3:.F3])" table:style-name="ce23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79.625888888888838" table:formula="of:=AVERAGE([.D4:.F4])" table:style-name="ce23">
            <text:p>80</text:p>
          </table:table-cell>
          <table:table-cell table:number-columns-repeated="4"/>
          <table:table-cell table:style-name="ce1">
            <draw:frame draw:z-index="1" draw:id="id0" draw:style-name="a0" draw:name="Chart 1" svg:x="0.22916in" svg:y="0.10417in" svg:width="20.72917in" svg:height="9.3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79.921298611111112" table:formula="of:=AVERAGE([.D5:.F5])" table:style-name="ce23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79.680942129629571" table:formula="of:=AVERAGE([.D6:.F6])" table:style-name="ce23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74.631261574074074" table:formula="of:=AVERAGE([.D7:.F7])" table:style-name="ce23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64.648395833333339" table:formula="of:=AVERAGE([.D8:.F8])" table:style-name="ce23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62.662761574074047" table:formula="of:=AVERAGE([.D9:.F9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61.857715277777778" table:formula="of:=AVERAGE([.D10:.F10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61.483569444444441" table:formula="of:=AVERAGE([.D11:.F11])" table:style-name="ce23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62.823828703703725" table:formula="of:=AVERAGE([.D12:.F12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62.854828703703703" table:formula="of:=AVERAGE([.D13:.F13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62.026916666666637" table:formula="of:=AVERAGE([.D14:.F14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13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62.007409722222214" table:formula="of:=AVERAGE([.D15:.F15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63.680747685185146" table:formula="of:=AVERAGE([.D16:.F16])" table:style-name="ce23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63.725164351851816" table:formula="of:=AVERAGE([.D17:.F17])" table:style-name="ce23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64.144358796296302" table:formula="of:=AVERAGE([.D18:.F18])" table:style-name="ce23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64.5999837962963" table:formula="of:=AVERAGE([.D19:.F19])" table:style-name="ce23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64.162164351851828" table:formula="of:=AVERAGE([.D20:.F20])" table:style-name="ce23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63.441837962962971" table:formula="of:=AVERAGE([.D21:.F21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63.074710648148134" table:formula="of:=AVERAGE([.D22:.F22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62.719324074074059" table:formula="of:=AVERAGE([.D23:.F23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62.729668981481517" table:formula="of:=AVERAGE([.D24:.F24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62.537252314814857" table:formula="of:=AVERAGE([.D25:.F25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62.478187499999997" table:formula="of:=AVERAGE([.D26:.F26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62.266192129629616" table:formula="of:=AVERAGE([.D27:.F27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61.833027777777808" table:formula="of:=AVERAGE([.D28:.F28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61.789442129629627" table:formula="of:=AVERAGE([.D29:.F29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62.897118055555573" table:formula="of:=AVERAGE([.D30:.F30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63.242240740740726" table:formula="of:=AVERAGE([.D31:.F31])" table:style-name="ce23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62.300803240740741" table:formula="of:=AVERAGE([.D32:.F32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61.31128009259259" table:formula="of:=AVERAGE([.D33:.F33])" table:style-name="ce23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V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80.259285714285681" table:style-name="ce19">
            <text:p>80</text:p>
          </table:table-cell>
          <table:table-cell office:value-type="float" office:value="80.789833333333334" table:style-name="ce19">
            <text:p>81</text:p>
          </table:table-cell>
          <table:table-cell office:value-type="float" office:value="77.146666666666661" table:style-name="ce19">
            <text:p>77</text:p>
          </table:table-cell>
          <table:table-cell office:value-type="float" office:value="79.398595238095211" table:formula="of:=AVERAGE([.D34:.F34])" table:style-name="ce24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78.524835648148212" table:formula="of:=AVERAGE([.D35:.F35])" table:style-name="ce23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0.118657407407383" table:formula="of:=AVERAGE([.D36:.F36])" table:style-name="ce23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75.214097222222208" table:formula="of:=AVERAGE([.D37:.F37])" table:style-name="ce23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71.740780092592573" table:formula="of:=AVERAGE([.D38:.F38])" table:style-name="ce23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62.217189814814809" table:formula="of:=AVERAGE([.D39:.F39])" table:style-name="ce23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57.035180555555549" table:formula="of:=AVERAGE([.D40:.F40])" table:style-name="ce23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0.561430555555567" table:formula="of:=AVERAGE([.D41:.F41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60.759592513039031" table:formula="of:=AVERAGE([.D42:.F42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56.486655677591813" table:formula="of:=AVERAGE([.D43:.F43])" table:style-name="ce23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60.536675925925898" table:formula="of:=AVERAGE([.D44:.F44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64.118460648148115" table:formula="of:=AVERAGE([.D45:.F45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62.696726851851849" table:formula="of:=AVERAGE([.D46:.F46])" table:style-name="ce23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64.118539351851823" table:formula="of:=AVERAGE([.D47:.F47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64.779967592592598" table:formula="of:=AVERAGE([.D48:.F48])" table:style-name="ce23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61.78571759259259" table:formula="of:=AVERAGE([.D49:.F49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61.183199074074061" table:formula="of:=AVERAGE([.D50:.F50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63.983168981481462" table:formula="of:=AVERAGE([.D51:.F51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64.806219907407424" table:formula="of:=AVERAGE([.D52:.F52])" table:style-name="ce23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57.818599537037016" table:formula="of:=AVERAGE([.D53:.F53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56.236134259259252" table:formula="of:=AVERAGE([.D54:.F54])" table:style-name="ce23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55.946092592592571" table:formula="of:=AVERAGE([.D55:.F55])" table:style-name="ce23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58.021923611111127" table:formula="of:=AVERAGE([.D56:.F56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57.841675925925905" table:formula="of:=AVERAGE([.D57:.F57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56.931928240740724" table:formula="of:=AVERAGE([.D58:.F58])" table:style-name="ce23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56.39546527777776" table:formula="of:=AVERAGE([.D59:.F59])" table:style-name="ce23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56.526840277777758" table:formula="of:=AVERAGE([.D60:.F60])" table:style-name="ce23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55.457379629629656" table:formula="of:=AVERAGE([.D61:.F61])" table:style-name="ce23">
            <text:p>5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55.800682870370316" table:formula="of:=AVERAGE([.D62:.F62])" table:style-name="ce23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57.147770833333311" table:formula="of:=AVERAGE([.D63:.F63])" table:style-name="ce23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56.691055555555529" table:formula="of:=AVERAGE([.D64:.F64])" table:style-name="ce23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V</text:p>
          </table:table-cell>
          <table:table-cell office:value-type="string" table:style-name="ce20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57.064597222222197" table:formula="of:=AVERAGE([.D65:.F65])" table:style-name="ce23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W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8.10504761904761" table:style-name="ce19">
            <text:p>78</text:p>
          </table:table-cell>
          <table:table-cell office:value-type="float" office:value="77.485880952380953" table:style-name="ce19">
            <text:p>77</text:p>
          </table:table-cell>
          <table:table-cell office:value-type="float" office:value="74.974404761904751" table:style-name="ce19">
            <text:p>75</text:p>
          </table:table-cell>
          <table:table-cell office:value-type="float" office:value="76.8551111111111" table:formula="of:=AVERAGE([.D66:.F66])" table:style-name="ce24">
            <text:p>77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72.07264583333334" table:formula="of:=AVERAGE([.D67:.F67])" table:style-name="ce23">
            <text:p>7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72.884687500000027" table:formula="of:=AVERAGE([.D68:.F68])" table:style-name="ce23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72.668625000000034" table:formula="of:=AVERAGE([.D69:.F69])" table:style-name="ce23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71.07951620370369" table:formula="of:=AVERAGE([.D70:.F70])" table:style-name="ce23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66.256328703703673" table:formula="of:=AVERAGE([.D71:.F71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61.897127314814838" table:formula="of:=AVERAGE([.D72:.F72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62.933064814814799" table:formula="of:=AVERAGE([.D73:.F73])" table:style-name="ce23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61.917090277777739" table:formula="of:=AVERAGE([.D74:.F74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60.77219992710463" table:formula="of:=AVERAGE([.D75:.F75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61.205206018518503" table:formula="of:=AVERAGE([.D76:.F76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63.667847222222207" table:formula="of:=AVERAGE([.D77:.F77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62.578321759259232" table:formula="of:=AVERAGE([.D78:.F78])" table:style-name="ce23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65.051222222222208" table:formula="of:=AVERAGE([.D79:.F79])" table:style-name="ce23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65.891002314814784" table:formula="of:=AVERAGE([.D80:.F80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64.595416666666679" table:formula="of:=AVERAGE([.D81:.F81])" table:style-name="ce23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64.305912037037032" table:formula="of:=AVERAGE([.D82:.F82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66.041868055555554" table:formula="of:=AVERAGE([.D83:.F83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65.809509259259229" table:formula="of:=AVERAGE([.D84:.F84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66.097449074074049" table:formula="of:=AVERAGE([.D85:.F85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65.913337962962942" table:formula="of:=AVERAGE([.D86:.F86])" table:style-name="ce23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1.752280092592606" table:formula="of:=AVERAGE([.D87:.F87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58.999905092592591" table:formula="of:=AVERAGE([.D88:.F88])" table:style-name="ce23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58.680863425925928" table:formula="of:=AVERAGE([.D89:.F89])" table:style-name="ce23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58.231335648148132" table:formula="of:=AVERAGE([.D90:.F90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59.89464814814815" table:formula="of:=AVERAGE([.D91:.F91])" table:style-name="ce23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60.985268518518467" table:formula="of:=AVERAGE([.D92:.F92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61.635199074074102" table:formula="of:=AVERAGE([.D93:.F93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62.340018518518491" table:formula="of:=AVERAGE([.D94:.F94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63.560668981481484" table:formula="of:=AVERAGE([.D95:.F95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64.131456018518548" table:formula="of:=AVERAGE([.D96:.F96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W</text:p>
          </table:table-cell>
          <table:table-cell office:value-type="string" table:style-name="ce20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64.363136574074062" table:formula="of:=AVERAGE([.D97:.F97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6.841285714285704" table:style-name="ce19">
            <text:p>77</text:p>
          </table:table-cell>
          <table:table-cell office:value-type="float" office:value="76.03988095238094" table:style-name="ce19">
            <text:p>76</text:p>
          </table:table-cell>
          <table:table-cell office:value-type="float" office:value="74.778238095238095" table:style-name="ce19">
            <text:p>75</text:p>
          </table:table-cell>
          <table:table-cell office:value-type="float" office:value="75.886468253968246" table:formula="of:=AVERAGE([.D98:.F98])" table:style-name="ce24">
            <text:p>76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3.363493055555537" table:formula="of:=AVERAGE([.D99:.F99])" table:style-name="ce23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72.810046296296292" table:formula="of:=AVERAGE([.D100:.F100])" table:style-name="ce23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74.805414351851823" table:formula="of:=AVERAGE([.D101:.F101])" table:style-name="ce23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74.522381944444462" table:formula="of:=AVERAGE([.D102:.F102])" table:style-name="ce23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68.728333333333339" table:formula="of:=AVERAGE([.D103:.F103])" table:style-name="ce23">
            <text:p>6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71.908687500000013" table:formula="of:=AVERAGE([.D104:.F104])" table:style-name="ce23">
            <text:p>7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70.190004629629627" table:formula="of:=AVERAGE([.D105:.F105])" table:style-name="ce23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68.438872685185189" table:formula="of:=AVERAGE([.D106:.F106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68.210648148148167" table:formula="of:=AVERAGE([.D107:.F107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71.217125000000024" table:formula="of:=AVERAGE([.D108:.F108])" table:style-name="ce23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74.406182870370444" table:formula="of:=AVERAGE([.D109:.F109])" table:style-name="ce23">
            <text:p>7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2.65978935185187" table:formula="of:=AVERAGE([.D110:.F110])" table:style-name="ce23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string" table:style-name="ce13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1.293162037037035" table:formula="of:=AVERAGE([.D111:.F111])" table:style-name="ce23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0.377023148148155" table:formula="of:=AVERAGE([.D112:.F112])" table:style-name="ce23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67.554106481481469" table:formula="of:=AVERAGE([.D113:.F113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67.66996064814812" table:formula="of:=AVERAGE([.D114:.F114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68.365666666666655" table:formula="of:=AVERAGE([.D115:.F115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68.379409722222235" table:formula="of:=AVERAGE([.D116:.F116])" table:style-name="ce23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5.043055555555483" table:formula="of:=AVERAGE([.D117:.F117])" table:style-name="ce23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4.07048148148148" table:formula="of:=AVERAGE([.D118:.F118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2.942175925925902" table:formula="of:=AVERAGE([.D119:.F119])" table:style-name="ce23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1.438273148148149" table:formula="of:=AVERAGE([.D120:.F120])" table:style-name="ce23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0.416768518518495" table:formula="of:=AVERAGE([.D121:.F121])" table:style-name="ce23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59.635039351851844" table:formula="of:=AVERAGE([.D122:.F122])" table:style-name="ce23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59.167773148148136" table:formula="of:=AVERAGE([.D123:.F123])" table:style-name="ce23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887460648148156" table:formula="of:=AVERAGE([.D124:.F124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57.507787037037055" table:formula="of:=AVERAGE([.D125:.F125])" table:style-name="ce23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59.962553240740739" table:formula="of:=AVERAGE([.D126:.F126])" table:style-name="ce23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61.680032407407417" table:formula="of:=AVERAGE([.D127:.F127])" table:style-name="ce23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62.87744212962965" table:formula="of:=AVERAGE([.D128:.F128])" table:style-name="ce23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20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64.110043981481468" table:formula="of:=AVERAGE([.D129:.F129])" table:style-name="ce23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Y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10/17/16</text:p>
          </table:table-cell>
          <table:table-cell office:value-type="float" office:value="76.010357142857146" table:style-name="ce19">
            <text:p>76</text:p>
          </table:table-cell>
          <table:table-cell office:value-type="float" office:value="75.924571428571426" table:style-name="ce19">
            <text:p>76</text:p>
          </table:table-cell>
          <table:table-cell office:value-type="float" office:value="71.801095238095215" table:style-name="ce19">
            <text:p>72</text:p>
          </table:table-cell>
          <table:table-cell office:value-type="float" office:value="74.578674603174591" table:formula="of:=AVERAGE([.D130:.F130])" table:style-name="ce24">
            <text:p>75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74.196395833333369" table:formula="of:=AVERAGE([.D131:.F131])" table:style-name="ce23">
            <text:p>74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19/16</text:p>
          </table:table-cell>
          <table:table-cell office:value-type="float" office:value="83.924409722222194" table:style-name="ce7">
            <text:p>84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83.354731481481465" table:formula="of:=AVERAGE([.D132:.F132])" table:style-name="ce23">
            <text:p>83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0/16</text:p>
          </table:table-cell>
          <table:table-cell office:value-type="float" office:value="87.867020833333299" table:style-name="ce7">
            <text:p>88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87.555145833333356" table:formula="of:=AVERAGE([.D133:.F133])" table:style-name="ce23">
            <text:p>88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1/16</text:p>
          </table:table-cell>
          <table:table-cell office:value-type="float" office:value="90.409166666666664" table:style-name="ce7">
            <text:p>90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89.902844907407371" table:formula="of:=AVERAGE([.D134:.F134])" table:style-name="ce23">
            <text:p>90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5">
            <text:p>10/22/16</text:p>
          </table:table-cell>
          <table:table-cell office:value-type="float" office:value="93.029291666666523" table:style-name="ce7">
            <text:p>93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91.713513888888784" table:formula="of:=AVERAGE([.D135:.F135])" table:style-name="ce23">
            <text:p>92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3/16</text:p>
          </table:table-cell>
          <table:table-cell office:value-type="float" office:value="93.5319652777778" table:style-name="ce7">
            <text:p>94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92.044650462962977" table:formula="of:=AVERAGE([.D136:.F136])" table:style-name="ce23">
            <text:p>92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4/16</text:p>
          </table:table-cell>
          <table:table-cell office:value-type="float" office:value="92.433458333333405" table:style-name="ce7">
            <text:p>92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91.458703703703733" table:formula="of:=AVERAGE([.D137:.F137])" table:style-name="ce23">
            <text:p>91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5/16</text:p>
          </table:table-cell>
          <table:table-cell office:value-type="float" office:value="77.563243055555574" table:style-name="ce7">
            <text:p>78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77.484502314814833" table:formula="of:=AVERAGE([.D138:.F138])" table:style-name="ce23">
            <text:p>7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7/16</text:p>
          </table:table-cell>
          <table:table-cell office:value-type="float" office:value="60.228972222222232" table:style-name="ce7">
            <text:p>60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60.732884259259258" table:formula="of:=AVERAGE([.D139:.F139])" table:style-name="ce23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60.679706018518544" table:formula="of:=AVERAGE([.D140:.F140])" table:style-name="ce23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61.428277777777758" table:formula="of:=AVERAGE([.D141:.F141])" table:style-name="ce23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59.612106481481455" table:formula="of:=AVERAGE([.D142:.F142])" table:style-name="ce23">
            <text:p>60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string" table:style-name="ce13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59.08628472222221" table:formula="of:=AVERAGE([.D143:.F143])" table:style-name="ce23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58.309974537037043" table:formula="of:=AVERAGE([.D144:.F144])" table:style-name="ce23">
            <text:p>58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56.676310185185201" table:formula="of:=AVERAGE([.D145:.F145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55.852611111111095" table:formula="of:=AVERAGE([.D146:.F146])" table:style-name="ce23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55.761668981481513" table:formula="of:=AVERAGE([.D147:.F147])" table:style-name="ce23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55.730879629629619" table:formula="of:=AVERAGE([.D148:.F148])" table:style-name="ce23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56.800791666666647" table:formula="of:=AVERAGE([.D149:.F149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56.817900462962967" table:formula="of:=AVERAGE([.D150:.F150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56.900263888888901" table:formula="of:=AVERAGE([.D151:.F151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57.227532407407402" table:formula="of:=AVERAGE([.D152:.F152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56.867162037037048" table:formula="of:=AVERAGE([.D153:.F153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57.212212962962951" table:formula="of:=AVERAGE([.D154:.F154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57.467458333333326" table:formula="of:=AVERAGE([.D155:.F155])" table:style-name="ce23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57.653763888888868" table:formula="of:=AVERAGE([.D156:.F156])" table:style-name="ce23">
            <text:p>58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58.915620370370362" table:formula="of:=AVERAGE([.D157:.F157])" table:style-name="ce23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58.653236111111106" table:formula="of:=AVERAGE([.D158:.F158])" table:style-name="ce23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55.59758333333334" table:formula="of:=AVERAGE([.D159:.F159])" table:style-name="ce23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56.435266203703712" table:formula="of:=AVERAGE([.D160:.F160])" table:style-name="ce23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20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56.625812500000016" table:formula="of:=AVERAGE([.D161:.F161])" table:style-name="ce23">
            <text:p>5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6.630261904761909" table:style-name="ce19">
            <text:p>77</text:p>
          </table:table-cell>
          <table:table-cell office:value-type="float" office:value="79.489761904761906" table:style-name="ce19">
            <text:p>79</text:p>
          </table:table-cell>
          <table:table-cell office:value-type="float" office:value="73.396000000000015" table:style-name="ce19">
            <text:p>73</text:p>
          </table:table-cell>
          <table:table-cell office:value-type="float" office:value="76.505341269841281" table:formula="of:=AVERAGE([.D162:.F162])" table:style-name="ce24">
            <text:p>7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2.317722222222116" table:style-name="ce7">
            <text:p>72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73.251800925925906" table:formula="of:=AVERAGE([.D163:.F163])" table:style-name="ce23">
            <text:p>7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7.741708333333264" table:style-name="ce7">
            <text:p>78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78.034275462963009" table:formula="of:=AVERAGE([.D164:.F164])" table:style-name="ce23">
            <text:p>7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8.858340277777586" table:style-name="ce7">
            <text:p>79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79.21637731481475" table:formula="of:=AVERAGE([.D165:.F165])" table:style-name="ce23">
            <text:p>79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9.80502083333333" table:style-name="ce7">
            <text:p>80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80.094918981481541" table:formula="of:=AVERAGE([.D166:.F166])" table:style-name="ce23">
            <text:p>8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9.852104166666606" table:style-name="ce7">
            <text:p>80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80.332624999999979" table:formula="of:=AVERAGE([.D167:.F167])" table:style-name="ce23">
            <text:p>8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6.486750000000043" table:style-name="ce7">
            <text:p>7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77.684935185185211" table:formula="of:=AVERAGE([.D168:.F168])" table:style-name="ce23">
            <text:p>7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7.117791666666648" table:style-name="ce7">
            <text:p>67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68.094293981481471" table:formula="of:=AVERAGE([.D169:.F169])" table:style-name="ce23">
            <text:p>6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2.65391666666666" table:style-name="ce7">
            <text:p>63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3.694803240740725" table:formula="of:=AVERAGE([.D170:.F170])" table:style-name="ce23">
            <text:p>64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9.304979166666662" table:style-name="ce7">
            <text:p>59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59.7205625" table:formula="of:=AVERAGE([.D171:.F171])" table:style-name="ce23">
            <text:p>6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1.612374999999979" table:style-name="ce7">
            <text:p>62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61.643456018518499" table:formula="of:=AVERAGE([.D172:.F172])" table:style-name="ce23">
            <text:p>62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312826388888865" table:style-name="ce7">
            <text:p>65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65.124583333333348" table:formula="of:=AVERAGE([.D173:.F173])" table:style-name="ce23">
            <text:p>6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431229166666704" table:style-name="ce7">
            <text:p>63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63.47586342592593" table:formula="of:=AVERAGE([.D174:.F174])" table:style-name="ce23">
            <text:p>6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674173611111058" table:style-name="ce7">
            <text:p>6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65.591944444444422" table:formula="of:=AVERAGE([.D175:.F175])" table:style-name="ce23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6.337743055555563" table:style-name="ce7">
            <text:p>6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66.464863425925913" table:formula="of:=AVERAGE([.D176:.F176])" table:style-name="ce23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231006944444431" table:style-name="ce7">
            <text:p>63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63.692780092592578" table:formula="of:=AVERAGE([.D177:.F177])" table:style-name="ce23">
            <text:p>64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345423611111151" table:style-name="ce7">
            <text:p>63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63.49838657407409" table:formula="of:=AVERAGE([.D178:.F178])" table:style-name="ce23">
            <text:p>6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706388888888952" table:style-name="ce7">
            <text:p>6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65.737703703703701" table:formula="of:=AVERAGE([.D179:.F179])" table:style-name="ce23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738437500000003" table:style-name="ce7">
            <text:p>6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65.982986111111117" table:formula="of:=AVERAGE([.D180:.F180])" table:style-name="ce23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8.912055555555526" table:style-name="ce7">
            <text:p>59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59.423446759259242" table:formula="of:=AVERAGE([.D181:.F181])" table:style-name="ce23">
            <text:p>59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7.280131944444442" table:style-name="ce7">
            <text:p>57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57.28011111111109" table:formula="of:=AVERAGE([.D182:.F182])" table:style-name="ce23">
            <text:p>5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715569444444412" table:style-name="ce7">
            <text:p>5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56.095701388888862" table:formula="of:=AVERAGE([.D183:.F183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80256944444383" table:style-name="ce7">
            <text:p>55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55.430518518518461" table:formula="of:=AVERAGE([.D184:.F184])" table:style-name="ce23">
            <text:p>5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145124999999929" table:style-name="ce7">
            <text:p>5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56.337833333333286" table:formula="of:=AVERAGE([.D185:.F185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825763888888851" table:style-name="ce7">
            <text:p>5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56.045409722222168" table:formula="of:=AVERAGE([.D186:.F186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066069444444373" table:style-name="ce7">
            <text:p>5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56.074884259259193" table:formula="of:=AVERAGE([.D187:.F187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22069444444466" table:style-name="ce7">
            <text:p>55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55.660416666666684" table:formula="of:=AVERAGE([.D188:.F188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113340277777823" table:style-name="ce7">
            <text:p>55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55.49268055555558" table:formula="of:=AVERAGE([.D189:.F189])" table:style-name="ce23">
            <text:p>5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020506944444364" table:style-name="ce7">
            <text:p>5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56.265166666666609" table:formula="of:=AVERAGE([.D190:.F190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976819444444381" table:style-name="ce7">
            <text:p>5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56.291615740740696" table:formula="of:=AVERAGE([.D191:.F191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838076388888794" table:style-name="ce7">
            <text:p>5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56.104944444444392" table:formula="of:=AVERAGE([.D192:.F192])" table:style-name="ce23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0948611111107" table:style-name="ce7">
            <text:p>55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55.531819444444437" table:style-name="ce25">
            <text:p>56</text:p>
          </table:table-cell>
          <table:table-cell office:value-type="float" office:value="55.624023148148126" table:formula="of:=AVERAGE([.D193:.F193])" table:style-name="ce23">
            <text:p>56</text:p>
          </table:table-cell>
          <table:table-cell table:number-columns-repeated="16377"/>
        </table:table-row>
        <table:table-row table:number-rows-repeated="15" table:style-name="ro2">
          <table:table-cell table:style-name="ce5"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17" table:style-name="ro2">
          <table:table-cell table:style-name="ce5"/>
          <table:table-cell table:number-columns-repeated="2" table:style-name="ce1"/>
          <table:table-cell table:number-columns-repeated="16381"/>
        </table:table-row>
        <table:table-row table:number-rows-repeated="15" table:style-name="ro2">
          <table:table-cell table:number-columns-repeated="3" table:style-name="ce1"/>
          <table:table-cell table:number-columns-repeated="16381"/>
        </table:table-row>
        <table:table-row table:number-rows-repeated="17" table:style-name="ro2">
          <table:table-cell table:number-columns-repeated="2"/>
          <table:table-cell table:style-name="ce1"/>
          <table:table-cell table:number-columns-repeated="16381"/>
        </table:table-row>
        <table:table-row table:number-rows-repeated="15" table:style-name="ro2">
          <table:table-cell table:number-columns-repeated="2" table:style-name="ce1"/>
          <table:table-cell table:number-columns-repeated="16382" table:style-name="ce1"/>
        </table:table-row>
        <table:table-row table:number-rows-repeated="1048304" table:style-name="ro2">
          <table:table-cell table:number-columns-repeated="16384"/>
        </table:table-row>
      </table:table>
      <table:table table:name="Sheet1" table:style-name="ta3"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6">
            <text:p>Grower</text:p>
          </table:table-cell>
          <table:table-cell office:value-type="string" table:style-name="ce8">
            <text:p>U</text:p>
          </table:table-cell>
          <table:table-cell office:value-type="string" table:style-name="ce27">
            <text:p>V</text:p>
          </table:table-cell>
          <table:table-cell office:value-type="string" table:style-name="ce8">
            <text:p>W</text:p>
          </table:table-cell>
          <table:table-cell office:value-type="string" table:style-name="ce27">
            <text:p>X</text:p>
          </table:table-cell>
          <table:table-cell office:value-type="string" table:style-name="ce8">
            <text:p>Y</text:p>
          </table:table-cell>
          <table:table-cell office:value-type="string" table:style-name="ce27">
            <text:p>Z</text:p>
          </table:table-cell>
          <table:table-cell table:number-columns-spanned="1" table:number-rows-spanned="2" table:style-name="ce22"/>
          <table:table-cell table:number-columns-repeated="16376"/>
        </table:table-row>
        <table:table-row table:style-name="ro1">
          <table:table-cell office:value-type="string" table:style-name="ce8">
            <text:p>U</text:p>
          </table:table-cell>
          <table:table-cell office:value-type="percentage" office:value="0.19166666666666665" table:style-name="ce9">
            <text:p>19%</text:p>
          </table:table-cell>
          <table:table-cell office:value-type="percentage" office:value="4.2500000000000003E-2" table:style-name="ce10">
            <text:p>4%</text:p>
          </table:table-cell>
          <table:table-cell office:value-type="percentage" office:value="4.2499999999999996E-2" table:style-name="ce10">
            <text:p>4%</text:p>
          </table:table-cell>
          <table:table-cell office:value-type="percentage" office:value="0.16" table:style-name="ce10">
            <text:p>16%</text:p>
          </table:table-cell>
          <table:table-cell office:value-type="percentage" office:value="9.9166666666666667E-2" table:style-name="ce10">
            <text:p>10%</text:p>
          </table:table-cell>
          <table:table-cell office:value-type="percentage" office:value="5.7499999999999996E-2" table:style-name="ce11">
            <text:p>6%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27">
            <text:p>V</text:p>
          </table:table-cell>
          <table:table-cell office:value-type="percentage" office:value="0.16750000000000001" table:style-name="ce10">
            <text:p>17%</text:p>
          </table:table-cell>
          <table:table-cell office:value-type="percentage" office:value="0" table:style-name="ce10">
            <text:p>0%</text:p>
          </table:table-cell>
          <table:table-cell office:value-type="percentage" office:value="4.8333333333333332E-2" table:style-name="ce10">
            <text:p>5%</text:p>
          </table:table-cell>
          <table:table-cell office:value-type="percentage" office:value="0.10666666666666666" table:style-name="ce10">
            <text:p>11%</text:p>
          </table:table-cell>
          <table:table-cell office:value-type="percentage" office:value="0.74333333333333329" table:style-name="ce10">
            <text:p>74%</text:p>
          </table:table-cell>
          <table:table-cell office:value-type="percentage" office:value="8.4166666666666667E-2" table:style-name="ce11">
            <text:p>8%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8">
            <text:p>W</text:p>
          </table:table-cell>
          <table:table-cell office:value-type="percentage" office:value="0.39166666666666666" table:style-name="ce10">
            <text:p>39%</text:p>
          </table:table-cell>
          <table:table-cell office:value-type="percentage" office:value="7.4999999999999997E-3" table:style-name="ce10">
            <text:p>1%</text:p>
          </table:table-cell>
          <table:table-cell office:value-type="percentage" office:value="2.4166666666666666E-2" table:style-name="ce10">
            <text:p>2%</text:p>
          </table:table-cell>
          <table:table-cell office:value-type="percentage" office:value="0.19833333333333333" table:style-name="ce10">
            <text:p>20%</text:p>
          </table:table-cell>
          <table:table-cell office:value-type="percentage" office:value="0.57416666666666671" table:style-name="ce10">
            <text:p>57%</text:p>
          </table:table-cell>
          <table:table-cell office:value-type="percentage" office:value="0.09" table:style-name="ce11">
            <text:p>9%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27">
            <text:p>X</text:p>
          </table:table-cell>
          <table:table-cell office:value-type="percentage" office:value="0.22500000000000003" table:style-name="ce10">
            <text:p>23%</text:p>
          </table:table-cell>
          <table:table-cell office:value-type="percentage" office:value="1.6666666666666666E-2" table:style-name="ce10">
            <text:p>2%</text:p>
          </table:table-cell>
          <table:table-cell office:value-type="percentage" office:value="5.0833333333333335E-2" table:style-name="ce10">
            <text:p>5%</text:p>
          </table:table-cell>
          <table:table-cell office:value-type="percentage" office:value="0.21666666666666667" table:style-name="ce10">
            <text:p>22%</text:p>
          </table:table-cell>
          <table:table-cell office:value-type="percentage" office:value="0.83166666666666678" table:style-name="ce10">
            <text:p>83%</text:p>
          </table:table-cell>
          <table:table-cell office:value-type="percentage" office:value="0.29916666666666669" table:style-name="ce11">
            <text:p>30%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8">
            <text:p>Y</text:p>
          </table:table-cell>
          <table:table-cell office:value-type="percentage" office:value="0.55166666666666664" table:style-name="ce10">
            <text:p>55%</text:p>
          </table:table-cell>
          <table:table-cell office:value-type="percentage" office:value="3.4166666666666665E-2" table:style-name="ce10">
            <text:p>3%</text:p>
          </table:table-cell>
          <table:table-cell office:value-type="percentage" office:value="7.4999999999999997E-3" table:style-name="ce10">
            <text:p>1%</text:p>
          </table:table-cell>
          <table:table-cell office:value-type="percentage" office:value="0.47583333333333333" table:style-name="ce10">
            <text:p>48%</text:p>
          </table:table-cell>
          <table:table-cell office:value-type="percentage" office:value="0.81666666666666676" table:style-name="ce10">
            <text:p>82%</text:p>
          </table:table-cell>
          <table:table-cell office:value-type="percentage" office:value="0.39" table:style-name="ce11">
            <text:p>39%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27">
            <text:p>Z</text:p>
          </table:table-cell>
          <table:table-cell office:value-type="percentage" office:value="9.9166666666666667E-2" table:style-name="ce10">
            <text:p>10%</text:p>
          </table:table-cell>
          <table:table-cell office:value-type="percentage" office:value="1.5833333333333331E-2" table:style-name="ce10">
            <text:p>2%</text:p>
          </table:table-cell>
          <table:table-cell office:value-type="percentage" office:value="2.2499999999999999E-2" table:style-name="ce10">
            <text:p>2%</text:p>
          </table:table-cell>
          <table:table-cell office:value-type="percentage" office:value="0.33333333333333337" table:style-name="ce10">
            <text:p>33%</text:p>
          </table:table-cell>
          <table:table-cell office:value-type="percentage" office:value="0.71666666666666667" table:style-name="ce10">
            <text:p>72%</text:p>
          </table:table-cell>
          <table:table-cell office:value-type="percentage" office:value="6.5000000000000002E-2" table:style-name="ce11">
            <text:p>7%</text:p>
          </table:table-cell>
          <table:table-cell table:style-name="ce12"/>
          <table:table-cell table:number-columns-repeated="16376"/>
        </table:table-row>
        <table:table-row table:style-name="ro1">
          <table:table-cell table:style-name="ce14"/>
          <table:table-cell table:number-columns-repeated="5" table:style-name="ce12"/>
          <table:table-cell table:style-name="ce15"/>
          <table:table-cell table:style-name="ce12"/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16"/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3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1" draw:style-name="a5" draw:name="TextBox 1" svg:x="0in" svg:y="0in" svg:width="5.92341in" svg:height="1.13971in">
              <draw:text-box>
                <text:p text:style-name="a4" text:class-names="" text:cond-style-name=""><text:span text:style-name="a1" text:class-names="">These are the averages after 4 cuttings. Each number ( i.e. 19%) consists on 120 randomly selected roots out of a 20-bushel bin (</text:span><text:span text:style-name="a2" text:class-names="">Bin from Grower U cured in Facility U</text:span><text:span text:style-name="a3" text:class-names="">) during 4 different sampling times. We ran statistics on the "sampling" <text:s text:c="1"/>factor and there was no significant differences. In other words, IN develops during the first 30 -50 <text:s text:c="1"/>days after harvest and then plateaus.</text:span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month number:style="long"/>
      <number:text>/</number:text>
      <number:day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P0">
      <number:month/>
      <number:text>/</number:text>
      <number:day/>
      <number:text>/</number:text>
      <number:year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Lucky Mehra</dc:creator>
    <meta:creation-date>2018-11-05T21:07:59Z</meta:creation-date>
    <dc:date>2019-07-19T20:33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95" chart:minimum="55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55556in" style:font-size-asian="0.55556in" style:font-size-complex="0.5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amed-symbol" chart:symbol-name="circle" chart:symbol-width="0.16667in" chart:symbol-height="0.16667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2">
      <style:chart-properties chart:symbol-type="named-symbol" chart:symbol-name="plus" chart:symbol-width="0.26389in" chart:symbol-height="0.26389in" chart:connect-bars="false" chart:solid-type="cuboid" chart:stacked="false" chart:percentage="false"/>
      <style:graphic-properties draw:fill="none" draw:stroke="solid" svg:stroke-width="0.04167in" svg:stroke-color="#000000" svg:stroke-opacity="99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19444in" chart:symbol-height="0.19444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5">
      <style:chart-properties chart:symbol-type="named-symbol" chart:symbol-name="diamond" chart:symbol-width="0.23611in" chart:symbol-height="0.23611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669.74968503937pt" svg:width="1492.500236220473pt" chart:style-name="Crt0">
        <chart:title svg:x="550.4067716535432pt" svg:y="11.08669291338583pt" chart:style-name="CT00">
          <text:p text:style-name="a0" text:class-names="" text:cond-style-name="">AVERAGE TEMPERATURES / DAY<text:s text:c="1"/></text:p>
        </chart:title>
        <chart:legend svg:x="581.97pt" svg:y="70.09858267716535pt" chart:style-name="Lgnd"/>
        <chart:plot-area svg:x="68.7959842519685pt" svg:y="57.80944881889764pt" svg:width="1400.482598425197pt" svg:height="594.9946456692913pt" chart:style-name="Plt0">
          <chart:axis chart:dimension="y" chart:name="primary-y" chart:style-name="Axs0">
            <chart:title svg:x="9.8751968503937pt" svg:y="198.8562992125984pt" chart:style-name="AT00">
              <text:p text:style-name="a1" text:class-names="" text:cond-style-name="">TEMPERATURE (oF)<text:s text:c="1"/></text:p>
            </chart:title>
            <chart:grid chart:class="major" chart:style-name="GMa0"/>
          </chart:axis>
          <chart:axis chart:dimension="x" chart:name="primary-x" chart:style-name="Axs1">
            <chart:categories table:cell-range-address="Graph_All_Facilities.$C$2:.$C$33"/>
            <chart:grid chart:class="major" chart:style-name="GMa1"/>
          </chart:axis>
          <chart:series chart:values-cell-range-address="Graph_All_Facilities.$G$2:.$G$33" chart:class="chart:line" chart:attached-axis="primary-y" chart:style-name="G0S0">
            <chart:data-point chart:repeated="32"/>
          </chart:series>
          <chart:series chart:values-cell-range-address="Graph_All_Facilities.$G$34:.$G$65" chart:class="chart:line" chart:attached-axis="primary-y" chart:style-name="G0S1">
            <chart:data-point chart:repeated="32"/>
          </chart:series>
          <chart:series chart:values-cell-range-address="Graph_All_Facilities.$G$66:.$G$97" chart:class="chart:line" chart:attached-axis="primary-y" chart:style-name="G0S2">
            <chart:data-point chart:repeated="32"/>
          </chart:series>
          <chart:series chart:values-cell-range-address="Graph_All_Facilities.$G$98:.$G$129" chart:class="chart:line" chart:attached-axis="primary-y" chart:style-name="G0S3">
            <chart:data-point chart:repeated="32"/>
          </chart:series>
          <chart:series chart:values-cell-range-address="Graph_All_Facilities.$G$130:.$G$160" chart:class="chart:line" chart:attached-axis="primary-y" chart:style-name="G0S4">
            <chart:data-point chart:repeated="31"/>
          </chart:series>
          <chart:series chart:values-cell-range-address="Graph_All_Facilities.$G$162:.$G$193" chart:class="chart:line" chart:attached-axis="primary-y" chart:style-name="G0S5"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